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hJax_Script" svg:font-family="MathJax_Script" style:font-pitch="variable"/>
    <style:font-face style:name="Nimbus Roman" svg:font-family="'Nimbus Roman'" style:font-pitch="variable"/>
    <style:font-face style:name="Noto Mono" svg:font-family="'Noto Mono'" style:font-pitch="fixed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Noto Serif Yezidi" svg:font-family="'Noto Serif Yezidi'" style:font-family-generic="roman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7.2896in" table:align="margins"/>
    </style:style>
    <style:style style:name="Table2.A" style:family="table-column">
      <style:table-column-properties style:column-width="0.7868in" style:rel-column-width="7071*"/>
    </style:style>
    <style:style style:name="Table2.B" style:family="table-column">
      <style:table-column-properties style:column-width="6.5028in" style:rel-column-width="58464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2.875in" table:align="left"/>
    </style:style>
    <style:style style:name="Table3.A" style:family="table-column">
      <style:table-column-properties style:column-width="0.3542in"/>
    </style:style>
    <style:style style:name="Table3.B" style:family="table-column">
      <style:table-column-properties style:column-width="0.3333in"/>
    </style:style>
    <style:style style:name="Table3.E" style:family="table-column">
      <style:table-column-properties style:column-width="0.3125in"/>
    </style:style>
    <style:style style:name="Table3.G" style:family="table-column">
      <style:table-column-properties style:column-width="0.4375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H1" style:family="table-cell">
      <style:table-cell-properties fo:padding="0.0382in" fo:border="0.5pt solid #000000"/>
    </style:style>
    <style:style style:name="Table4" style:family="table">
      <style:table-properties style:width="4.4167in" table:align="left"/>
    </style:style>
    <style:style style:name="Table4.A" style:family="table-column">
      <style:table-column-properties style:column-width="0.3542in"/>
    </style:style>
    <style:style style:name="Table4.B" style:family="table-column">
      <style:table-column-properties style:column-width="0.3333in"/>
    </style:style>
    <style:style style:name="Table4.D" style:family="table-column">
      <style:table-column-properties style:column-width="0.3125in"/>
    </style:style>
    <style:style style:name="Table4.G" style:family="table-column">
      <style:table-column-properties style:column-width="0.4375in"/>
    </style:style>
    <style:style style:name="Table4.L" style:family="table-column">
      <style:table-column-properties style:column-width="0.375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L1" style:family="table-cell">
      <style:table-cell-properties fo:padding="0.0382in" fo:border="0.5pt solid #000000"/>
    </style:style>
    <style:style style:name="Table5" style:family="table">
      <style:table-properties style:width="4.4167in" table:align="left"/>
    </style:style>
    <style:style style:name="Table5.A" style:family="table-column">
      <style:table-column-properties style:column-width="0.3542in"/>
    </style:style>
    <style:style style:name="Table5.B" style:family="table-column">
      <style:table-column-properties style:column-width="0.3333in"/>
    </style:style>
    <style:style style:name="Table5.D" style:family="table-column">
      <style:table-column-properties style:column-width="0.3125in"/>
    </style:style>
    <style:style style:name="Table5.G" style:family="table-column">
      <style:table-column-properties style:column-width="0.4375in"/>
    </style:style>
    <style:style style:name="Table5.L" style:family="table-column">
      <style:table-column-properties style:column-width="0.375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L1" style:family="table-cell">
      <style:table-cell-properties fo:padding="0.0382in" fo:border="0.5pt solid #000000"/>
    </style:style>
    <style:style style:name="Table6" style:family="table">
      <style:table-properties style:width="2.875in" table:align="left"/>
    </style:style>
    <style:style style:name="Table6.A" style:family="table-column">
      <style:table-column-properties style:column-width="0.3542in"/>
    </style:style>
    <style:style style:name="Table6.B" style:family="table-column">
      <style:table-column-properties style:column-width="0.3333in"/>
    </style:style>
    <style:style style:name="Table6.E" style:family="table-column">
      <style:table-column-properties style:column-width="0.3125in"/>
    </style:style>
    <style:style style:name="Table6.G" style:family="table-column">
      <style:table-column-properties style:column-width="0.4375in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H1" style:family="table-cell">
      <style:table-cell-properties fo:padding="0.0382in" fo:border="0.5pt solid #000000"/>
    </style:style>
    <style:style style:name="Table7" style:family="table">
      <style:table-properties style:width="3.1667in" table:align="left"/>
    </style:style>
    <style:style style:name="Table7.A" style:family="table-column">
      <style:table-column-properties style:column-width="0.3542in"/>
    </style:style>
    <style:style style:name="Table7.B" style:family="table-column">
      <style:table-column-properties style:column-width="0.3333in"/>
    </style:style>
    <style:style style:name="Table7.D" style:family="table-column">
      <style:table-column-properties style:column-width="0.3125in"/>
    </style:style>
    <style:style style:name="Table7.G" style:family="table-column">
      <style:table-column-properties style:column-width="0.4375in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I1" style:family="table-cell">
      <style:table-cell-properties fo:padding="0.0382in" fo:border="0.5pt solid #000000"/>
    </style:style>
    <style:style style:name="Table8" style:family="table">
      <style:table-properties style:width="6.2917in" table:align="left"/>
    </style:style>
    <style:style style:name="Table8.A" style:family="table-column">
      <style:table-column-properties style:column-width="0.3542in"/>
    </style:style>
    <style:style style:name="Table8.B" style:family="table-column">
      <style:table-column-properties style:column-width="0.3125in"/>
    </style:style>
    <style:style style:name="Table8.C" style:family="table-column">
      <style:table-column-properties style:column-width="0.375in"/>
    </style:style>
    <style:style style:name="Table8.G" style:family="table-column">
      <style:table-column-properties style:column-width="0.4167in"/>
    </style:style>
    <style:style style:name="Table8.H" style:family="table-column">
      <style:table-column-properties style:column-width="0.4375in"/>
    </style:style>
    <style:style style:name="Table8.I" style:family="table-column">
      <style:table-column-properties style:column-width="0.3333in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R1" style:family="table-cell">
      <style:table-cell-properties fo:padding="0.0382in" fo:border="0.5pt solid #000000"/>
    </style:style>
    <style:style style:name="Table9" style:family="table">
      <style:table-properties style:width="2.875in" table:align="left"/>
    </style:style>
    <style:style style:name="Table9.A" style:family="table-column">
      <style:table-column-properties style:column-width="0.3542in"/>
    </style:style>
    <style:style style:name="Table9.B" style:family="table-column">
      <style:table-column-properties style:column-width="0.3333in"/>
    </style:style>
    <style:style style:name="Table9.E" style:family="table-column">
      <style:table-column-properties style:column-width="0.3125in"/>
    </style:style>
    <style:style style:name="Table9.G" style:family="table-column">
      <style:table-column-properties style:column-width="0.4375in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H1" style:family="table-cell">
      <style:table-cell-properties fo:padding="0.0382in" fo:border="0.5pt solid #000000"/>
    </style:style>
    <style:style style:name="Table10" style:family="table">
      <style:table-properties style:width="3.1667in" table:align="left"/>
    </style:style>
    <style:style style:name="Table10.A" style:family="table-column">
      <style:table-column-properties style:column-width="0.3542in"/>
    </style:style>
    <style:style style:name="Table10.B" style:family="table-column">
      <style:table-column-properties style:column-width="0.3333in"/>
    </style:style>
    <style:style style:name="Table10.D" style:family="table-column">
      <style:table-column-properties style:column-width="0.3125in"/>
    </style:style>
    <style:style style:name="Table10.G" style:family="table-column">
      <style:table-column-properties style:column-width="0.4375in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I1" style:family="table-cell">
      <style:table-cell-properties fo:padding="0.0382in" fo:border="0.5pt solid #000000"/>
    </style:style>
    <style:style style:name="Table11" style:family="table">
      <style:table-properties style:width="6.2917in" table:align="left"/>
    </style:style>
    <style:style style:name="Table11.A" style:family="table-column">
      <style:table-column-properties style:column-width="0.3542in"/>
    </style:style>
    <style:style style:name="Table11.B" style:family="table-column">
      <style:table-column-properties style:column-width="0.3125in"/>
    </style:style>
    <style:style style:name="Table11.C" style:family="table-column">
      <style:table-column-properties style:column-width="0.375in"/>
    </style:style>
    <style:style style:name="Table11.G" style:family="table-column">
      <style:table-column-properties style:column-width="0.4167in"/>
    </style:style>
    <style:style style:name="Table11.H" style:family="table-column">
      <style:table-column-properties style:column-width="0.4375in"/>
    </style:style>
    <style:style style:name="Table11.I" style:family="table-column">
      <style:table-column-properties style:column-width="0.3333in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R1" style:family="table-cell">
      <style:table-cell-properties fo:padding="0.0382in" fo:border="0.5pt solid #000000"/>
    </style:style>
    <style:style style:name="Table12" style:family="table">
      <style:table-properties style:width="1.5417in" table:align="left"/>
    </style:style>
    <style:style style:name="Table12.A" style:family="table-column">
      <style:table-column-properties style:column-width="0.3542in"/>
    </style:style>
    <style:style style:name="Table12.B" style:family="table-column">
      <style:table-column-properties style:column-width="0.3125in"/>
    </style:style>
    <style:style style:name="Table12.C" style:family="table-column">
      <style:table-column-properties style:column-width="0.4375in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D1" style:family="table-cell">
      <style:table-cell-properties fo:padding="0.0382in" fo:border="0.5pt solid #000000"/>
    </style:style>
    <style:style style:name="Table13" style:family="table">
      <style:table-properties style:width="1.8542in" table:align="left"/>
    </style:style>
    <style:style style:name="Table13.A" style:family="table-column">
      <style:table-column-properties style:column-width="0.3542in"/>
    </style:style>
    <style:style style:name="Table13.B" style:family="table-column">
      <style:table-column-properties style:column-width="0.3125in"/>
    </style:style>
    <style:style style:name="Table13.C" style:family="table-column">
      <style:table-column-properties style:column-width="0.4375in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E1" style:family="table-cell">
      <style:table-cell-properties fo:padding="0.0382in" fo:border="0.5pt solid #000000"/>
    </style:style>
    <style:style style:name="Table14" style:family="table">
      <style:table-properties style:width="1.5417in" table:align="left"/>
    </style:style>
    <style:style style:name="Table14.A" style:family="table-column">
      <style:table-column-properties style:column-width="0.3542in"/>
    </style:style>
    <style:style style:name="Table14.B" style:family="table-column">
      <style:table-column-properties style:column-width="0.3125in"/>
    </style:style>
    <style:style style:name="Table14.C" style:family="table-column">
      <style:table-column-properties style:column-width="0.4375in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D1" style:family="table-cell">
      <style:table-cell-properties fo:padding="0.0382in" fo:border="0.5pt solid #000000"/>
    </style:style>
    <style:style style:name="Table15" style:family="table">
      <style:table-properties style:width="3.6667in" table:align="left"/>
    </style:style>
    <style:style style:name="Table15.A" style:family="table-column">
      <style:table-column-properties style:column-width="0.3542in"/>
    </style:style>
    <style:style style:name="Table15.B" style:family="table-column">
      <style:table-column-properties style:column-width="0.3125in"/>
    </style:style>
    <style:style style:name="Table15.C" style:family="table-column">
      <style:table-column-properties style:column-width="0.4375in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J1" style:family="table-cell">
      <style:table-cell-properties fo:padding="0.0382in" fo:border="0.5pt solid #000000"/>
    </style:style>
    <style:style style:name="Table16" style:family="table">
      <style:table-properties style:width="1.875in" table:align="left"/>
    </style:style>
    <style:style style:name="Table16.A" style:family="table-column">
      <style:table-column-properties style:column-width="0.3542in"/>
    </style:style>
    <style:style style:name="Table16.B" style:family="table-column">
      <style:table-column-properties style:column-width="0.3125in"/>
    </style:style>
    <style:style style:name="Table16.D" style:family="table-column">
      <style:table-column-properties style:column-width="0.4583in"/>
    </style:style>
    <style:style style:name="Table16.E" style:family="table-column">
      <style:table-column-properties style:column-width="0.4375in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E1" style:family="table-cell">
      <style:table-cell-properties fo:padding="0.0382in" fo:border="0.5pt solid #000000"/>
    </style:style>
    <style:style style:name="Table17" style:family="table">
      <style:table-properties style:width="2.1667in" table:align="left"/>
    </style:style>
    <style:style style:name="Table17.A" style:family="table-column">
      <style:table-column-properties style:column-width="0.3333in"/>
    </style:style>
    <style:style style:name="Table17.C" style:family="table-column">
      <style:table-column-properties style:column-width="0.3125in"/>
    </style:style>
    <style:style style:name="Table17.D" style:family="table-column">
      <style:table-column-properties style:column-width="0.4375in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F1" style:family="table-cell">
      <style:table-cell-properties fo:padding="0.0382in" fo:border="0.5pt solid #000000"/>
    </style:style>
    <style:style style:name="Table19" style:family="table">
      <style:table-properties style:width="2.6042in" table:align="left"/>
    </style:style>
    <style:style style:name="Table19.A" style:family="table-column">
      <style:table-column-properties style:column-width="0.3333in"/>
    </style:style>
    <style:style style:name="Table19.B" style:family="table-column">
      <style:table-column-properties style:column-width="0.3125in"/>
    </style:style>
    <style:style style:name="Table19.D" style:family="table-column">
      <style:table-column-properties style:column-width="0.375in"/>
    </style:style>
    <style:style style:name="Table19.E" style:family="table-column">
      <style:table-column-properties style:column-width="0.3542in"/>
    </style:style>
    <style:style style:name="Table19.F" style:family="table-column">
      <style:table-column-properties style:column-width="0.4583in"/>
    </style:style>
    <style:style style:name="Table19.G" style:family="table-column">
      <style:table-column-properties style:column-width="0.4375in"/>
    </style:style>
    <style:style style:name="Table1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9.G1" style:family="table-cell">
      <style:table-cell-properties fo:padding="0.0382in" fo:border="0.5pt solid #000000"/>
    </style:style>
    <style:style style:name="Table20" style:family="table">
      <style:table-properties style:width="2.9167in" table:align="left"/>
    </style:style>
    <style:style style:name="Table20.A" style:family="table-column">
      <style:table-column-properties style:column-width="0.3542in"/>
    </style:style>
    <style:style style:name="Table20.B" style:family="table-column">
      <style:table-column-properties style:column-width="0.3125in"/>
    </style:style>
    <style:style style:name="Table20.D" style:family="table-column">
      <style:table-column-properties style:column-width="0.375in"/>
    </style:style>
    <style:style style:name="Table20.G" style:family="table-column">
      <style:table-column-properties style:column-width="0.4375in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H1" style:family="table-cell">
      <style:table-cell-properties fo:padding="0.0382in" fo:border="0.5pt solid #000000"/>
    </style:style>
    <style:style style:name="Table18" style:family="table">
      <style:table-properties style:width="3.2292in" table:align="left"/>
    </style:style>
    <style:style style:name="Table18.A" style:family="table-column">
      <style:table-column-properties style:column-width="0.3542in"/>
    </style:style>
    <style:style style:name="Table18.B" style:family="table-column">
      <style:table-column-properties style:column-width="0.3125in"/>
    </style:style>
    <style:style style:name="Table18.D" style:family="table-column">
      <style:table-column-properties style:column-width="0.375in"/>
    </style:style>
    <style:style style:name="Table18.H" style:family="table-column">
      <style:table-column-properties style:column-width="0.4375in"/>
    </style:style>
    <style:style style:name="Table1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8.I1" style:family="table-cell">
      <style:table-cell-properties fo:padding="0.0382in" fo:border="0.5pt solid #000000"/>
    </style:style>
    <style:style style:name="Table21" style:family="table">
      <style:table-properties style:width="1.875in" table:align="left"/>
    </style:style>
    <style:style style:name="Table21.A" style:family="table-column">
      <style:table-column-properties style:column-width="0.3542in"/>
    </style:style>
    <style:style style:name="Table21.B" style:family="table-column">
      <style:table-column-properties style:column-width="0.3125in"/>
    </style:style>
    <style:style style:name="Table21.D" style:family="table-column">
      <style:table-column-properties style:column-width="0.4583in"/>
    </style:style>
    <style:style style:name="Table21.E" style:family="table-column">
      <style:table-column-properties style:column-width="0.4375in"/>
    </style:style>
    <style:style style:name="Table2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1.E1" style:family="table-cell">
      <style:table-cell-properties fo:padding="0.0382in" fo:border="0.5pt solid #000000"/>
    </style:style>
    <style:style style:name="Table22" style:family="table">
      <style:table-properties style:width="3.2292in" table:align="left"/>
    </style:style>
    <style:style style:name="Table22.A" style:family="table-column">
      <style:table-column-properties style:column-width="0.3542in"/>
    </style:style>
    <style:style style:name="Table22.B" style:family="table-column">
      <style:table-column-properties style:column-width="0.3125in"/>
    </style:style>
    <style:style style:name="Table22.D" style:family="table-column">
      <style:table-column-properties style:column-width="0.375in"/>
    </style:style>
    <style:style style:name="Table22.G" style:family="table-column">
      <style:table-column-properties style:column-width="0.4375in"/>
    </style:style>
    <style:style style:name="Table2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2.I1" style:family="table-cell">
      <style:table-cell-properties fo:padding="0.0382in" fo:border="0.5pt solid #000000"/>
    </style:style>
    <style:style style:name="Table25" style:family="table">
      <style:table-properties style:width="3.2292in" table:align="left"/>
    </style:style>
    <style:style style:name="Table25.A" style:family="table-column">
      <style:table-column-properties style:column-width="0.3542in"/>
    </style:style>
    <style:style style:name="Table25.B" style:family="table-column">
      <style:table-column-properties style:column-width="0.3125in"/>
    </style:style>
    <style:style style:name="Table25.D" style:family="table-column">
      <style:table-column-properties style:column-width="0.3333in"/>
    </style:style>
    <style:style style:name="Table25.E" style:family="table-column">
      <style:table-column-properties style:column-width="0.375in"/>
    </style:style>
    <style:style style:name="Table25.G" style:family="table-column">
      <style:table-column-properties style:column-width="0.4375in"/>
    </style:style>
    <style:style style:name="Table2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5.I1" style:family="table-cell">
      <style:table-cell-properties fo:padding="0.0382in" fo:border="0.5pt solid #000000"/>
    </style:style>
    <style:style style:name="Table23" style:family="table">
      <style:table-properties style:width="3.6042in" table:align="left"/>
    </style:style>
    <style:style style:name="Table23.A" style:family="table-column">
      <style:table-column-properties style:column-width="0.3229in"/>
    </style:style>
    <style:style style:name="Table23.B" style:family="table-column">
      <style:table-column-properties style:column-width="0.3646in"/>
    </style:style>
    <style:style style:name="Table23.C" style:family="table-column">
      <style:table-column-properties style:column-width="0.3542in"/>
    </style:style>
    <style:style style:name="Table23.D" style:family="table-column">
      <style:table-column-properties style:column-width="0.3333in"/>
    </style:style>
    <style:style style:name="Table23.H" style:family="table-column">
      <style:table-column-properties style:column-width="0.4375in"/>
    </style:style>
    <style:style style:name="Table23.J" style:family="table-column">
      <style:table-column-properties style:column-width="0.3125in"/>
    </style:style>
    <style:style style:name="Table2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3.J1" style:family="table-cell">
      <style:table-cell-properties fo:padding="0.0382in" fo:border="0.5pt solid #000000"/>
    </style:style>
    <style:style style:name="Table26" style:family="table">
      <style:table-properties style:width="2.3542in" table:align="left"/>
    </style:style>
    <style:style style:name="Table26.A" style:family="table-column">
      <style:table-column-properties style:column-width="0.1667in"/>
    </style:style>
    <style:style style:name="Table26.B" style:family="table-column">
      <style:table-column-properties style:column-width="0.1875in"/>
    </style:style>
    <style:style style:name="Table26.H" style:family="table-column">
      <style:table-column-properties style:column-width="0.4375in"/>
    </style:style>
    <style:style style:name="Table2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6.J1" style:family="table-cell">
      <style:table-cell-properties fo:padding="0.0382in" fo:border="0.5pt solid #000000"/>
    </style:style>
    <style:style style:name="Table24" style:family="table">
      <style:table-properties style:width="6.6667in" table:align="left" style:may-break-between-rows="true" table:border-model="collapsing"/>
    </style:style>
    <style:style style:name="Table24.A" style:family="table-column">
      <style:table-column-properties style:column-width="0.15in"/>
    </style:style>
    <style:style style:name="Table24.H" style:family="table-column">
      <style:table-column-properties style:column-width="0.4201in"/>
    </style:style>
    <style:style style:name="Table24.I" style:family="table-column">
      <style:table-column-properties style:column-width="0.4257in"/>
    </style:style>
    <style:style style:name="Table24.J" style:family="table-column">
      <style:table-column-properties style:column-width="0.1458in"/>
    </style:style>
    <style:style style:name="Table24.L" style:family="table-column">
      <style:table-column-properties style:column-width="0.1403in"/>
    </style:style>
    <style:style style:name="Table24.S" style:family="table-column">
      <style:table-column-properties style:column-width="0.1417in"/>
    </style:style>
    <style:style style:name="Table24.j" style:family="table-column">
      <style:table-column-properties style:column-width="0.4139in"/>
    </style:style>
    <style:style style:name="Table24.k" style:family="table-column">
      <style:table-column-properties style:column-width="0.4375in"/>
    </style:style>
    <style:style style:name="Table24.l" style:family="table-column">
      <style:table-column-properties style:column-width="0.1875in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4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7" style:family="table">
      <style:table-properties style:width="0.7292in" table:align="left"/>
    </style:style>
    <style:style style:name="Table27.A" style:family="table-column">
      <style:table-column-properties style:column-width="0.1667in"/>
    </style:style>
    <style:style style:name="Table27.B" style:family="table-column">
      <style:table-column-properties style:column-width="0.1875in"/>
    </style:style>
    <style:style style:name="Table2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7.D1" style:family="table-cell">
      <style:table-cell-properties fo:padding="0.0382in" fo:border="0.5pt solid #000000"/>
    </style:style>
    <style:style style:name="Table28" style:family="table">
      <style:table-properties style:width="6.4792in" table:align="left" style:may-break-between-rows="true" table:border-model="collapsing"/>
    </style:style>
    <style:style style:name="Table28.A" style:family="table-column">
      <style:table-column-properties style:column-width="0.1458in"/>
    </style:style>
    <style:style style:name="Table28.F" style:family="table-column">
      <style:table-column-properties style:column-width="0.1465in"/>
    </style:style>
    <style:style style:name="Table28.q" style:family="table-column">
      <style:table-column-properties style:column-width="0.175in"/>
    </style:style>
    <style:style style:name="Table28.r" style:family="table-column">
      <style:table-column-properties style:column-width="0.1743in"/>
    </style:style>
    <style:style style:name="Table28.1" style:family="table-row">
      <style:table-row-properties fo:keep-together="auto"/>
    </style:style>
    <style:style style:name="Table2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8.r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9" style:family="table">
      <style:table-properties style:width="1.5417in" table:align="left"/>
    </style:style>
    <style:style style:name="Table29.A" style:family="table-column">
      <style:table-column-properties style:column-width="0.3542in"/>
    </style:style>
    <style:style style:name="Table29.B" style:family="table-column">
      <style:table-column-properties style:column-width="0.3125in"/>
    </style:style>
    <style:style style:name="Table29.C" style:family="table-column">
      <style:table-column-properties style:column-width="0.4375in"/>
    </style:style>
    <style:style style:name="Table2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9.D1" style:family="table-cell">
      <style:table-cell-properties fo:padding="0.0382in" fo:border="0.5pt solid #000000"/>
    </style:style>
    <style:style style:name="Table30" style:family="table">
      <style:table-properties style:width="3.4167in" table:align="left" style:may-break-between-rows="true" table:border-model="collapsing"/>
    </style:style>
    <style:style style:name="Table30.A" style:family="table-column">
      <style:table-column-properties style:column-width="0.1458in"/>
    </style:style>
    <style:style style:name="Table30.F" style:family="table-column">
      <style:table-column-properties style:column-width="0.1465in"/>
    </style:style>
    <style:style style:name="Table30.V" style:family="table-column">
      <style:table-column-properties style:column-width="0.1646in"/>
    </style:style>
    <style:style style:name="Table30.W" style:family="table-column">
      <style:table-column-properties style:column-width="0.1875in"/>
    </style:style>
    <style:style style:name="Table30.1" style:family="table-row">
      <style:table-row-properties fo:keep-together="auto"/>
    </style:style>
    <style:style style:name="Table3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0.W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" style:family="table">
      <style:table-properties style:width="4.9792in" fo:margin-left="0.7854in" table:align="left"/>
    </style:style>
    <style:style style:name="Table1.A" style:family="table-column">
      <style:table-column-properties style:column-width="1.1667in"/>
    </style:style>
    <style:style style:name="Table1.B" style:family="table-column">
      <style:table-column-properties style:column-width="3.812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fo:font-size="10pt" officeooo:rsid="000d9229" officeooo:paragraph-rsid="000d9229" style:font-size-asian="10pt" style:font-size-complex="10pt"/>
    </style:style>
    <style:style style:name="P2" style:family="paragraph" style:parent-style-name="Standard">
      <style:paragraph-properties fo:margin-left="0in" fo:margin-top="0in" fo:margin-bottom="0in" style:contextual-spacing="false" fo:text-align="center" style:justify-single-word="false"/>
      <style:text-properties style:font-name="Liberation Sans" fo:font-size="10pt" officeooo:rsid="000d9229" officeooo:paragraph-rsid="005d4c09" style:font-size-asian="10pt" style:font-size-complex="10pt"/>
    </style:style>
    <style:style style:name="P3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544bad" officeooo:paragraph-rsid="007acd44" style:font-size-asian="10pt" style:font-size-complex="10pt"/>
    </style:style>
    <style:style style:name="P4" style:family="paragraph" style:parent-style-name="Standard">
      <style:paragraph-properties fo:margin-top="0in" fo:margin-bottom="0in" style:contextual-spacing="false"/>
      <style:text-properties style:font-name="Liberation Sans" fo:font-size="10pt" officeooo:rsid="00463f84" officeooo:paragraph-rsid="0089962b" style:font-size-asian="10pt" style:font-size-complex="10pt"/>
    </style:style>
    <style:style style:name="P5" style:family="paragraph" style:parent-style-name="Standard">
      <style:paragraph-properties fo:margin-top="0in" fo:margin-bottom="0in" style:contextual-spacing="false"/>
      <style:text-properties style:font-name="Liberation Sans" fo:font-size="10pt" officeooo:rsid="00443550" officeooo:paragraph-rsid="0089962b" style:font-size-asian="10pt" style:font-size-complex="10pt"/>
    </style:style>
    <style:style style:name="P6" style:family="paragraph" style:parent-style-name="Standard">
      <style:paragraph-properties fo:margin-top="0in" fo:margin-bottom="0in" style:contextual-spacing="false"/>
      <style:text-properties style:font-name="Liberation Sans" fo:font-size="10pt" officeooo:rsid="0042f227" officeooo:paragraph-rsid="0089962b" style:font-size-asian="10pt" style:font-size-complex="10pt"/>
    </style:style>
    <style:style style:name="P7" style:family="paragraph" style:parent-style-name="Standard">
      <style:paragraph-properties fo:margin-top="0in" fo:margin-bottom="0in" style:contextual-spacing="false"/>
      <style:text-properties style:font-name="Liberation Sans" fo:font-size="10pt" officeooo:rsid="0042f227" officeooo:paragraph-rsid="010e3b02" style:font-size-asian="10pt" style:font-size-complex="10pt"/>
    </style:style>
    <style:style style:name="P8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8ffd33" officeooo:paragraph-rsid="008ffd33" style:font-size-asian="10pt" style:font-size-complex="10pt"/>
    </style:style>
    <style:style style:name="P9" style:family="paragraph" style:parent-style-name="Table_20_Contents">
      <style:text-properties style:font-name="Liberation Sans" fo:font-size="10pt" officeooo:rsid="0049d999" officeooo:paragraph-rsid="0089962b" style:font-size-asian="10pt" style:font-size-complex="10pt"/>
    </style:style>
    <style:style style:name="P10" style:family="paragraph" style:parent-style-name="Table_20_Contents">
      <style:text-properties style:font-name="Liberation Sans" fo:font-size="10pt" officeooo:rsid="0049d999" officeooo:paragraph-rsid="008ffd33" style:font-size-asian="10pt" style:font-size-complex="10pt"/>
    </style:style>
    <style:style style:name="P11" style:family="paragraph" style:parent-style-name="Table_20_Contents">
      <style:text-properties style:font-name="Liberation Sans" fo:font-size="10pt" officeooo:rsid="004b7976" officeooo:paragraph-rsid="0089962b" style:font-size-asian="10pt" style:font-size-complex="10pt"/>
    </style:style>
    <style:style style:name="P12" style:family="paragraph" style:parent-style-name="Standard">
      <style:paragraph-properties fo:margin-top="0in" fo:margin-bottom="0in" style:contextual-spacing="false"/>
      <style:text-properties style:font-name="Liberation Sans" fo:font-size="10pt" officeooo:rsid="0065793e" officeooo:paragraph-rsid="0089962b" style:font-size-asian="10pt" style:font-size-complex="10pt"/>
    </style:style>
    <style:style style:name="P13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b284db" officeooo:paragraph-rsid="00b284db" style:font-size-asian="10pt" style:font-size-complex="10pt"/>
    </style:style>
    <style:style style:name="P14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b284db" officeooo:paragraph-rsid="0108eb16" style:font-size-asian="10pt" style:font-size-complex="10pt"/>
    </style:style>
    <style:style style:name="P15" style:family="paragraph" style:parent-style-name="Table_20_Contents">
      <style:text-properties style:font-name="Liberation Sans" fo:font-size="10pt" officeooo:rsid="00b6d49d" officeooo:paragraph-rsid="00b6d49d" style:font-size-asian="10pt" style:font-size-complex="10pt"/>
    </style:style>
    <style:style style:name="P16" style:family="paragraph" style:parent-style-name="Table_20_Contents">
      <style:text-properties style:font-name="Liberation Sans" fo:font-size="10pt" officeooo:rsid="00b06815" officeooo:paragraph-rsid="00b06815" style:font-size-asian="10pt" style:font-size-complex="10pt"/>
    </style:style>
    <style:style style:name="P17" style:family="paragraph" style:parent-style-name="Standard">
      <style:paragraph-properties fo:margin-top="0in" fo:margin-bottom="0in" style:contextual-spacing="false"/>
      <style:text-properties style:font-name="Liberation Sans" fo:font-size="10pt" officeooo:rsid="00b06815" officeooo:paragraph-rsid="0089962b" style:font-size-asian="10pt" style:font-size-complex="10pt"/>
    </style:style>
    <style:style style:name="P18" style:family="paragraph" style:parent-style-name="Table_20_Contents">
      <style:text-properties style:font-name="Liberation Sans" fo:font-size="10pt" officeooo:rsid="00b65a56" officeooo:paragraph-rsid="00b65a56" style:font-size-asian="10pt" style:font-size-complex="10pt"/>
    </style:style>
    <style:style style:name="P19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7d26df" officeooo:paragraph-rsid="0081fba2" style:font-size-asian="10pt" style:font-size-complex="10pt"/>
    </style:style>
    <style:style style:name="P20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c7b97a" officeooo:paragraph-rsid="00c7b97a" style:font-size-asian="10pt" style:font-size-complex="10pt"/>
    </style:style>
    <style:style style:name="P21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c7b97a" officeooo:paragraph-rsid="00c7b97a" style:font-size-asian="10pt" style:font-size-complex="10pt"/>
    </style:style>
    <style:style style:name="P22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c7b97a" officeooo:paragraph-rsid="00cb4d63" style:font-size-asian="10pt" style:font-size-complex="10pt"/>
    </style:style>
    <style:style style:name="P23" style:family="paragraph" style:parent-style-name="Standard" style:master-page-name="">
      <style:paragraph-properties fo:margin-top="0.1in" fo:margin-bottom="0in" style:contextual-spacing="false" fo:line-height="115%" fo:text-align="justify" style:justify-single-word="false" style:page-number="auto" fo:break-before="page"/>
      <style:text-properties style:font-name="Liberation Sans" fo:font-size="10pt" officeooo:rsid="0089962b" officeooo:paragraph-rsid="00cae43e" style:font-size-asian="10pt" style:font-size-complex="10pt"/>
    </style:style>
    <style:style style:name="P24" style:family="paragraph" style:parent-style-name="Standard">
      <style:paragraph-properties fo:margin-top="0.1in" fo:margin-bottom="0.0598in" style:contextual-spacing="false" fo:line-height="115%" fo:text-align="justify" style:justify-single-word="false"/>
      <style:text-properties style:font-name="Liberation Sans" fo:font-size="10pt" officeooo:rsid="00883f5d" officeooo:paragraph-rsid="0089962b" style:font-size-asian="10pt" style:font-size-complex="10pt"/>
    </style:style>
    <style:style style:name="P25" style:family="paragraph" style:parent-style-name="Standard">
      <style:paragraph-properties fo:margin-top="0in" fo:margin-bottom="0.0598in" style:contextual-spacing="false" fo:line-height="115%" fo:text-align="justify" style:justify-single-word="false"/>
      <style:text-properties style:font-name="Liberation Sans" fo:font-size="10pt" officeooo:rsid="00cc686c" officeooo:paragraph-rsid="00cc686c" style:font-size-asian="10pt" style:font-size-complex="10pt"/>
    </style:style>
    <style:style style:name="P26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be90c3" officeooo:paragraph-rsid="00ff054f" style:font-size-asian="10pt" style:font-size-complex="10pt"/>
    </style:style>
    <style:style style:name="P27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be90c3" officeooo:paragraph-rsid="00b6d49d" style:font-size-asian="10pt" style:font-size-complex="10pt"/>
    </style:style>
    <style:style style:name="P28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bd1406" officeooo:paragraph-rsid="00ff054f" style:font-size-asian="10pt" style:font-size-complex="10pt"/>
    </style:style>
    <style:style style:name="P29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cefc08" officeooo:paragraph-rsid="00cefc08" style:font-size-asian="10pt" style:font-size-complex="10pt"/>
    </style:style>
    <style:style style:name="P30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cefc08" officeooo:paragraph-rsid="00d00b47" style:font-size-asian="10pt" style:font-size-complex="10pt"/>
    </style:style>
    <style:style style:name="P31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cefc08" officeooo:paragraph-rsid="00d77aad" style:font-size-asian="10pt" style:font-size-complex="10pt"/>
    </style:style>
    <style:style style:name="P32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cefc08" officeooo:paragraph-rsid="00d77aad" style:font-size-asian="10pt" style:font-size-complex="10pt"/>
    </style:style>
    <style:style style:name="P33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cefc08" officeooo:paragraph-rsid="00da8464" style:font-size-asian="10pt" style:font-size-complex="10pt"/>
    </style:style>
    <style:style style:name="P34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cefc08" officeooo:paragraph-rsid="00da8464" style:font-size-asian="10pt" style:font-size-complex="10pt"/>
    </style:style>
    <style:style style:name="P35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cefc08" officeooo:paragraph-rsid="00e0e521" style:font-size-asian="10pt" style:font-size-complex="10pt"/>
    </style:style>
    <style:style style:name="P36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cefc08" officeooo:paragraph-rsid="00e28306" style:font-size-asian="10pt" style:font-size-complex="10pt"/>
    </style:style>
    <style:style style:name="P37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cefc08" officeooo:paragraph-rsid="00e28306" style:font-size-asian="10pt" style:font-size-complex="10pt"/>
    </style:style>
    <style:style style:name="P38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cefc08" officeooo:paragraph-rsid="00e3f0ec" style:font-size-asian="10pt" style:font-size-complex="10pt"/>
    </style:style>
    <style:style style:name="P39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cefc08" officeooo:paragraph-rsid="00e3f0ec" style:font-size-asian="10pt" style:font-size-complex="10pt"/>
    </style:style>
    <style:style style:name="P40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cefc08" officeooo:paragraph-rsid="00e5dbb3" style:font-size-asian="10pt" style:font-size-complex="10pt"/>
    </style:style>
    <style:style style:name="P41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cefc08" officeooo:paragraph-rsid="00e5dbb3" style:font-size-asian="10pt" style:font-size-complex="10pt"/>
    </style:style>
    <style:style style:name="P42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cefc08" officeooo:paragraph-rsid="00e6d645" style:font-size-asian="10pt" style:font-size-complex="10pt"/>
    </style:style>
    <style:style style:name="P43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cefc08" officeooo:paragraph-rsid="00e707dd" style:font-size-asian="10pt" style:font-size-complex="10pt"/>
    </style:style>
    <style:style style:name="P44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cefc08" officeooo:paragraph-rsid="00e7cd5e" style:font-size-asian="10pt" style:font-size-complex="10pt"/>
    </style:style>
    <style:style style:name="P4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cefc08" officeooo:paragraph-rsid="00eb11d2" style:font-size-asian="10pt" style:font-size-complex="10pt"/>
    </style:style>
    <style:style style:name="P46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cefc08" officeooo:paragraph-rsid="00eb11d2" style:font-size-asian="10pt" style:font-size-complex="10pt"/>
    </style:style>
    <style:style style:name="P47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cefc08" officeooo:paragraph-rsid="00fee114" style:font-size-asian="10pt" style:font-size-complex="10pt"/>
    </style:style>
    <style:style style:name="P48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cefc08" officeooo:paragraph-rsid="00fee114" style:font-size-asian="10pt" style:font-size-complex="10pt"/>
    </style:style>
    <style:style style:name="P49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cefc08" officeooo:paragraph-rsid="01076b89" style:font-size-asian="10pt" style:font-size-complex="10pt"/>
    </style:style>
    <style:style style:name="P50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cefc08" officeooo:paragraph-rsid="0108eb16" style:font-size-asian="10pt" style:font-size-complex="10pt"/>
    </style:style>
    <style:style style:name="P51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Liberation Sans" fo:font-size="10pt" officeooo:rsid="00cefc08" officeooo:paragraph-rsid="00e6d645" style:font-size-asian="10pt" style:font-size-complex="10pt"/>
    </style:style>
    <style:style style:name="P52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Liberation Sans" fo:font-size="10pt" officeooo:rsid="00cefc08" officeooo:paragraph-rsid="01021ad7" style:font-size-asian="10pt" style:font-size-complex="10pt"/>
    </style:style>
    <style:style style:name="P53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d085e0" officeooo:paragraph-rsid="00d22346" style:font-size-asian="10pt" style:font-size-complex="10pt"/>
    </style:style>
    <style:style style:name="P54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d085e0" officeooo:paragraph-rsid="00df167e" style:font-size-asian="10pt" style:font-size-complex="10pt"/>
    </style:style>
    <style:style style:name="P5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d085e0" officeooo:paragraph-rsid="00e3f0ec" style:font-size-asian="10pt" style:font-size-complex="10pt"/>
    </style:style>
    <style:style style:name="P56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d085e0" officeooo:paragraph-rsid="00e5dbb3" style:font-size-asian="10pt" style:font-size-complex="10pt"/>
    </style:style>
    <style:style style:name="P57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d085e0" officeooo:paragraph-rsid="0108eb16" style:font-size-asian="10pt" style:font-size-complex="10pt"/>
    </style:style>
    <style:style style:name="P58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d22346" officeooo:paragraph-rsid="00d22346" style:font-size-asian="10pt" style:font-size-complex="10pt"/>
    </style:style>
    <style:style style:name="P59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d22346" officeooo:paragraph-rsid="00d22346" style:font-size-asian="10pt" style:font-size-complex="10pt"/>
    </style:style>
    <style:style style:name="P60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d22346" officeooo:paragraph-rsid="00da8464" style:font-size-asian="10pt" style:font-size-complex="10pt"/>
    </style:style>
    <style:style style:name="P61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d32130" officeooo:paragraph-rsid="00d32130" style:font-size-asian="10pt" style:font-size-complex="10pt"/>
    </style:style>
    <style:style style:name="P62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d32130" officeooo:paragraph-rsid="00e0e521" style:font-size-asian="10pt" style:font-size-complex="10pt"/>
    </style:style>
    <style:style style:name="P63" style:family="paragraph" style:parent-style-name="Standard">
      <style:paragraph-properties fo:margin-top="0.1402in" fo:margin-bottom="0in" style:contextual-spacing="false" fo:line-height="115%" fo:text-align="justify" style:justify-single-word="false"/>
      <style:text-properties style:font-name="Liberation Sans" fo:font-size="10pt" officeooo:rsid="00ddce61" officeooo:paragraph-rsid="00ddce61" style:font-size-asian="10pt" style:font-size-complex="10pt"/>
    </style:style>
    <style:style style:name="P64" style:family="paragraph" style:parent-style-name="Standard">
      <style:paragraph-properties fo:margin-top="0.1402in" fo:margin-bottom="0in" style:contextual-spacing="false" fo:line-height="115%" fo:text-align="justify" style:justify-single-word="false"/>
      <style:text-properties style:font-name="Liberation Sans" fo:font-size="10pt" officeooo:rsid="00ddce61" officeooo:paragraph-rsid="00e3f0ec" style:font-size-asian="10pt" style:font-size-complex="10pt"/>
    </style:style>
    <style:style style:name="P65" style:family="paragraph" style:parent-style-name="Standard">
      <style:paragraph-properties fo:margin-top="0.1402in" fo:margin-bottom="0in" style:contextual-spacing="false" fo:line-height="115%" fo:text-align="justify" style:justify-single-word="false"/>
      <style:text-properties style:font-name="Liberation Sans" fo:font-size="10pt" officeooo:rsid="00ddce61" officeooo:paragraph-rsid="00e5dbb3" style:font-size-asian="10pt" style:font-size-complex="10pt"/>
    </style:style>
    <style:style style:name="P66" style:family="paragraph" style:parent-style-name="Standard">
      <style:paragraph-properties fo:margin-top="0.1402in" fo:margin-bottom="0in" style:contextual-spacing="false" fo:line-height="115%" fo:text-align="justify" style:justify-single-word="false"/>
      <style:text-properties style:font-name="Liberation Sans" fo:font-size="10pt" officeooo:rsid="00ddce61" officeooo:paragraph-rsid="00e68bc0" style:font-size-asian="10pt" style:font-size-complex="10pt"/>
    </style:style>
    <style:style style:name="P67" style:family="paragraph" style:parent-style-name="Standard">
      <style:paragraph-properties fo:margin-top="0.1402in" fo:margin-bottom="0in" style:contextual-spacing="false" fo:line-height="115%" fo:text-align="justify" style:justify-single-word="false"/>
      <style:text-properties style:font-name="Liberation Sans" fo:font-size="10pt" officeooo:rsid="00ddce61" officeooo:paragraph-rsid="00eb11d2" style:font-size-asian="10pt" style:font-size-complex="10pt"/>
    </style:style>
    <style:style style:name="P68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Liberation Sans" fo:font-size="10pt" officeooo:rsid="00ddce61" officeooo:paragraph-rsid="00e7cd5e" style:font-size-asian="10pt" style:font-size-complex="10pt"/>
    </style:style>
    <style:style style:name="P69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e707dd" officeooo:paragraph-rsid="00e707dd" style:font-size-asian="10pt" style:font-size-complex="10pt"/>
    </style:style>
    <style:style style:name="P70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eb11d2" officeooo:paragraph-rsid="00eb11d2" style:font-size-asian="10pt" style:font-size-complex="10pt"/>
    </style:style>
    <style:style style:name="P71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f1d77c" officeooo:paragraph-rsid="00f38a83" style:font-size-asian="10pt" style:font-size-complex="10pt"/>
    </style:style>
    <style:style style:name="P72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f869cb" officeooo:paragraph-rsid="00f869cb" style:font-size-asian="10pt" style:font-size-complex="10pt"/>
    </style:style>
    <style:style style:name="P73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fe333d" officeooo:paragraph-rsid="00fe333d" style:font-size-asian="10pt" style:font-size-complex="10pt"/>
    </style:style>
    <style:style style:name="P74" style:family="paragraph" style:parent-style-name="Text_20_body">
      <style:paragraph-properties fo:margin-top="0.1201in" fo:margin-bottom="0in" style:contextual-spacing="false" fo:line-height="115%" fo:text-align="justify" style:justify-single-word="false"/>
      <style:text-properties style:font-name="Liberation Sans" fo:font-size="10pt" officeooo:rsid="00fdbd83" officeooo:paragraph-rsid="00fdbd83" style:font-size-asian="10pt" style:font-size-complex="10pt"/>
    </style:style>
    <style:style style:name="P75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1021ad7" officeooo:paragraph-rsid="01021ad7" style:font-size-asian="10pt" style:font-size-complex="10pt"/>
    </style:style>
    <style:style style:name="P76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108eb16" officeooo:paragraph-rsid="0108eb16" style:font-size-asian="10pt" style:font-size-complex="10pt"/>
    </style:style>
    <style:style style:name="P77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10beed2" officeooo:paragraph-rsid="010beed2" style:font-size-asian="10pt" style:font-size-complex="10pt"/>
    </style:style>
    <style:style style:name="P78" style:family="paragraph" style:parent-style-name="Text_20_body">
      <style:paragraph-properties fo:margin-top="0.1201in" fo:margin-bottom="0in" style:contextual-spacing="false" fo:line-height="115%" fo:text-align="justify" style:justify-single-word="false"/>
      <style:text-properties style:font-name="Liberation Sans" fo:font-size="10pt" officeooo:rsid="0107016a" officeooo:paragraph-rsid="0107016a" style:font-size-asian="10pt" style:font-size-complex="10pt"/>
    </style:style>
    <style:style style:name="P79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Liberation Sans" fo:font-size="10pt" officeooo:rsid="0107016a" style:font-size-asian="10pt" style:font-size-complex="10pt"/>
    </style:style>
    <style:style style:name="P80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fo:font-weight="normal" officeooo:rsid="00d00b47" officeooo:paragraph-rsid="00d00b47" style:font-size-asian="10pt" style:font-weight-asian="normal" style:font-size-complex="10pt" style:font-weight-complex="normal"/>
    </style:style>
    <style:style style:name="P81" style:family="paragraph" style:parent-style-name="Standard">
      <style:paragraph-properties fo:margin-top="0.0201in" fo:margin-bottom="0in" style:contextual-spacing="false" fo:line-height="100%" fo:text-align="justify" style:justify-single-word="false"/>
      <style:text-properties style:font-name="Liberation Sans" fo:font-size="10pt" fo:font-weight="normal" officeooo:rsid="01021ad7" officeooo:paragraph-rsid="01021ad7" style:font-size-asian="10pt" style:font-weight-asian="normal" style:font-size-complex="10pt" style:font-weight-complex="normal"/>
    </style:style>
    <style:style style:name="P82" style:family="paragraph" style:parent-style-name="Standard">
      <style:paragraph-properties fo:text-align="center" style:justify-single-word="false"/>
      <style:text-properties style:font-name="Liberation Sans" fo:font-size="14pt" officeooo:rsid="000d9229" officeooo:paragraph-rsid="0082f53c" style:font-size-asian="14pt" style:font-size-complex="14pt"/>
    </style:style>
    <style:style style:name="P83" style:family="paragraph" style:parent-style-name="Standard">
      <style:paragraph-properties fo:text-align="center" style:justify-single-word="false"/>
      <style:text-properties style:font-name="Liberation Sans" fo:font-size="14pt" officeooo:rsid="006e5f4d" officeooo:paragraph-rsid="0082f53c" style:font-size-asian="14pt" style:font-size-complex="14pt"/>
    </style:style>
    <style:style style:name="P84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bold" officeooo:rsid="0089962b" officeooo:paragraph-rsid="00f08f30" style:font-size-asian="10pt" style:font-weight-asian="bold" style:font-size-complex="10pt" style:font-weight-complex="bold"/>
    </style:style>
    <style:style style:name="P8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normal" officeooo:rsid="0089962b" officeooo:paragraph-rsid="00cc686c" style:font-size-asian="10pt" style:font-weight-asian="normal" style:font-size-complex="10pt" style:font-weight-complex="normal"/>
    </style:style>
    <style:style style:name="P86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normal" officeooo:rsid="0089962b" officeooo:paragraph-rsid="00d00b47" style:font-size-asian="10pt" style:font-weight-asian="normal" style:font-size-complex="10pt" style:font-weight-complex="normal"/>
    </style:style>
    <style:style style:name="P87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normal" officeooo:rsid="0089962b" officeooo:paragraph-rsid="00d77aad" style:font-size-asian="10pt" style:font-weight-asian="normal" style:font-size-complex="10pt" style:font-weight-complex="normal"/>
    </style:style>
    <style:style style:name="P88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normal" officeooo:rsid="0089962b" officeooo:paragraph-rsid="00da8464" style:font-size-asian="10pt" style:font-weight-asian="normal" style:font-size-complex="10pt" style:font-weight-complex="normal"/>
    </style:style>
    <style:style style:name="P89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normal" officeooo:rsid="0089962b" officeooo:paragraph-rsid="00e28306" style:font-size-asian="10pt" style:font-weight-asian="normal" style:font-size-complex="10pt" style:font-weight-complex="normal"/>
    </style:style>
    <style:style style:name="P90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normal" officeooo:rsid="0089962b" officeooo:paragraph-rsid="00e3f0ec" style:font-size-asian="10pt" style:font-weight-asian="normal" style:font-size-complex="10pt" style:font-weight-complex="normal"/>
    </style:style>
    <style:style style:name="P91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normal" officeooo:rsid="0089962b" officeooo:paragraph-rsid="00e5dbb3" style:font-size-asian="10pt" style:font-weight-asian="normal" style:font-size-complex="10pt" style:font-weight-complex="normal"/>
    </style:style>
    <style:style style:name="P92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normal" officeooo:rsid="0089962b" officeooo:paragraph-rsid="00e68bc0" style:font-size-asian="10pt" style:font-weight-asian="normal" style:font-size-complex="10pt" style:font-weight-complex="normal"/>
    </style:style>
    <style:style style:name="P93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normal" officeooo:rsid="0089962b" officeooo:paragraph-rsid="00e6d645" style:font-size-asian="10pt" style:font-weight-asian="normal" style:font-size-complex="10pt" style:font-weight-complex="normal"/>
    </style:style>
    <style:style style:name="P94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normal" officeooo:rsid="0089962b" officeooo:paragraph-rsid="00e707dd" style:font-size-asian="10pt" style:font-weight-asian="normal" style:font-size-complex="10pt" style:font-weight-complex="normal"/>
    </style:style>
    <style:style style:name="P9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normal" officeooo:rsid="0089962b" officeooo:paragraph-rsid="00e7cd5e" style:font-size-asian="10pt" style:font-weight-asian="normal" style:font-size-complex="10pt" style:font-weight-complex="normal"/>
    </style:style>
    <style:style style:name="P96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normal" officeooo:rsid="0089962b" officeooo:paragraph-rsid="01076b89" style:font-size-asian="10pt" style:font-weight-asian="normal" style:font-size-complex="10pt" style:font-weight-complex="normal"/>
    </style:style>
    <style:style style:name="P97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Noto Mono" fo:font-size="10pt" fo:font-weight="normal" officeooo:rsid="0089962b" officeooo:paragraph-rsid="00e6d645" style:font-size-asian="10pt" style:font-weight-asian="normal" style:font-size-complex="10pt" style:font-weight-complex="normal"/>
    </style:style>
    <style:style style:name="P98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normal" officeooo:rsid="00cefc08" officeooo:paragraph-rsid="00cefc08" style:font-size-asian="10pt" style:font-weight-asian="normal" style:font-size-complex="10pt" style:font-weight-complex="normal"/>
    </style:style>
    <style:style style:name="P99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normal" officeooo:rsid="00cefc08" officeooo:paragraph-rsid="00d00b47" style:font-size-asian="10pt" style:font-weight-asian="normal" style:font-size-complex="10pt" style:font-weight-complex="normal"/>
    </style:style>
    <style:style style:name="P100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normal" officeooo:rsid="00cefc08" officeooo:paragraph-rsid="00d77aad" style:font-size-asian="10pt" style:font-weight-asian="normal" style:font-size-complex="10pt" style:font-weight-complex="normal"/>
    </style:style>
    <style:style style:name="P101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normal" officeooo:rsid="00cefc08" officeooo:paragraph-rsid="00da8464" style:font-size-asian="10pt" style:font-weight-asian="normal" style:font-size-complex="10pt" style:font-weight-complex="normal"/>
    </style:style>
    <style:style style:name="P102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normal" officeooo:rsid="00cefc08" officeooo:paragraph-rsid="00e28306" style:font-size-asian="10pt" style:font-weight-asian="normal" style:font-size-complex="10pt" style:font-weight-complex="normal"/>
    </style:style>
    <style:style style:name="P103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normal" officeooo:rsid="00cefc08" officeooo:paragraph-rsid="00e3f0ec" style:font-size-asian="10pt" style:font-weight-asian="normal" style:font-size-complex="10pt" style:font-weight-complex="normal"/>
    </style:style>
    <style:style style:name="P104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normal" officeooo:rsid="00cefc08" officeooo:paragraph-rsid="00e5dbb3" style:font-size-asian="10pt" style:font-weight-asian="normal" style:font-size-complex="10pt" style:font-weight-complex="normal"/>
    </style:style>
    <style:style style:name="P10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normal" officeooo:rsid="00cefc08" officeooo:paragraph-rsid="00e68bc0" style:font-size-asian="10pt" style:font-weight-asian="normal" style:font-size-complex="10pt" style:font-weight-complex="normal"/>
    </style:style>
    <style:style style:name="P106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normal" officeooo:rsid="00cefc08" officeooo:paragraph-rsid="00e6d645" style:font-size-asian="10pt" style:font-weight-asian="normal" style:font-size-complex="10pt" style:font-weight-complex="normal"/>
    </style:style>
    <style:style style:name="P107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normal" officeooo:rsid="00cefc08" officeooo:paragraph-rsid="00e707dd" style:font-size-asian="10pt" style:font-weight-asian="normal" style:font-size-complex="10pt" style:font-weight-complex="normal"/>
    </style:style>
    <style:style style:name="P108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normal" officeooo:rsid="00cefc08" officeooo:paragraph-rsid="00e7cd5e" style:font-size-asian="10pt" style:font-weight-asian="normal" style:font-size-complex="10pt" style:font-weight-complex="normal"/>
    </style:style>
    <style:style style:name="P109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normal" officeooo:rsid="00cefc08" officeooo:paragraph-rsid="00eb11d2" style:font-size-asian="10pt" style:font-weight-asian="normal" style:font-size-complex="10pt" style:font-weight-complex="normal"/>
    </style:style>
    <style:style style:name="P110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normal" officeooo:rsid="00cefc08" officeooo:paragraph-rsid="01076b89" style:font-size-asian="10pt" style:font-weight-asian="normal" style:font-size-complex="10pt" style:font-weight-complex="normal"/>
    </style:style>
    <style:style style:name="P111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normal" officeooo:rsid="00d77aad" officeooo:paragraph-rsid="00d77aad" style:font-size-asian="10pt" style:font-weight-asian="normal" style:font-size-complex="10pt" style:font-weight-complex="normal"/>
    </style:style>
    <style:style style:name="P112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normal" officeooo:rsid="00d77aad" officeooo:paragraph-rsid="00da8464" style:font-size-asian="10pt" style:font-weight-asian="normal" style:font-size-complex="10pt" style:font-weight-complex="normal"/>
    </style:style>
    <style:style style:name="P113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normal" officeooo:rsid="00d97446" officeooo:paragraph-rsid="00d97446" style:font-size-asian="10pt" style:font-weight-asian="normal" style:font-size-complex="10pt" style:font-weight-complex="normal"/>
    </style:style>
    <style:style style:name="P114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normal" officeooo:rsid="00d97446" officeooo:paragraph-rsid="00da8464" style:font-size-asian="10pt" style:font-weight-asian="normal" style:font-size-complex="10pt" style:font-weight-complex="normal"/>
    </style:style>
    <style:style style:name="P11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normal" officeooo:rsid="00e68bc0" officeooo:paragraph-rsid="00e68bc0" style:font-size-asian="10pt" style:font-weight-asian="normal" style:font-size-complex="10pt" style:font-weight-complex="normal"/>
    </style:style>
    <style:style style:name="P116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normal" officeooo:rsid="00e7cd5e" officeooo:paragraph-rsid="00e7cd5e" style:font-size-asian="10pt" style:font-weight-asian="normal" style:font-size-complex="10pt" style:font-weight-complex="normal"/>
    </style:style>
    <style:style style:name="P117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normal" officeooo:rsid="00cc686c" officeooo:paragraph-rsid="00cc686c" style:font-size-asian="10pt" style:font-weight-asian="normal" style:font-size-complex="10pt" style:font-weight-complex="normal"/>
    </style:style>
    <style:style style:name="P118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normal" officeooo:rsid="00cc686c" officeooo:paragraph-rsid="00d00b47" style:font-size-asian="10pt" style:font-weight-asian="normal" style:font-size-complex="10pt" style:font-weight-complex="normal"/>
    </style:style>
    <style:style style:name="P119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normal" officeooo:rsid="00eb11d2" officeooo:paragraph-rsid="00eb11d2" style:font-size-asian="10pt" style:font-weight-asian="normal" style:font-size-complex="10pt" style:font-weight-complex="normal"/>
    </style:style>
    <style:style style:name="P120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normal" officeooo:rsid="00fee114" officeooo:paragraph-rsid="00fee114" style:font-size-asian="10pt" style:font-weight-asian="normal" style:font-size-complex="10pt" style:font-weight-complex="normal"/>
    </style:style>
    <style:style style:name="P121" style:family="paragraph" style:parent-style-name="Table_20_Contents">
      <style:text-properties style:font-name="Noto Mono" fo:font-size="10pt" fo:font-weight="normal" officeooo:rsid="00b06815" officeooo:paragraph-rsid="0089962b" style:font-size-asian="10pt" style:font-weight-asian="normal" style:font-size-complex="10pt" style:font-weight-complex="normal"/>
    </style:style>
    <style:style style:name="P122" style:family="paragraph" style:parent-style-name="Table_20_Contents">
      <style:text-properties style:font-name="Noto Mono" fo:font-size="10pt" fo:font-weight="normal" officeooo:rsid="00b06815" officeooo:paragraph-rsid="00b06815" style:font-size-asian="10pt" style:font-weight-asian="normal" style:font-size-complex="10pt" style:font-weight-complex="normal"/>
    </style:style>
    <style:style style:name="P123" style:family="paragraph" style:parent-style-name="Table_20_Contents">
      <style:text-properties style:font-name="Noto Mono" fo:font-size="10pt" fo:font-weight="normal" officeooo:rsid="0049d999" officeooo:paragraph-rsid="0089962b" style:font-size-asian="10pt" style:font-weight-asian="normal" style:font-size-complex="10pt" style:font-weight-complex="normal"/>
    </style:style>
    <style:style style:name="P124" style:family="paragraph" style:parent-style-name="Table_20_Contents">
      <style:text-properties style:font-name="Noto Mono" fo:font-size="10pt" fo:font-weight="normal" officeooo:rsid="0049d999" officeooo:paragraph-rsid="010ddd16" style:font-size-asian="10pt" style:font-weight-asian="normal" style:font-size-complex="10pt" style:font-weight-complex="normal"/>
    </style:style>
    <style:style style:name="P125" style:family="paragraph" style:parent-style-name="Standard">
      <style:paragraph-properties fo:margin-top="0in" fo:margin-bottom="0in" style:contextual-spacing="false"/>
      <style:text-properties style:font-name="Noto Mono" fo:font-size="10pt" fo:font-weight="normal" officeooo:rsid="0042f227" officeooo:paragraph-rsid="0089962b" style:font-size-asian="10pt" style:font-weight-asian="normal" style:font-size-complex="10pt" style:font-weight-complex="normal"/>
    </style:style>
    <style:style style:name="P126" style:family="paragraph" style:parent-style-name="Standard">
      <style:paragraph-properties fo:margin-top="0in" fo:margin-bottom="0in" style:contextual-spacing="false"/>
      <style:text-properties style:font-name="Noto Mono" fo:font-size="10pt" fo:font-weight="normal" officeooo:rsid="0042f227" officeooo:paragraph-rsid="010ddd16" style:font-size-asian="10pt" style:font-weight-asian="normal" style:font-size-complex="10pt" style:font-weight-complex="normal"/>
    </style:style>
    <style:style style:name="P127" style:family="paragraph" style:parent-style-name="Table_20_Contents">
      <style:paragraph-properties fo:text-align="justify" style:justify-single-word="false"/>
      <style:text-properties style:font-name="Noto Mono" fo:font-size="10pt" officeooo:rsid="00eea976" officeooo:paragraph-rsid="00eea976" style:font-size-asian="10pt" style:font-size-complex="10pt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oto Mono" fo:font-size="10pt" fo:font-style="normal" fo:text-shadow="none" style:text-underline-style="none" fo:font-weight="normal" officeooo:rsid="00eea976" officeooo:paragraph-rsid="00eea97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oto Mono" fo:font-size="10pt" fo:font-style="normal" fo:text-shadow="none" style:text-underline-style="none" fo:font-weight="normal" officeooo:rsid="00eea976" officeooo:paragraph-rsid="00fee11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0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oto Mono" fo:font-size="10pt" fo:font-style="normal" fo:text-shadow="none" style:text-underline-style="none" fo:font-weight="normal" officeooo:rsid="00eea976" officeooo:paragraph-rsid="00fee11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oto Mono" fo:font-size="10pt" fo:font-style="normal" fo:text-shadow="none" style:text-underline-style="none" fo:font-weight="normal" officeooo:rsid="00eea976" officeooo:paragraph-rsid="0108eb1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2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oto Mono" fo:font-size="10pt" fo:font-style="normal" fo:text-shadow="none" style:text-underline-style="none" fo:font-weight="normal" officeooo:rsid="00eea976" officeooo:paragraph-rsid="0108eb1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3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oto Mono" fo:font-size="10pt" fo:font-style="normal" fo:text-shadow="none" style:text-underline-style="none" fo:font-weight="normal" officeooo:rsid="00eea976" officeooo:paragraph-rsid="0106f45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oto Mono" fo:font-size="10pt" fo:font-style="normal" fo:text-shadow="none" style:text-underline-style="none" fo:font-weight="normal" officeooo:paragraph-rsid="00fee11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oto Mono" fo:font-size="10pt" fo:font-style="normal" fo:text-shadow="none" style:text-underline-style="none" fo:font-weight="normal" officeooo:paragraph-rsid="0108eb1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oto Mono" fo:font-size="10pt" fo:font-style="normal" fo:text-shadow="none" style:text-underline-style="none" fo:font-weight="normal" officeooo:rsid="00ff054f" officeooo:paragraph-rsid="00ff054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oto Mono" fo:font-size="10pt" fo:font-style="normal" fo:text-shadow="none" style:text-underline-style="none" fo:font-weight="normal" officeooo:rsid="00ff054f" officeooo:paragraph-rsid="0108eb1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oto Mono" fo:font-size="10pt" fo:font-style="normal" fo:text-shadow="none" style:text-underline-style="none" fo:font-weight="normal" officeooo:rsid="01052fc8" officeooo:paragraph-rsid="01052f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oto Mono" fo:font-size="10pt" fo:font-style="normal" fo:text-shadow="none" style:text-underline-style="none" fo:font-weight="normal" officeooo:rsid="0106f450" officeooo:paragraph-rsid="0106f45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1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oto Mono" fo:font-size="10pt" fo:font-style="normal" fo:text-shadow="none" style:text-underline-style="none" fo:font-weight="normal" officeooo:rsid="0106f450" officeooo:paragraph-rsid="0106f45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2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oto Mono" fo:font-size="10pt" fo:font-style="normal" fo:text-shadow="none" style:text-underline-style="none" fo:font-weight="normal" officeooo:rsid="0108eb16" officeooo:paragraph-rsid="0108eb1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text-properties style:font-name="Liberation Sans" fo:font-size="10pt" officeooo:rsid="0049d999" officeooo:paragraph-rsid="010fe9bc" style:font-size-asian="10pt" style:font-size-complex="10pt"/>
    </style:style>
    <style:style style:name="P144" style:family="paragraph" style:parent-style-name="Standard" style:list-style-name="L1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paragraph-rsid="00d58008"/>
    </style:style>
    <style:style style:name="P145" style:family="paragraph" style:parent-style-name="Standard" style:list-style-name="L1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paragraph-rsid="00da8464"/>
    </style:style>
    <style:style style:name="P146" style:family="paragraph" style:parent-style-name="Standard" style:list-style-name="L1">
      <style:paragraph-properties fo:margin-top="0in" fo:margin-bottom="0in" style:contextual-spacing="false" fo:line-height="115%" fo:text-align="justify" style:justify-single-word="false"/>
      <style:text-properties style:font-name="Liberation Sans" fo:font-size="10pt" fo:font-weight="normal" officeooo:rsid="00d32130" officeooo:paragraph-rsid="00d32130" style:font-size-asian="10pt" style:font-weight-asian="normal" style:font-size-complex="10pt" style:font-weight-complex="normal"/>
    </style:style>
    <style:style style:name="P147" style:family="paragraph" style:parent-style-name="Standard" style:list-style-name="L1">
      <style:paragraph-properties fo:margin-top="0in" fo:margin-bottom="0in" style:contextual-spacing="false" fo:line-height="115%" fo:text-align="justify" style:justify-single-word="false"/>
      <style:text-properties style:font-name="Liberation Sans" fo:font-size="10pt" fo:font-weight="normal" officeooo:rsid="00d32130" officeooo:paragraph-rsid="00d47fbc" style:font-size-asian="10pt" style:font-weight-asian="normal" style:font-size-complex="10pt" style:font-weight-complex="normal"/>
    </style:style>
    <style:style style:name="P148" style:family="paragraph" style:parent-style-name="Standard" style:list-style-name="L1">
      <style:paragraph-properties fo:margin-top="0in" fo:margin-bottom="0in" style:contextual-spacing="false" fo:line-height="115%" fo:text-align="justify" style:justify-single-word="false"/>
      <style:text-properties style:font-name="Liberation Sans" fo:font-size="10pt" fo:font-weight="normal" officeooo:rsid="00d58008" officeooo:paragraph-rsid="00d58008" style:font-size-asian="10pt" style:font-weight-asian="normal" style:font-size-complex="10pt" style:font-weight-complex="normal"/>
    </style:style>
    <style:style style:name="P149" style:family="paragraph" style:parent-style-name="Standard" style:list-style-name="L1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d32130" officeooo:paragraph-rsid="00d32130" style:font-size-asian="10pt" style:font-size-complex="10pt"/>
    </style:style>
    <style:style style:name="P150" style:family="paragraph" style:parent-style-name="Standard" style:list-style-name="L1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d32130" officeooo:paragraph-rsid="00d47fbc" style:font-size-asian="10pt" style:font-size-complex="10pt"/>
    </style:style>
    <style:style style:name="P151" style:family="paragraph" style:parent-style-name="Standard" style:list-style-name="L1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d32130" officeooo:paragraph-rsid="00d58008" style:font-size-asian="10pt" style:font-size-complex="10pt"/>
    </style:style>
    <style:style style:name="P152" style:family="paragraph" style:parent-style-name="Standard" style:list-style-name="L1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d32130" officeooo:paragraph-rsid="00f55ca8" style:font-size-asian="10pt" style:font-size-complex="10pt"/>
    </style:style>
    <style:style style:name="P153" style:family="paragraph" style:parent-style-name="Standard" style:list-style-name="L1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d32130" officeooo:paragraph-rsid="00da8464" style:font-size-asian="10pt" style:font-size-complex="10pt"/>
    </style:style>
    <style:style style:name="P154" style:family="paragraph" style:parent-style-name="Standard" style:list-style-name="L1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d58008" officeooo:paragraph-rsid="00da8464" style:font-size-asian="10pt" style:font-size-complex="10pt"/>
    </style:style>
    <style:style style:name="P155" style:family="paragraph">
      <style:paragraph-properties fo:text-align="center"/>
    </style:style>
    <style:style style:name="P156" style:family="paragraph">
      <loext:graphic-properties draw:fill-color="#ff0000"/>
      <style:paragraph-properties fo:text-align="center"/>
    </style:style>
    <style:style style:name="T1" style:family="text">
      <style:text-properties officeooo:rsid="0016e5e1"/>
    </style:style>
    <style:style style:name="T2" style:family="text">
      <style:text-properties officeooo:rsid="004119fd"/>
    </style:style>
    <style:style style:name="T3" style:family="text">
      <style:text-properties officeooo:rsid="00463f84"/>
    </style:style>
    <style:style style:name="T4" style:family="text">
      <style:text-properties style:font-name="Noto Mono" fo:font-weight="normal" style:font-weight-asian="normal" style:font-weight-complex="normal"/>
    </style:style>
    <style:style style:name="T5" style:family="text">
      <style:text-properties style:font-name="Noto Mono" fo:font-weight="normal" officeooo:rsid="0049d999" style:font-weight-asian="normal" style:font-weight-complex="normal"/>
    </style:style>
    <style:style style:name="T6" style:family="text">
      <style:text-properties style:font-name="Noto Mono" fo:font-weight="normal" officeooo:rsid="00da8464" style:font-weight-asian="normal" style:font-weight-complex="normal"/>
    </style:style>
    <style:style style:name="T7" style:family="text">
      <style:text-properties style:font-name="Noto Mono" fo:font-weight="normal" officeooo:rsid="00e3f0ec" style:font-weight-asian="normal" style:font-weight-complex="normal"/>
    </style:style>
    <style:style style:name="T8" style:family="text">
      <style:text-properties style:font-name="Noto Mono" fo:font-weight="normal" officeooo:rsid="00e5dbb3" style:font-weight-asian="normal" style:font-weight-complex="normal"/>
    </style:style>
    <style:style style:name="T9" style:family="text">
      <style:text-properties style:font-name="Noto Mono" fo:font-weight="normal" officeooo:rsid="00e6d645" style:font-weight-asian="normal" style:font-weight-complex="normal"/>
    </style:style>
    <style:style style:name="T10" style:family="text">
      <style:text-properties style:font-name="Noto Mono" fo:font-weight="normal" officeooo:rsid="0042f227" style:font-weight-asian="normal" style:font-weight-complex="normal"/>
    </style:style>
    <style:style style:name="T11" style:family="text">
      <style:text-properties style:font-name="Noto Mono" fo:font-weight="normal" officeooo:rsid="00df167e" style:font-weight-asian="normal" style:font-weight-complex="normal"/>
    </style:style>
    <style:style style:name="T12" style:family="text">
      <style:text-properties officeooo:rsid="004fe858"/>
    </style:style>
    <style:style style:name="T13" style:family="text">
      <style:text-properties officeooo:rsid="00563d9e"/>
    </style:style>
    <style:style style:name="T14" style:family="text">
      <style:text-properties officeooo:rsid="0065793e"/>
    </style:style>
    <style:style style:name="T15" style:family="text">
      <style:text-properties officeooo:rsid="00662a3b"/>
    </style:style>
    <style:style style:name="T16" style:family="text">
      <style:text-properties officeooo:rsid="006979da"/>
    </style:style>
    <style:style style:name="T17" style:family="text">
      <style:text-properties officeooo:rsid="00711f34"/>
    </style:style>
    <style:style style:name="T18" style:family="text">
      <style:text-properties officeooo:rsid="0081fba2"/>
    </style:style>
    <style:style style:name="T19" style:family="text">
      <style:text-properties style:font-name="Liberation Sans" fo:font-weight="normal" officeooo:rsid="00b0cdf5" style:font-weight-asian="normal" style:font-weight-complex="normal"/>
    </style:style>
    <style:style style:name="T20" style:family="text">
      <style:text-properties style:font-name="Liberation Sans" fo:font-weight="normal" officeooo:rsid="00bb31b9" style:font-weight-asian="normal" style:font-weight-complex="normal"/>
    </style:style>
    <style:style style:name="T21" style:family="text">
      <style:text-properties style:font-name="Liberation Sans" fo:font-weight="normal" officeooo:rsid="00df167e" style:font-weight-asian="normal" style:font-weight-complex="normal"/>
    </style:style>
    <style:style style:name="T22" style:family="text">
      <style:text-properties officeooo:rsid="0082f53c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89962b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cae43e" style:font-weight-asian="normal" style:font-weight-complex="normal"/>
    </style:style>
    <style:style style:name="T27" style:family="text">
      <style:text-properties fo:font-weight="normal" officeooo:rsid="00d00b47" style:font-weight-asian="normal" style:font-weight-complex="normal"/>
    </style:style>
    <style:style style:name="T28" style:family="text">
      <style:text-properties fo:font-weight="normal" officeooo:rsid="00d0225b" style:font-weight-asian="normal" style:font-weight-complex="normal"/>
    </style:style>
    <style:style style:name="T29" style:family="text">
      <style:text-properties fo:font-weight="normal" officeooo:rsid="00d47fbc" style:font-weight-asian="normal" style:font-weight-complex="normal"/>
    </style:style>
    <style:style style:name="T30" style:family="text">
      <style:text-properties fo:font-weight="normal" officeooo:rsid="00d58008" style:font-weight-asian="normal" style:font-weight-complex="normal"/>
    </style:style>
    <style:style style:name="T31" style:family="text">
      <style:text-properties fo:font-weight="normal" officeooo:rsid="00d97446" style:font-weight-asian="normal" style:font-weight-complex="normal"/>
    </style:style>
    <style:style style:name="T32" style:family="text">
      <style:text-properties fo:font-weight="normal" officeooo:rsid="00da8464" style:font-weight-asian="normal" style:font-weight-complex="normal"/>
    </style:style>
    <style:style style:name="T33" style:family="text">
      <style:text-properties fo:font-weight="normal" officeooo:rsid="00dc1060" style:font-weight-asian="normal" style:font-weight-complex="normal"/>
    </style:style>
    <style:style style:name="T34" style:family="text">
      <style:text-properties fo:font-weight="normal" officeooo:rsid="00df167e" style:font-weight-asian="normal" style:font-weight-complex="normal"/>
    </style:style>
    <style:style style:name="T35" style:family="text">
      <style:text-properties fo:font-weight="normal" officeooo:rsid="00e0e521" style:font-weight-asian="normal" style:font-weight-complex="normal"/>
    </style:style>
    <style:style style:name="T36" style:family="text">
      <style:text-properties fo:font-weight="normal" officeooo:rsid="00e28306" style:font-weight-asian="normal" style:font-weight-complex="normal"/>
    </style:style>
    <style:style style:name="T37" style:family="text">
      <style:text-properties fo:font-weight="normal" officeooo:rsid="00e3f0ec" style:font-weight-asian="normal" style:font-weight-complex="normal"/>
    </style:style>
    <style:style style:name="T38" style:family="text">
      <style:text-properties fo:font-weight="normal" officeooo:rsid="00e5dbb3" style:font-weight-asian="normal" style:font-weight-complex="normal"/>
    </style:style>
    <style:style style:name="T39" style:family="text">
      <style:text-properties fo:font-weight="normal" officeooo:rsid="00e68bc0" style:font-weight-asian="normal" style:font-weight-complex="normal"/>
    </style:style>
    <style:style style:name="T40" style:family="text">
      <style:text-properties fo:font-weight="normal" officeooo:rsid="00e707dd" style:font-weight-asian="normal" style:font-weight-complex="normal"/>
    </style:style>
    <style:style style:name="T41" style:family="text">
      <style:text-properties fo:font-weight="normal" officeooo:rsid="00e7cd5e" style:font-weight-asian="normal" style:font-weight-complex="normal"/>
    </style:style>
    <style:style style:name="T42" style:family="text">
      <style:text-properties fo:font-weight="normal" officeooo:rsid="00e9d66a" style:font-weight-asian="normal" style:font-weight-complex="normal"/>
    </style:style>
    <style:style style:name="T43" style:family="text">
      <style:text-properties fo:font-weight="normal" officeooo:rsid="00eb11d2" style:font-weight-asian="normal" style:font-weight-complex="normal"/>
    </style:style>
    <style:style style:name="T44" style:family="text">
      <style:text-properties fo:font-weight="normal" officeooo:rsid="00eea976" style:font-weight-asian="normal" style:font-weight-complex="normal"/>
    </style:style>
    <style:style style:name="T45" style:family="text">
      <style:text-properties fo:font-weight="normal" officeooo:rsid="00d32130" style:font-weight-asian="normal" style:font-weight-complex="normal"/>
    </style:style>
    <style:style style:name="T46" style:family="text">
      <style:text-properties fo:font-weight="normal" officeooo:rsid="00f38a83" style:font-weight-asian="normal" style:font-weight-complex="normal"/>
    </style:style>
    <style:style style:name="T47" style:family="text">
      <style:text-properties fo:font-weight="normal" officeooo:rsid="00f55ca8" style:font-weight-asian="normal" style:font-weight-complex="normal"/>
    </style:style>
    <style:style style:name="T48" style:family="text">
      <style:text-properties fo:font-weight="normal" officeooo:rsid="00fb98d9" style:font-weight-asian="normal" style:font-weight-complex="normal"/>
    </style:style>
    <style:style style:name="T49" style:family="text">
      <style:text-properties fo:font-weight="normal" officeooo:rsid="00fc7bae" style:font-weight-asian="normal" style:font-weight-complex="normal"/>
    </style:style>
    <style:style style:name="T50" style:family="text">
      <style:text-properties fo:font-weight="normal" officeooo:rsid="00b0cdf5" style:font-weight-asian="normal" style:font-weight-complex="normal"/>
    </style:style>
    <style:style style:name="T51" style:family="text">
      <style:text-properties fo:font-weight="normal" officeooo:rsid="00b85701" style:font-weight-asian="normal" style:font-weight-complex="normal"/>
    </style:style>
    <style:style style:name="T52" style:family="text">
      <style:text-properties fo:font-weight="normal" officeooo:rsid="00fee114" style:font-weight-asian="normal" style:font-weight-complex="normal"/>
    </style:style>
    <style:style style:name="T53" style:family="text">
      <style:text-properties fo:font-weight="normal" officeooo:rsid="0107016a" style:font-weight-asian="normal" style:font-weight-complex="normal"/>
    </style:style>
    <style:style style:name="T54" style:family="text">
      <style:text-properties fo:font-weight="normal" officeooo:rsid="010acc3f" style:font-weight-asian="normal" style:font-weight-complex="normal"/>
    </style:style>
    <style:style style:name="T55" style:family="text">
      <style:text-properties fo:font-weight="normal" officeooo:rsid="010beed2" style:font-weight-asian="normal" style:font-weight-complex="normal"/>
    </style:style>
    <style:style style:name="T56" style:family="text">
      <style:text-properties fo:font-weight="normal" officeooo:rsid="00d32130" style:font-size-asian="10pt" style:font-weight-asian="normal" style:font-size-complex="10pt" style:font-weight-complex="normal"/>
    </style:style>
    <style:style style:name="T57" style:family="text">
      <style:text-properties fo:font-weight="normal" officeooo:rsid="00d58008" style:font-size-asian="10pt" style:font-weight-asian="normal" style:font-size-complex="10pt" style:font-weight-complex="normal"/>
    </style:style>
    <style:style style:name="T58" style:family="text">
      <style:text-properties officeooo:rsid="00afdfda"/>
    </style:style>
    <style:style style:name="T59" style:family="text">
      <style:text-properties officeooo:rsid="00b06380"/>
    </style:style>
    <style:style style:name="T60" style:family="text">
      <style:text-properties officeooo:rsid="00b06815"/>
    </style:style>
    <style:style style:name="T61" style:family="text">
      <style:text-properties officeooo:rsid="00b0cdf5"/>
    </style:style>
    <style:style style:name="T62" style:family="text">
      <style:text-properties officeooo:rsid="00b43c58"/>
    </style:style>
    <style:style style:name="T63" style:family="text">
      <style:text-properties officeooo:rsid="00b6d49d"/>
    </style:style>
    <style:style style:name="T64" style:family="text">
      <style:text-properties officeooo:rsid="00bde092"/>
    </style:style>
    <style:style style:name="T65" style:family="text">
      <style:text-properties officeooo:rsid="00be1eb2"/>
    </style:style>
    <style:style style:name="T66" style:family="text">
      <style:text-properties officeooo:rsid="00c28c80"/>
    </style:style>
    <style:style style:name="T67" style:family="text">
      <style:text-properties officeooo:rsid="00c36043"/>
    </style:style>
    <style:style style:name="T68" style:family="text">
      <style:text-properties officeooo:rsid="00c52d6c"/>
    </style:style>
    <style:style style:name="T69" style:family="text">
      <style:text-properties officeooo:rsid="00c79b13"/>
    </style:style>
    <style:style style:name="T70" style:family="text">
      <style:text-properties officeooo:rsid="00c7b97a"/>
    </style:style>
    <style:style style:name="T71" style:family="text">
      <style:text-properties officeooo:rsid="00c802bd"/>
    </style:style>
    <style:style style:name="T72" style:family="text">
      <style:text-properties officeooo:rsid="00c8fed7"/>
    </style:style>
    <style:style style:name="T73" style:family="text">
      <style:text-properties officeooo:rsid="00cae43e"/>
    </style:style>
    <style:style style:name="T74" style:family="text">
      <style:text-properties officeooo:rsid="00cb4d63"/>
    </style:style>
    <style:style style:name="T75" style:family="text">
      <style:text-properties officeooo:rsid="00cc686c"/>
    </style:style>
    <style:style style:name="T76" style:family="text">
      <style:text-properties officeooo:rsid="00cefc08"/>
    </style:style>
    <style:style style:name="T77" style:family="text">
      <style:text-properties officeooo:rsid="00d00b47"/>
    </style:style>
    <style:style style:name="T78" style:family="text">
      <style:text-properties officeooo:rsid="00d085e0"/>
    </style:style>
    <style:style style:name="T79" style:family="text">
      <style:text-properties officeooo:rsid="00d22346"/>
    </style:style>
    <style:style style:name="T80" style:family="text">
      <style:text-properties fo:color="#000000" loext:opacity="100%"/>
    </style:style>
    <style:style style:name="T81" style:family="text">
      <style:text-properties fo:color="#000000" loext:opacity="100%" style:font-name="Noto Sans" fo:font-weight="normal" officeooo:rsid="00d58008" style:font-weight-asian="normal" style:font-weight-complex="normal"/>
    </style:style>
    <style:style style:name="T82" style:family="text">
      <style:text-properties fo:color="#000000" loext:opacity="100%" officeooo:rsid="00fe333d"/>
    </style:style>
    <style:style style:name="T83" style:family="text">
      <style:text-properties fo:color="#000000" loext:opacity="100%" fo:font-weight="normal" style:font-weight-asian="normal" style:font-weight-complex="normal"/>
    </style:style>
    <style:style style:name="T84" style:family="text">
      <style:text-properties fo:color="#000000" loext:opacity="100%" fo:font-weight="normal" officeooo:rsid="00d00b47" style:font-weight-asian="normal" style:font-weight-complex="normal"/>
    </style:style>
    <style:style style:name="T85" style:family="text">
      <style:text-properties fo:color="#000000" loext:opacity="100%" fo:font-style="italic" fo:font-weight="normal" style:font-style-asian="italic" style:font-weight-asian="normal" style:font-style-complex="italic" style:font-weight-complex="normal"/>
    </style:style>
    <style:style style:name="T86" style:family="text">
      <style:text-properties fo:color="#000000" loext:opacity="100%" fo:font-style="italic" fo:font-weight="normal" officeooo:rsid="010755d7" style:font-style-asian="italic" style:font-weight-asian="normal" style:font-style-complex="italic" style:font-weight-complex="normal"/>
    </style:style>
    <style:style style:name="T87" style:family="text">
      <style:text-properties fo:color="#000000" loext:opacity="100%" style:text-outline="false" style:text-line-through-style="none" style:text-line-through-type="none" style:font-name="Noto Mono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88" style:family="text">
      <style:text-properties fo:color="#000000" loext:opacity="100%" style:text-outline="false" style:text-line-through-style="none" style:text-line-through-type="none" style:font-name="Noto Mono" fo:font-style="normal" fo:text-shadow="none" style:text-underline-style="none" fo:font-weight="normal" officeooo:rsid="00eea976" style:font-style-asian="normal" style:font-weight-asian="normal" style:font-style-complex="normal" style:font-weight-complex="normal" style:text-overline-style="none" style:text-overline-color="font-color"/>
    </style:style>
    <style:style style:name="T89" style:family="text">
      <style:text-properties officeooo:rsid="00d77aad"/>
    </style:style>
    <style:style style:name="T90" style:family="text">
      <style:text-properties officeooo:rsid="00d97446"/>
    </style:style>
    <style:style style:name="T91" style:family="text">
      <style:text-properties officeooo:rsid="00dc1060"/>
    </style:style>
    <style:style style:name="T92" style:family="text">
      <style:text-properties officeooo:rsid="00e28306"/>
    </style:style>
    <style:style style:name="T93" style:family="text">
      <style:text-properties officeooo:rsid="00e3f0ec"/>
    </style:style>
    <style:style style:name="T94" style:family="text">
      <style:text-properties officeooo:rsid="00e5dbb3"/>
    </style:style>
    <style:style style:name="T95" style:family="text">
      <style:text-properties officeooo:rsid="00e68bc0"/>
    </style:style>
    <style:style style:name="T96" style:family="text">
      <style:text-properties officeooo:rsid="00e6d645"/>
    </style:style>
    <style:style style:name="T97" style:family="text">
      <style:text-properties officeooo:rsid="00e707dd"/>
    </style:style>
    <style:style style:name="T98" style:family="text">
      <style:text-properties officeooo:rsid="00e7cd5e"/>
    </style:style>
    <style:style style:name="T99" style:family="text">
      <style:text-properties officeooo:rsid="0100b1c8"/>
    </style:style>
    <style:style style:name="T100" style:family="text">
      <style:text-properties officeooo:rsid="0107016a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officeooo:rsid="00be90c3" style:font-style-asian="italic" style:font-style-complex="italic"/>
    </style:style>
    <style:style style:name="T103" style:family="text">
      <style:text-properties fo:font-style="italic" officeooo:rsid="010755d7" style:font-style-asian="italic" style:font-style-complex="italic"/>
    </style:style>
    <style:style style:name="T10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5" style:family="text">
      <style:text-properties officeooo:rsid="01076b89"/>
    </style:style>
    <style:style style:name="T106" style:family="text">
      <style:text-properties officeooo:rsid="0108eb16"/>
    </style:style>
    <style:style style:name="T107" style:family="text">
      <style:text-properties officeooo:rsid="010aeb37"/>
    </style:style>
    <style:style style:name="T108" style:family="text">
      <style:text-properties officeooo:rsid="00cae43e" fo:background-color="transparent" loext:char-shading-value="0"/>
    </style:style>
    <style:style style:name="T109" style:family="text">
      <style:text-properties officeooo:rsid="010beed2" fo:background-color="transparent" loext:char-shading-value="0"/>
    </style:style>
    <style:style style:name="T110" style:family="text">
      <style:text-properties officeooo:rsid="010ddd16"/>
    </style:style>
    <style:style style:name="T111" style:family="text">
      <style:text-properties style:font-name="Nimbus Roman" fo:font-size="12pt" fo:font-style="italic" fo:font-weight="normal" officeooo:rsid="010ddd16" style:font-size-asian="12pt" style:font-style-asian="italic" style:font-weight-asian="normal" style:font-size-complex="12pt" style:font-style-complex="italic" style:font-weight-complex="normal"/>
    </style:style>
    <style:style style:name="T112" style:family="text">
      <style:text-properties style:font-name="Nimbus Roman" fo:font-size="12pt" fo:font-style="italic" officeooo:rsid="010ddd16" style:font-size-asian="12pt" style:font-style-asian="italic" style:font-size-complex="12pt" style:font-style-complex="italic"/>
    </style:style>
    <style:style style:name="T113" style:family="text">
      <style:text-properties officeooo:rsid="010e3b0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1in" draw:marker-end-width="0.1681in" draw:textarea-horizontal-align="center" draw:textarea-vertical-align="middle" fo:padding-top="0.0091in" fo:padding-bottom="0.0091in" fo:padding-left="0.0091in" fo:padding-right="0.009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02in" svg:stroke-color="#000000" draw:marker-start-width="0.1984in" draw:marker-end-width="0.1984in" draw:fill-color="#ff0000" draw:textarea-horizontal-align="center" draw:textarea-vertical-align="middle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<text:span text:style-name="T69">Opis interfejsu do</text:span><text:span text:style-name="T2"> zasilacz</text:span><text:span text:style-name="T22">a </text:span><text:span text:style-name="T69">wielo</text:span><text:span text:style-name="T22">kanałowego</text:span><text:span text:style-name="T2"> +/-10A</text:span></text:p>
      <text:p text:style-name="P83">do kwadrupoli w linii pionowej</text:p>
      <text:p text:style-name="P2"/>
      <text:p text:style-name="P1"/>
      <text:p text:style-name="P1">Data: <text:span text:style-name="T107">30</text:span><text:span text:style-name="T1"> </text:span><text:span text:style-name="T58">grudnia</text:span><text:span text:style-name="T1"> </text:span>2025</text:p>
      <text:p text:style-name="P1">Sporządził: K. Olejarczyk</text:p>
      <text:p text:style-name="P1"/>
      <text:p text:style-name="P1"/>
      <text:p text:style-name="P3">1. <text:span text:style-name="T69">Zasilacz jest zaprojektowany do obsługi 4 kanałów, aktualnie zaimplementowano 2 kanały. <text:s/>Zasilacz wykorzystuje </text:span><text:span text:style-name="T75">moduły</text:span><text:span text:style-name="T69"> PS10_DAN_W_89.</text:span></text:p>
      <text:p text:style-name="P19"><text:span text:style-name="T18">2. </text:span><text:span text:style-name="T69">Interfejs komunikuje się ze światem zewnętrznym przez </text:span><text:span text:style-name="T110">łącze</text:span><text:span text:style-name="T69"> szeregow</text:span><text:span text:style-name="T110">e</text:span><text:span text:style-name="T69">. <text:s/>Aktualnie to</text:span><text:span text:style-name="T110"> połączenie jest realizowane przez urządzenie USB, które jest widoczne w systemie Linux jako </text:span><text:span text:style-name="T70">/dev/ttyUSB0.</text:span></text:p>
      <text:p text:style-name="P20">3. Parametry transmisji szeregowej są następujące:</text:p>
      <text:p text:style-name="P21">Baudrate= 4800, <text:s/>DataBits= 8, <text:s/>FlowControl= None, <text:s/>Parity= None, <text:s/>Stop Bits= 1</text:p>
      <text:p text:style-name="P22">4. Interfejs pracuje jako slave, tj. odpowiada na komendy otrzymane przez łącze szeregowe<text:span text:style-name="T99"> od mastera (z aplikacji na PC)</text:span>. <text:s/>Protokół transmisji jest tekstowy. <text:s/>Komendy muszą być przesyłane w sposób ciągły i muszą być zakończone znakami &lt;CR&gt;&lt;LF&gt;.<text:span text:style-name="T71"> <text:s/>Interfejs wysyła echo wszystkich znaków, które otrzymał. </text:span><text:span text:style-name="T72"><text:s/></text:span></text:p>
      <text:p text:style-name="P22"><text:span text:style-name="T72">Interfejs stwierdza zakończeni</text:span><text:span text:style-name="T113">e</text:span><text:span text:style-name="T71"> </text:span><text:span text:style-name="T72">transmisji od mastera</text:span><text:span text:style-name="T71">,</text:span><text:span text:style-name="T72"> jeżeli po odebraniu jakichś danych na łączu jest cisza </text:span><text:span text:style-name="T73">przez około</text:span><text:span text:style-name="T108"> </text:span><text:span text:style-name="T109">4</text:span><text:span text:style-name="T108"> ms</text:span><text:span text:style-name="T73">. <text:s/>Wtedy interfejs interpretuje otrzymane dane i </text:span><text:span text:style-name="T71">wysyła odpowiedź.</text:span><text:span text:style-name="T73"> <text:s/>Odpowiedź jest zawsze wysyłana od razu, </text:span><text:span text:style-name="T78">bez</text:span><text:span text:style-name="T73"> czeka</text:span><text:span text:style-name="T78">nia</text:span><text:span text:style-name="T73"> aż komenda zostanie wykonana</text:span><text:span text:style-name="T78">.</text:span><text:span text:style-name="T74"> </text:span><text:span text:style-name="T78"><text:s/>N</text:span><text:span text:style-name="T73">iektóre komendy są wykonywane nawet kilka - kilkanaście sekund</text:span><text:span text:style-name="T74">.</text:span><text:span text:style-name="T78"> <text:s/>W czasie wykonywania komendy interfejs</text:span><text:span text:style-name="T79"> może wykonać kolejną komendę.</text:span></text:p>
      <text:p text:style-name="P24"><text:span text:style-name="T71">5</text:span><text:span text:style-name="T13">. </text:span><text:span text:style-name="T75">Opis</text:span><text:span text:style-name="T24"> komend</text:span><text:span text:style-name="T15">.</text:span></text:p>
      <text:p text:style-name="P25">W poniższej tabeli podano listę komend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Komenda</text:p>
          </table:table-cell>
          <table:table-cell table:style-name="Table2.B1" office:value-type="string">
            <text:p text:style-name="P5"><text:span text:style-name="T3">O</text:span>pis</text:p>
          </table:table-cell>
        </table:table-row>
        <table:table-row>
          <table:table-cell table:style-name="Table2.A2" office:value-type="string">
            <text:p text:style-name="P123">?POWER</text:p>
          </table:table-cell>
          <table:table-cell table:style-name="Table2.B2" office:value-type="string">
            <text:p text:style-name="P9">Pokazuje stan stycznika mocy</text:p>
          </table:table-cell>
        </table:table-row>
        <table:table-row>
          <table:table-cell table:style-name="Table2.A2" office:value-type="string">
            <text:p text:style-name="P123">POWER<text:span text:style-name="T58">1</text:span></text:p>
          </table:table-cell>
          <table:table-cell table:style-name="Table2.B2" office:value-type="string">
            <text:p text:style-name="P10"><text:span text:style-name="T58">Zeruje nastawy we wszystkich kanałach zasilacza</text:span><text:span text:style-name="T59"> i</text:span><text:span text:style-name="T58"> w</text:span>łącza stycznik mocy</text:p>
          </table:table-cell>
        </table:table-row>
        <table:table-row>
          <table:table-cell table:style-name="Table2.A2" office:value-type="string">
            <text:p text:style-name="P123">POWER<text:span text:style-name="T59">0</text:span></text:p>
          </table:table-cell>
          <table:table-cell table:style-name="Table2.B2" office:value-type="string">
            <text:p text:style-name="P10"><text:span text:style-name="T58">Zeruje nastawy we wszystkich kanałach zasilacza</text:span><text:span text:style-name="T59"> i</text:span><text:span text:style-name="T58"> w</text:span><text:span text:style-name="T59">y</text:span>łącza stycznik mocy</text:p>
          </table:table-cell>
        </table:table-row>
        <table:table-row>
          <table:table-cell table:style-name="Table2.A2" office:value-type="string">
            <text:p text:style-name="P124">Z<text:span text:style-name="T112">n</text:span></text:p>
          </table:table-cell>
          <table:table-cell table:style-name="Table2.B2" office:value-type="string">
            <text:p text:style-name="P143">Wybiera <text:span text:style-name="T24">kanał</text:span><text:span text:style-name="T110"> </text:span><text:span text:style-name="T111">n</text:span><text:span text:style-name="T24"> </text:span>zasilacz<text:span text:style-name="T24">a</text:span>, do którego będą kierowane następne komendy</text:p>
          </table:table-cell>
        </table:table-row>
        <table:table-row>
          <table:table-cell table:style-name="Table2.A2" office:value-type="string">
            <text:p text:style-name="P123">?Z</text:p>
          </table:table-cell>
          <table:table-cell table:style-name="Table2.B2" office:value-type="string">
            <text:p text:style-name="P9">Pokazuje <text:span text:style-name="T24">który kanał</text:span> zasilacza <text:span text:style-name="T24">jest </text:span>wybran<text:span text:style-name="T24">y</text:span> do komunikacji</text:p>
          </table:table-cell>
        </table:table-row>
        <table:table-row>
          <table:table-cell table:style-name="Table2.A2" office:value-type="string">
            <text:p text:style-name="P126">PC<text:span text:style-name="T112">d</text:span></text:p>
          </table:table-cell>
          <table:table-cell table:style-name="Table2.B2" office:value-type="string">
            <text:p text:style-name="P7">Ustawia wartość<text:span text:style-name="T113"> </text:span><text:span text:style-name="T111">d</text:span> prądu <text:span text:style-name="T24">w wybranym kanale </text:span>zasilacza w amperach<text:span text:style-name="T14">; </text:span></text:p>
            <text:p text:style-name="P6"><text:span text:style-name="T99">argument </text:span><text:span text:style-name="T12">może być wartoś</text:span><text:span text:style-name="T99">cią</text:span><text:span text:style-name="T12"> ujemn</text:span><text:span text:style-name="T99">ą</text:span><text:span text:style-name="T14">; dopuszcza</text:span><text:span text:style-name="T17"> się</text:span><text:span text:style-name="T14"> użycie "+</text:span><text:span text:style-name="T113"> - ."</text:span><text:span text:style-name="T14"> i spacji; </text:span></text:p>
            <text:p text:style-name="P12">kropki dziesiętnej nie można zastąpić przecinkiem</text:p>
          </table:table-cell>
        </table:table-row>
        <table:table-row>
          <table:table-cell table:style-name="Table2.A2" office:value-type="string">
            <text:p text:style-name="P125"><text:span text:style-name="T3">?</text:span>PC</text:p>
          </table:table-cell>
          <table:table-cell table:style-name="Table2.B2" office:value-type="string">
            <text:p text:style-name="P4">Odczytuje wartość zadaną prądu w amperach</text:p>
          </table:table-cell>
        </table:table-row>
        <table:table-row>
          <table:table-cell table:style-name="Table2.A2" office:value-type="string">
            <text:p text:style-name="P125">VERSION</text:p>
          </table:table-cell>
          <table:table-cell table:style-name="Table2.B2" office:value-type="string">
            <text:p text:style-name="P17">Zapytanie o wersję oprogramowania interfejsu</text:p>
          </table:table-cell>
        </table:table-row>
        <table:table-row>
          <table:table-cell table:style-name="Table2.A2" office:value-type="string">
            <text:p text:style-name="P121">ST</text:p>
          </table:table-cell>
          <table:table-cell table:style-name="Table2.B2" office:value-type="string">
            <text:p text:style-name="P11"><text:span text:style-name="T16">Komenda diagnostyczna</text:span><text:span text:style-name="T60"> </text:span><text:span text:style-name="T66">wyświetlająca informacje dodatkowe</text:span><text:span text:style-name="T16">; </text:span><text:span text:style-name="T60">pokazuje sygnały zwrotne </text:span><text:span text:style-name="T66">Sig2 </text:span><text:span text:style-name="T60">z poszczególnych kanałów zasilacza oraz pokazuje </text:span><text:span text:style-name="T66">rejestry</text:span><text:span text:style-name="T60"> błędów</text:span><text:span text:style-name="T61"> i kod stanu </text:span><text:span text:style-name="T66">interfejsu </text:span><text:span text:style-name="T61">zasilacza</text:span></text:p>
          </table:table-cell>
        </table:table-row>
        <table:table-row>
          <table:table-cell table:style-name="Table2.A2" office:value-type="string">
            <text:p text:style-name="P122">RE</text:p>
          </table:table-cell>
          <table:table-cell table:style-name="Table2.B2" office:value-type="string">
            <text:p text:style-name="P16">Resetuje <text:span text:style-name="T66">rejestry</text:span> błędów</text:p>
          </table:table-cell>
        </table:table-row>
      </table:table>
      <text:p text:style-name="P8">W obecnej wersji zasilacz nie umożliwia pomiaru rzeczywistych prądów w kanałach zasilacza.</text:p>
      <text:p text:style-name="P23">5.<text:span text:style-name="T73">1.</text:span> <text:span text:style-name="T73">Komen</text:span><text:span text:style-name="T26">da </text:span><text:span text:style-name="T5">?POWER</text:span></text:p>
      <text:p text:style-name="P80">Komenda ta służy do sprawdzenia, jaki jest stan stycznika mocy. <text:s/></text:p>
      <text:p text:style-name="P29"><text:span text:style-name="T27">Składnia k</text:span><text:span text:style-name="T25">omend</text:span><text:span text:style-name="T27">y</text:span><text:span text:style-name="T25">:</text:span>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E" table:number-columns-repeated="2"/>
        <table:table-column table:style-name="Table3.G" table:number-columns-repeated="2"/>
        <table:table-row>
          <table:table-cell table:style-name="Table3.A1" office:value-type="string">
            <text:p text:style-name="P117"><text:s/>?</text:p>
          </table:table-cell>
          <table:table-cell table:style-name="Table3.A1" office:value-type="string">
            <text:p text:style-name="P85"><text:span text:style-name="T75"><text:s/></text:span><text:span text:style-name="T76">P</text:span></text:p>
          </table:table-cell>
          <table:table-cell table:style-name="Table3.A1" office:value-type="string">
            <text:p text:style-name="P85"><text:span text:style-name="T75"><text:s/></text:span><text:span text:style-name="T76">O</text:span></text:p>
          </table:table-cell>
          <table:table-cell table:style-name="Table3.A1" office:value-type="string">
            <text:p text:style-name="P85"><text:span text:style-name="T75"><text:s/></text:span><text:span text:style-name="T76">W</text:span></text:p>
          </table:table-cell>
          <table:table-cell table:style-name="Table3.A1" office:value-type="string">
            <text:p text:style-name="P85"><text:span text:style-name="T75"><text:s/></text:span><text:span text:style-name="T76">E</text:span></text:p>
          </table:table-cell>
          <table:table-cell table:style-name="Table3.A1" office:value-type="string">
            <text:p text:style-name="P85"><text:span text:style-name="T75"><text:s/></text:span><text:span text:style-name="T76">R</text:span></text:p>
          </table:table-cell>
          <table:table-cell table:style-name="Table3.A1" office:value-type="string">
            <text:p text:style-name="P98">&lt;CR&gt;</text:p>
          </table:table-cell>
          <table:table-cell table:style-name="Table3.H1" office:value-type="string">
            <text:p text:style-name="P98">&lt;LF&gt;</text:p>
          </table:table-cell>
        </table:table-row>
      </table:table>
      <text:p text:style-name="P30"><text:span text:style-name="T27">Jeżeli stycznik jest wyłączony o</text:span><text:span text:style-name="T25">dpowiedź</text:span><text:span text:style-name="T27"> interfejsu ma następującą składnię:</text:span>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 table:number-columns-repeated="3"/>
        <table:table-column table:style-name="Table4.G" table:number-columns-repeated="2"/>
        <table:table-column table:style-name="Table4.D"/>
        <table:table-column table:style-name="Table4.G" table:number-columns-repeated="2"/>
        <table:table-column table:style-name="Table4.L"/>
        <table:table-row>
          <table:table-cell table:style-name="Table4.A1" office:value-type="string">
            <text:p text:style-name="P117"><text:s/>?</text:p>
          </table:table-cell>
          <table:table-cell table:style-name="Table4.A1" office:value-type="string">
            <text:p text:style-name="P85"><text:span text:style-name="T75"><text:s/></text:span><text:span text:style-name="T76">P</text:span></text:p>
          </table:table-cell>
          <table:table-cell table:style-name="Table4.A1" office:value-type="string">
            <text:p text:style-name="P85"><text:span text:style-name="T75"><text:s/></text:span><text:span text:style-name="T76">O</text:span></text:p>
          </table:table-cell>
          <table:table-cell table:style-name="Table4.A1" office:value-type="string">
            <text:p text:style-name="P85"><text:span text:style-name="T75"><text:s/></text:span><text:span text:style-name="T76">W</text:span></text:p>
          </table:table-cell>
          <table:table-cell table:style-name="Table4.A1" office:value-type="string">
            <text:p text:style-name="P85"><text:span text:style-name="T75"><text:s/></text:span><text:span text:style-name="T76">E</text:span></text:p>
          </table:table-cell>
          <table:table-cell table:style-name="Table4.A1" office:value-type="string">
            <text:p text:style-name="P85"><text:span text:style-name="T75"><text:s/></text:span><text:span text:style-name="T76">R</text:span></text:p>
          </table:table-cell>
          <table:table-cell table:style-name="Table4.A1" office:value-type="string">
            <text:p text:style-name="P98">&lt;CR&gt;</text:p>
          </table:table-cell>
          <table:table-cell table:style-name="Table4.A1" office:value-type="string">
            <text:p text:style-name="P98">&lt;LF&gt;</text:p>
          </table:table-cell>
          <table:table-cell table:style-name="Table4.A1" office:value-type="string">
            <text:p text:style-name="P86"><text:span text:style-name="T75"><text:s/></text:span><text:span text:style-name="T77">0</text:span></text:p>
          </table:table-cell>
          <table:table-cell table:style-name="Table4.A1" office:value-type="string">
            <text:p text:style-name="P98">&lt;CR&gt;</text:p>
          </table:table-cell>
          <table:table-cell table:style-name="Table4.A1" office:value-type="string">
            <text:p text:style-name="P98">&lt;LF&gt;</text:p>
          </table:table-cell>
          <table:table-cell table:style-name="Table4.L1" office:value-type="string">
            <text:p text:style-name="P86"><text:span text:style-name="T75"><text:s/></text:span><text:span text:style-name="T77">&gt;</text:span></text:p>
          </table:table-cell>
        </table:table-row>
      </table:table>
      <text:p text:style-name="P77"><draw:line text:anchor-type="paragraph" draw:z-index="8" draw:name="Line 1" draw:style-name="gr1" draw:text-style-name="P155" svg:x1="-0.002in" svg:y1="0.0661in" svg:x2="2.8453in" svg:y2="0.0591in"><text:p/></draw:line><text:span text:style-name="T28"><text:s/></text:span><text:span text:style-name="T25"><text:s text:c="29"/></text:span><text:span text:style-name="T104">echo</text:span></text:p>
      <text:p text:style-name="P30"><text:span text:style-name="T28">J</text:span><text:span text:style-name="T27">eżeli stycznik jest włączony</text:span><text:span text:style-name="T55"> odpowiedź jest następująca</text:span><text:span text:style-name="T27">:</text:span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 table:number-columns-repeated="3"/>
        <table:table-column table:style-name="Table5.G" table:number-columns-repeated="2"/>
        <table:table-column table:style-name="Table5.D"/>
        <table:table-column table:style-name="Table5.G" table:number-columns-repeated="2"/>
        <table:table-column table:style-name="Table5.L"/>
        <table:table-row>
          <table:table-cell table:style-name="Table5.A1" office:value-type="string">
            <text:p text:style-name="P118"><text:s/>?</text:p>
          </table:table-cell>
          <table:table-cell table:style-name="Table5.A1" office:value-type="string">
            <text:p text:style-name="P86"><text:span text:style-name="T75"><text:s/></text:span><text:span text:style-name="T76">P</text:span></text:p>
          </table:table-cell>
          <table:table-cell table:style-name="Table5.A1" office:value-type="string">
            <text:p text:style-name="P86"><text:span text:style-name="T75"><text:s/></text:span><text:span text:style-name="T76">O</text:span></text:p>
          </table:table-cell>
          <table:table-cell table:style-name="Table5.A1" office:value-type="string">
            <text:p text:style-name="P86"><text:span text:style-name="T75"><text:s/></text:span><text:span text:style-name="T76">W</text:span></text:p>
          </table:table-cell>
          <table:table-cell table:style-name="Table5.A1" office:value-type="string">
            <text:p text:style-name="P86"><text:span text:style-name="T75"><text:s/></text:span><text:span text:style-name="T76">E</text:span></text:p>
          </table:table-cell>
          <table:table-cell table:style-name="Table5.A1" office:value-type="string">
            <text:p text:style-name="P86"><text:span text:style-name="T75"><text:s/></text:span><text:span text:style-name="T76">R</text:span></text:p>
          </table:table-cell>
          <table:table-cell table:style-name="Table5.A1" office:value-type="string">
            <text:p text:style-name="P99">&lt;CR&gt;</text:p>
          </table:table-cell>
          <table:table-cell table:style-name="Table5.A1" office:value-type="string">
            <text:p text:style-name="P99">&lt;LF&gt;</text:p>
          </table:table-cell>
          <table:table-cell table:style-name="Table5.A1" office:value-type="string">
            <text:p text:style-name="P86"><text:span text:style-name="T75"><text:s/></text:span><text:span text:style-name="T77">1</text:span></text:p>
          </table:table-cell>
          <table:table-cell table:style-name="Table5.A1" office:value-type="string">
            <text:p text:style-name="P99">&lt;CR&gt;</text:p>
          </table:table-cell>
          <table:table-cell table:style-name="Table5.A1" office:value-type="string">
            <text:p text:style-name="P99">&lt;LF&gt;</text:p>
          </table:table-cell>
          <table:table-cell table:style-name="Table5.L1" office:value-type="string">
            <text:p text:style-name="P86"><text:span text:style-name="T75"><text:s/></text:span><text:span text:style-name="T77">&gt;</text:span></text:p>
          </table:table-cell>
        </table:table-row>
      </table:table>
      <text:p text:style-name="P53">5.2. Komenda<text:span text:style-name="T79"> </text:span><text:span text:style-name="T5">POWER</text:span></text:p>
      <text:p text:style-name="P58"><text:span text:style-name="T27">K</text:span><text:span text:style-name="T25">omenda ta służy do włączania bądź wyłączania stycznika mocy. <text:s/>Argumentem komendy może być 0 lub 1. <text:s/>Dalszy opis będzie podzielony na te dwa przypadki.</text:span></text:p>
      <text:p text:style-name="P59"><text:span text:style-name="T25">5.2.1. Komenda </text:span><text:span text:style-name="T5">POWER</text:span><text:span text:style-name="T4">1</text:span></text:p>
      <text:p text:style-name="P61"><text:span text:style-name="T30">Interfejs w reakcji na k</text:span><text:span text:style-name="T25">omend</text:span><text:span text:style-name="T30">ę</text:span><text:span text:style-name="T25"> o tej postaci wykonuje następujące działania:</text:span></text:p>
      <text:list text:style-name="L1">
        <text:list-item>
          <text:p text:style-name="P144"><text:span text:style-name="T56">Sprawdza stan zasilacza; jeżeli stycznik mocy jest wyłączony, komenda </text:span><text:span text:style-name="T57">jest</text:span><text:span text:style-name="T56"> wykon</text:span><text:span text:style-name="T57">ywana</text:span><text:span text:style-name="T56">, w przeciwnym razie wyświetla </text:span><text:span text:style-name="T57">się </text:span><text:span text:style-name="T56">komunikat błędu</text:span><text:span text:style-name="T57"> (</text:span><text:span text:style-name="T81">Error 6</text:span><text:span text:style-name="T57">)</text:span><text:span text:style-name="T56">.</text:span></text:p>
        </text:list-item>
        <text:list-item>
          <text:p text:style-name="P146">Ustawia we wszystkich kanałach zasilacza przetworniki cyfrowo-analogowe (DAC) na wartość zero<text:span text:style-name="T99"> (minimum)</text:span>.</text:p>
        </text:list-item>
        <text:list-item>
          <text:p text:style-name="P146">Odmierza opóźnienie, żeby sygnały Sig2 doszły do stanu ustalonego.</text:p>
        </text:list-item>
        <text:list-item>
          <text:p text:style-name="P149"><text:span text:style-name="T25">Rejestruje sygnały Sig2 </text:span><text:span text:style-name="T29">dla wszystkich kanałów.</text:span></text:p>
        </text:list-item>
        <text:list-item>
          <text:p text:style-name="P150"><text:span text:style-name="T25">Ustawia we wszystkich kanałach zasilacza DAC na wartość </text:span><text:span text:style-name="T29">maksymalną 0xFFF</text:span><text:span text:style-name="T25">.</text:span></text:p>
        </text:list-item>
        <text:list-item>
          <text:p text:style-name="P147">Odmierza opóźnienie, żeby sygnały Sig2 doszły do stanu ustalonego.</text:p>
        </text:list-item>
        <text:list-item>
          <text:p text:style-name="P150"><text:span text:style-name="T25">Rejestruje sygnały Sig2 </text:span><text:span text:style-name="T29">dla wszystkich kanałów.</text:span></text:p>
        </text:list-item>
        <text:list-item>
          <text:p text:style-name="P150"><text:span text:style-name="T25">Ustawia we wszystkich kanałach zasilacza DAC na wartość </text:span><text:span text:style-name="T29">offsetu odpowiadającego zerowemu prądowi wyjściowemu tj. 0x800</text:span><text:span text:style-name="T25">.</text:span></text:p>
        </text:list-item>
        <text:list-item>
          <text:p text:style-name="P151"><text:span text:style-name="T25">Odmierza opóźnienie</text:span><text:span text:style-name="T32">, żeby zapewnić stany ustalone</text:span><text:span text:style-name="T25">.</text:span></text:p>
        </text:list-item>
        <text:list-item>
          <text:p text:style-name="P148">Włącza stycznik mocy.</text:p>
        </text:list-item>
      </text:list>
      <text:p text:style-name="P84"><text:span text:style-name="T19">Wykonanie tej komendy trwa </text:span><text:span text:style-name="T20">około 5</text:span><text:span text:style-name="T19"> sekund.</text:span></text:p>
      <text:p text:style-name="P31"><text:span text:style-name="T27">Składnia k</text:span><text:span text:style-name="T25">omend</text:span><text:span text:style-name="T27">y</text:span><text:span text:style-name="T25">:</text:span></text:p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B"/>
        <table:table-column table:style-name="Table6.E" table:number-columns-repeated="2"/>
        <table:table-column table:style-name="Table6.G" table:number-columns-repeated="2"/>
        <table:table-row>
          <table:table-cell table:style-name="Table6.A1" office:value-type="string">
            <text:p text:style-name="P87"><text:span text:style-name="T75"><text:s/></text:span><text:span text:style-name="T89">P</text:span></text:p>
          </table:table-cell>
          <table:table-cell table:style-name="Table6.A1" office:value-type="string">
            <text:p text:style-name="P87"><text:span text:style-name="T75"><text:s/></text:span><text:span text:style-name="T89">O</text:span></text:p>
          </table:table-cell>
          <table:table-cell table:style-name="Table6.A1" office:value-type="string">
            <text:p text:style-name="P87"><text:span text:style-name="T75"><text:s/></text:span><text:span text:style-name="T89">W</text:span></text:p>
          </table:table-cell>
          <table:table-cell table:style-name="Table6.A1" office:value-type="string">
            <text:p text:style-name="P87"><text:span text:style-name="T75"><text:s/></text:span><text:span text:style-name="T89">E</text:span></text:p>
          </table:table-cell>
          <table:table-cell table:style-name="Table6.A1" office:value-type="string">
            <text:p text:style-name="P87"><text:span text:style-name="T75"><text:s/></text:span><text:span text:style-name="T89">R</text:span></text:p>
          </table:table-cell>
          <table:table-cell table:style-name="Table6.A1" office:value-type="string">
            <text:p text:style-name="P87"><text:span text:style-name="T75"><text:s/></text:span><text:span text:style-name="T89">1</text:span></text:p>
          </table:table-cell>
          <table:table-cell table:style-name="Table6.A1" office:value-type="string">
            <text:p text:style-name="P100">&lt;CR&gt;</text:p>
          </table:table-cell>
          <table:table-cell table:style-name="Table6.H1" office:value-type="string">
            <text:p text:style-name="P100">&lt;LF&gt;</text:p>
          </table:table-cell>
        </table:table-row>
      </table:table>
      <text:p text:style-name="P32"><text:span text:style-name="T27">Jeżeli</text:span><text:span text:style-name="T31"> zasilacz miał wyłączony</text:span><text:span text:style-name="T27"> stycznik</text:span><text:span text:style-name="T34">, odpowiedź jest następująca</text:span><text:span text:style-name="T27">:</text:span></text:p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D" table:number-columns-repeated="3"/>
        <table:table-column table:style-name="Table7.G" table:number-columns-repeated="2"/>
        <table:table-column table:style-name="Table7.D"/>
        <table:table-row>
          <table:table-cell table:style-name="Table7.A1" office:value-type="string">
            <text:p text:style-name="P87"><text:span text:style-name="T75"><text:s/></text:span><text:span text:style-name="T89">P</text:span></text:p>
          </table:table-cell>
          <table:table-cell table:style-name="Table7.A1" office:value-type="string">
            <text:p text:style-name="P87"><text:span text:style-name="T75"><text:s/></text:span><text:span text:style-name="T89">O</text:span></text:p>
          </table:table-cell>
          <table:table-cell table:style-name="Table7.A1" office:value-type="string">
            <text:p text:style-name="P87"><text:span text:style-name="T75"><text:s/></text:span><text:span text:style-name="T89">W</text:span></text:p>
          </table:table-cell>
          <table:table-cell table:style-name="Table7.A1" office:value-type="string">
            <text:p text:style-name="P87"><text:span text:style-name="T75"><text:s/></text:span><text:span text:style-name="T89">E</text:span></text:p>
          </table:table-cell>
          <table:table-cell table:style-name="Table7.A1" office:value-type="string">
            <text:p text:style-name="P87"><text:span text:style-name="T75"><text:s/></text:span><text:span text:style-name="T89">R</text:span></text:p>
          </table:table-cell>
          <table:table-cell table:style-name="Table7.A1" office:value-type="string">
            <text:p text:style-name="P87"><text:span text:style-name="T75"><text:s/></text:span><text:span text:style-name="T89">1</text:span></text:p>
          </table:table-cell>
          <table:table-cell table:style-name="Table7.A1" office:value-type="string">
            <text:p text:style-name="P100">&lt;CR&gt;</text:p>
          </table:table-cell>
          <table:table-cell table:style-name="Table7.A1" office:value-type="string">
            <text:p text:style-name="P100">&lt;LF&gt;</text:p>
          </table:table-cell>
          <table:table-cell table:style-name="Table7.I1" office:value-type="string">
            <text:p text:style-name="P87"><text:span text:style-name="T75"><text:s/></text:span><text:span text:style-name="T89">&gt;</text:span></text:p>
          </table:table-cell>
        </table:table-row>
      </table:table>
      <text:p text:style-name="P32"><text:span text:style-name="T28">J</text:span><text:span text:style-name="T27">eżeli stycznik </text:span><text:span text:style-name="T31">był</text:span><text:span text:style-name="T27"> włączony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 table:number-columns-repeated="3"/>
        <table:table-column table:style-name="Table8.G"/>
        <table:table-column table:style-name="Table8.H"/>
        <table:table-column table:style-name="Table8.I"/>
        <table:table-column table:style-name="Table8.A"/>
        <table:table-column table:style-name="Table8.I"/>
        <table:table-column table:style-name="Table8.B" table:number-columns-repeated="4"/>
        <table:table-column table:style-name="Table8.H" table:number-columns-repeated="2"/>
        <table:table-column table:style-name="Table8.B"/>
        <table:table-row>
          <table:table-cell table:style-name="Table8.A1" office:value-type="string">
            <text:p text:style-name="P87"><text:span text:style-name="T75"><text:s/></text:span><text:span text:style-name="T89">P</text:span></text:p>
          </table:table-cell>
          <table:table-cell table:style-name="Table8.A1" office:value-type="string">
            <text:p text:style-name="P87"><text:span text:style-name="T75"><text:s/></text:span><text:span text:style-name="T89">O</text:span></text:p>
          </table:table-cell>
          <table:table-cell table:style-name="Table8.A1" office:value-type="string">
            <text:p text:style-name="P87"><text:span text:style-name="T75"><text:s/></text:span><text:span text:style-name="T89">W</text:span></text:p>
          </table:table-cell>
          <table:table-cell table:style-name="Table8.A1" office:value-type="string">
            <text:p text:style-name="P87"><text:span text:style-name="T75"><text:s/></text:span><text:span text:style-name="T89">E</text:span></text:p>
          </table:table-cell>
          <table:table-cell table:style-name="Table8.A1" office:value-type="string">
            <text:p text:style-name="P87"><text:span text:style-name="T75"><text:s/></text:span><text:span text:style-name="T89">R</text:span></text:p>
          </table:table-cell>
          <table:table-cell table:style-name="Table8.A1" office:value-type="string">
            <text:p text:style-name="P87"><text:span text:style-name="T75"><text:s/></text:span><text:span text:style-name="T89">1</text:span></text:p>
          </table:table-cell>
          <table:table-cell table:style-name="Table8.A1" office:value-type="string">
            <text:p text:style-name="P100">&lt;CR&gt;</text:p>
          </table:table-cell>
          <table:table-cell table:style-name="Table8.A1" office:value-type="string">
            <text:p text:style-name="P100">&lt;LF&gt;</text:p>
          </table:table-cell>
          <table:table-cell table:style-name="Table8.A1" office:value-type="string">
            <text:p text:style-name="P87"><text:span text:style-name="T75"><text:s/></text:span><text:span text:style-name="T89">E</text:span></text:p>
          </table:table-cell>
          <table:table-cell table:style-name="Table8.A1" office:value-type="string">
            <text:p text:style-name="P111"><text:s/>R</text:p>
          </table:table-cell>
          <table:table-cell table:style-name="Table8.A1" office:value-type="string">
            <text:p text:style-name="P111"><text:s/>R</text:p>
          </table:table-cell>
          <table:table-cell table:style-name="Table8.A1" office:value-type="string">
            <text:p text:style-name="P87"><text:span text:style-name="T75"><text:s/></text:span><text:span text:style-name="T89">O</text:span></text:p>
          </table:table-cell>
          <table:table-cell table:style-name="Table8.A1" office:value-type="string">
            <text:p text:style-name="P111"><text:s/>R</text:p>
          </table:table-cell>
          <table:table-cell table:style-name="Table8.A1" office:value-type="string">
            <text:p text:style-name="P111"/>
          </table:table-cell>
          <table:table-cell table:style-name="Table8.A1" office:value-type="string">
            <text:p text:style-name="P111"><text:s/><text:span text:style-name="T90">6</text:span></text:p>
          </table:table-cell>
          <table:table-cell table:style-name="Table8.A1" office:value-type="string">
            <text:p text:style-name="P100">&lt;CR&gt;</text:p>
          </table:table-cell>
          <table:table-cell table:style-name="Table8.A1" office:value-type="string">
            <text:p text:style-name="P100">&lt;LF&gt;</text:p>
          </table:table-cell>
          <table:table-cell table:style-name="Table8.R1" office:value-type="string">
            <text:p text:style-name="P113"><text:s/>&gt;</text:p>
          </table:table-cell>
        </table:table-row>
      </table:table>
      <text:p text:style-name="P60"><text:span text:style-name="T25">5.2.</text:span><text:span text:style-name="T32">2</text:span><text:span text:style-name="T25">. Komenda </text:span><text:span text:style-name="T5">POWER</text:span><text:span text:style-name="T6">0</text:span></text:p>
      <text:p text:style-name="P62"><text:span text:style-name="T30">Interfejs w reakcji na k</text:span><text:span text:style-name="T25">omend</text:span><text:span text:style-name="T30">ę</text:span><text:span text:style-name="T35"> </text:span><text:span text:style-name="T5">POWER</text:span><text:span text:style-name="T25"> </text:span><text:span text:style-name="T32">z argumentem 0</text:span><text:span text:style-name="T25"> wykonuje następujące działania:</text:span></text:p>
      <text:list text:continue-numbering="true" text:style-name="L1">
        <text:list-item>
          <text:p text:style-name="P145"><text:span text:style-name="T56">Sprawdza stan zasilacza; jeżeli stycznik mocy jest włączony, komenda </text:span><text:span text:style-name="T57">jest</text:span><text:span text:style-name="T56"> wykon</text:span><text:span text:style-name="T57">ywana</text:span><text:span text:style-name="T56">, w przeciwnym razie wyświetla </text:span><text:span text:style-name="T57">się </text:span><text:span text:style-name="T56">komunikat błędu</text:span><text:span text:style-name="T57"> (</text:span><text:span text:style-name="T81">Error 6</text:span><text:span text:style-name="T57">)</text:span><text:span text:style-name="T56">.</text:span></text:p>
        </text:list-item>
        <text:list-item>
          <text:p text:style-name="P152"><text:span text:style-name="T32">Jeżeli wartość zadana prądów w poszczególnych kanałach nie jest równa zeru, interfejs zeruje prądy (po rampie</text:span><text:span text:style-name="T47"> </text:span><text:span text:style-name="T50">o łagodnym nachyleniu</text:span><text:span text:style-name="T32">). <text:s/>Zerowanie odbywa się</text:span><text:span text:style-name="T25"> </text:span><text:span text:style-name="T32">jednocześnie </text:span><text:span text:style-name="T25">we wszystkich kanałach</text:span><text:span text:style-name="T32">, w których jest to potrzebne</text:span><text:span text:style-name="T25">.</text:span></text:p>
        </text:list-item>
        <text:list-item>
          <text:p text:style-name="P153"><text:span text:style-name="T25">Odmierza opóźnienie</text:span><text:span text:style-name="T32">, żeby zapewnić stany ustalone</text:span><text:span text:style-name="T25">.</text:span></text:p>
        </text:list-item>
        <text:list-item>
          <text:p text:style-name="P154"><text:span text:style-name="T25">W</text:span><text:span text:style-name="T33">y</text:span><text:span text:style-name="T25">łącza stycznik mocy.</text:span></text:p>
        </text:list-item>
      </text:list>
      <text:p text:style-name="P33"><text:span text:style-name="T27"/></text:p>
      <text:p text:style-name="P33"><text:span text:style-name="T27"/></text:p>
      <text:p text:style-name="P33"><text:span text:style-name="T27"/></text:p>
      <text:p text:style-name="P33"><text:span text:style-name="T27"/></text:p>
      <text:p text:style-name="P33"><text:soft-page-break/><text:span text:style-name="T27">Składnia k</text:span><text:span text:style-name="T25">omend</text:span><text:span text:style-name="T27">y</text:span><text:span text:style-name="T25">:</text:span></text:p>
      <table:table table:name="Table9" table:style-name="Table9">
        <table:table-column table:style-name="Table9.A"/>
        <table:table-column table:style-name="Table9.B"/>
        <table:table-column table:style-name="Table9.A"/>
        <table:table-column table:style-name="Table9.B"/>
        <table:table-column table:style-name="Table9.E" table:number-columns-repeated="2"/>
        <table:table-column table:style-name="Table9.G" table:number-columns-repeated="2"/>
        <table:table-row>
          <table:table-cell table:style-name="Table9.A1" office:value-type="string">
            <text:p text:style-name="P88"><text:span text:style-name="T75"><text:s/></text:span><text:span text:style-name="T89">P</text:span></text:p>
          </table:table-cell>
          <table:table-cell table:style-name="Table9.A1" office:value-type="string">
            <text:p text:style-name="P88"><text:span text:style-name="T75"><text:s/></text:span><text:span text:style-name="T89">O</text:span></text:p>
          </table:table-cell>
          <table:table-cell table:style-name="Table9.A1" office:value-type="string">
            <text:p text:style-name="P88"><text:span text:style-name="T75"><text:s/></text:span><text:span text:style-name="T89">W</text:span></text:p>
          </table:table-cell>
          <table:table-cell table:style-name="Table9.A1" office:value-type="string">
            <text:p text:style-name="P88"><text:span text:style-name="T75"><text:s/></text:span><text:span text:style-name="T89">E</text:span></text:p>
          </table:table-cell>
          <table:table-cell table:style-name="Table9.A1" office:value-type="string">
            <text:p text:style-name="P88"><text:span text:style-name="T75"><text:s/></text:span><text:span text:style-name="T89">R</text:span></text:p>
          </table:table-cell>
          <table:table-cell table:style-name="Table9.A1" office:value-type="string">
            <text:p text:style-name="P88"><text:span text:style-name="T75"><text:s/></text:span><text:span text:style-name="T91">0</text:span></text:p>
          </table:table-cell>
          <table:table-cell table:style-name="Table9.A1" office:value-type="string">
            <text:p text:style-name="P101">&lt;CR&gt;</text:p>
          </table:table-cell>
          <table:table-cell table:style-name="Table9.H1" office:value-type="string">
            <text:p text:style-name="P101">&lt;LF&gt;</text:p>
          </table:table-cell>
        </table:table-row>
      </table:table>
      <text:p text:style-name="P35"><text:span text:style-name="T27">Jeżeli</text:span><text:span text:style-name="T31"> zasilacz miał włączony</text:span><text:span text:style-name="T27"> stycznik</text:span><text:span text:style-name="T34">, odpowiedź jest następująca</text:span><text:span text:style-name="T27">:</text:span></text:p>
      <table:table table:name="Table10" table:style-name="Table10">
        <table:table-column table:style-name="Table10.A"/>
        <table:table-column table:style-name="Table10.B"/>
        <table:table-column table:style-name="Table10.A"/>
        <table:table-column table:style-name="Table10.D" table:number-columns-repeated="3"/>
        <table:table-column table:style-name="Table10.G" table:number-columns-repeated="2"/>
        <table:table-column table:style-name="Table10.D"/>
        <table:table-row>
          <table:table-cell table:style-name="Table10.A1" office:value-type="string">
            <text:p text:style-name="P88"><text:span text:style-name="T75"><text:s/></text:span><text:span text:style-name="T89">P</text:span></text:p>
          </table:table-cell>
          <table:table-cell table:style-name="Table10.A1" office:value-type="string">
            <text:p text:style-name="P88"><text:span text:style-name="T75"><text:s/></text:span><text:span text:style-name="T89">O</text:span></text:p>
          </table:table-cell>
          <table:table-cell table:style-name="Table10.A1" office:value-type="string">
            <text:p text:style-name="P88"><text:span text:style-name="T75"><text:s/></text:span><text:span text:style-name="T89">W</text:span></text:p>
          </table:table-cell>
          <table:table-cell table:style-name="Table10.A1" office:value-type="string">
            <text:p text:style-name="P88"><text:span text:style-name="T75"><text:s/></text:span><text:span text:style-name="T89">E</text:span></text:p>
          </table:table-cell>
          <table:table-cell table:style-name="Table10.A1" office:value-type="string">
            <text:p text:style-name="P88"><text:span text:style-name="T75"><text:s/></text:span><text:span text:style-name="T89">R</text:span></text:p>
          </table:table-cell>
          <table:table-cell table:style-name="Table10.A1" office:value-type="string">
            <text:p text:style-name="P88"><text:span text:style-name="T75"><text:s/></text:span><text:span text:style-name="T91">0</text:span></text:p>
          </table:table-cell>
          <table:table-cell table:style-name="Table10.A1" office:value-type="string">
            <text:p text:style-name="P101">&lt;CR&gt;</text:p>
          </table:table-cell>
          <table:table-cell table:style-name="Table10.A1" office:value-type="string">
            <text:p text:style-name="P101">&lt;LF&gt;</text:p>
          </table:table-cell>
          <table:table-cell table:style-name="Table10.I1" office:value-type="string">
            <text:p text:style-name="P88"><text:span text:style-name="T75"><text:s/></text:span><text:span text:style-name="T89">&gt;</text:span></text:p>
          </table:table-cell>
        </table:table-row>
      </table:table>
      <text:p text:style-name="P34"><text:span text:style-name="T33">W przeciwnym wypadku</text:span><text:span text:style-name="T27">: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B" table:number-columns-repeated="3"/>
        <table:table-column table:style-name="Table11.G"/>
        <table:table-column table:style-name="Table11.H"/>
        <table:table-column table:style-name="Table11.I"/>
        <table:table-column table:style-name="Table11.A"/>
        <table:table-column table:style-name="Table11.I"/>
        <table:table-column table:style-name="Table11.B" table:number-columns-repeated="4"/>
        <table:table-column table:style-name="Table11.H" table:number-columns-repeated="2"/>
        <table:table-column table:style-name="Table11.B"/>
        <table:table-row>
          <table:table-cell table:style-name="Table11.A1" office:value-type="string">
            <text:p text:style-name="P88"><text:span text:style-name="T75"><text:s/></text:span><text:span text:style-name="T89">P</text:span></text:p>
          </table:table-cell>
          <table:table-cell table:style-name="Table11.A1" office:value-type="string">
            <text:p text:style-name="P88"><text:span text:style-name="T75"><text:s/></text:span><text:span text:style-name="T89">O</text:span></text:p>
          </table:table-cell>
          <table:table-cell table:style-name="Table11.A1" office:value-type="string">
            <text:p text:style-name="P88"><text:span text:style-name="T75"><text:s/></text:span><text:span text:style-name="T89">W</text:span></text:p>
          </table:table-cell>
          <table:table-cell table:style-name="Table11.A1" office:value-type="string">
            <text:p text:style-name="P88"><text:span text:style-name="T75"><text:s/></text:span><text:span text:style-name="T89">E</text:span></text:p>
          </table:table-cell>
          <table:table-cell table:style-name="Table11.A1" office:value-type="string">
            <text:p text:style-name="P88"><text:span text:style-name="T75"><text:s/></text:span><text:span text:style-name="T89">R</text:span></text:p>
          </table:table-cell>
          <table:table-cell table:style-name="Table11.A1" office:value-type="string">
            <text:p text:style-name="P88"><text:span text:style-name="T75"><text:s/></text:span><text:span text:style-name="T91">0</text:span></text:p>
          </table:table-cell>
          <table:table-cell table:style-name="Table11.A1" office:value-type="string">
            <text:p text:style-name="P101">&lt;CR&gt;</text:p>
          </table:table-cell>
          <table:table-cell table:style-name="Table11.A1" office:value-type="string">
            <text:p text:style-name="P101">&lt;LF&gt;</text:p>
          </table:table-cell>
          <table:table-cell table:style-name="Table11.A1" office:value-type="string">
            <text:p text:style-name="P88"><text:span text:style-name="T75"><text:s/></text:span><text:span text:style-name="T89">E</text:span></text:p>
          </table:table-cell>
          <table:table-cell table:style-name="Table11.A1" office:value-type="string">
            <text:p text:style-name="P112"><text:s/>R</text:p>
          </table:table-cell>
          <table:table-cell table:style-name="Table11.A1" office:value-type="string">
            <text:p text:style-name="P112"><text:s/>R</text:p>
          </table:table-cell>
          <table:table-cell table:style-name="Table11.A1" office:value-type="string">
            <text:p text:style-name="P88"><text:span text:style-name="T75"><text:s/></text:span><text:span text:style-name="T89">O</text:span></text:p>
          </table:table-cell>
          <table:table-cell table:style-name="Table11.A1" office:value-type="string">
            <text:p text:style-name="P112"><text:s/>R</text:p>
          </table:table-cell>
          <table:table-cell table:style-name="Table11.A1" office:value-type="string">
            <text:p text:style-name="P112"/>
          </table:table-cell>
          <table:table-cell table:style-name="Table11.A1" office:value-type="string">
            <text:p text:style-name="P112"><text:s/><text:span text:style-name="T90">6</text:span></text:p>
          </table:table-cell>
          <table:table-cell table:style-name="Table11.A1" office:value-type="string">
            <text:p text:style-name="P101">&lt;CR&gt;</text:p>
          </table:table-cell>
          <table:table-cell table:style-name="Table11.A1" office:value-type="string">
            <text:p text:style-name="P101">&lt;LF&gt;</text:p>
          </table:table-cell>
          <table:table-cell table:style-name="Table11.R1" office:value-type="string">
            <text:p text:style-name="P114"><text:s/>&gt;</text:p>
          </table:table-cell>
        </table:table-row>
      </table:table>
      <text:p text:style-name="P63"><text:span text:style-name="T31">5</text:span><text:span text:style-name="T25">.3. Komenda </text:span><text:span text:style-name="T4">Z</text:span></text:p>
      <text:p text:style-name="P54"><text:span text:style-name="T34">Komenda ta pozwala na wybranie aktywnego kanału, do którego będą się odnosić komendy </text:span><text:span text:style-name="T11">PC</text:span><text:span text:style-name="T34"> oraz </text:span><text:span text:style-name="T11">?PC</text:span><text:span text:style-name="T34">. <text:s/>Argumentem dla tej komendy jest cyfra oznaczająca numer kanału, od 1 do wartości równej liczbie zaimplementowanych kanałów.</text:span></text:p>
      <text:p text:style-name="P36"><text:span text:style-name="T27">Składnia k</text:span><text:span text:style-name="T25">omend</text:span><text:span text:style-name="T27">y</text:span><text:span text:style-name="T36"> (przykładowa)</text:span><text:span text:style-name="T25">:</text:span></text:p>
      <table:table table:name="Table12" table:style-name="Table12">
        <table:table-column table:style-name="Table12.A"/>
        <table:table-column table:style-name="Table12.B"/>
        <table:table-column table:style-name="Table12.C" table:number-columns-repeated="2"/>
        <table:table-row>
          <table:table-cell table:style-name="Table12.A1" office:value-type="string">
            <text:p text:style-name="P89"><text:span text:style-name="T75"><text:s/></text:span><text:span text:style-name="T92">Z</text:span></text:p>
          </table:table-cell>
          <table:table-cell table:style-name="Table12.A1" office:value-type="string">
            <text:p text:style-name="P89"><text:span text:style-name="T75"><text:s/></text:span><text:span text:style-name="T92">2</text:span></text:p>
          </table:table-cell>
          <table:table-cell table:style-name="Table12.A1" office:value-type="string">
            <text:p text:style-name="P102">&lt;CR&gt;</text:p>
          </table:table-cell>
          <table:table-cell table:style-name="Table12.D1" office:value-type="string">
            <text:p text:style-name="P102">&lt;LF&gt;</text:p>
          </table:table-cell>
        </table:table-row>
      </table:table>
      <text:p text:style-name="P37"><text:span text:style-name="T36">Odpowiedź</text:span><text:span text:style-name="T27">:</text:span></text:p>
      <table:table table:name="Table13" table:style-name="Table13">
        <table:table-column table:style-name="Table13.A"/>
        <table:table-column table:style-name="Table13.B"/>
        <table:table-column table:style-name="Table13.C" table:number-columns-repeated="2"/>
        <table:table-column table:style-name="Table13.B"/>
        <table:table-row>
          <table:table-cell table:style-name="Table13.A1" office:value-type="string">
            <text:p text:style-name="P89"><text:span text:style-name="T75"><text:s/></text:span><text:span text:style-name="T92">Z</text:span></text:p>
          </table:table-cell>
          <table:table-cell table:style-name="Table13.A1" office:value-type="string">
            <text:p text:style-name="P89"><text:span text:style-name="T75"><text:s/></text:span><text:span text:style-name="T92">2</text:span></text:p>
          </table:table-cell>
          <table:table-cell table:style-name="Table13.A1" office:value-type="string">
            <text:p text:style-name="P102">&lt;CR&gt;</text:p>
          </table:table-cell>
          <table:table-cell table:style-name="Table13.A1" office:value-type="string">
            <text:p text:style-name="P102">&lt;LF&gt;</text:p>
          </table:table-cell>
          <table:table-cell table:style-name="Table13.E1" office:value-type="string">
            <text:p text:style-name="P89"><text:span text:style-name="T75"><text:s/></text:span><text:span text:style-name="T89">&gt;</text:span></text:p>
          </table:table-cell>
        </table:table-row>
      </table:table>
      <text:p text:style-name="P64"><text:span text:style-name="T31">5</text:span><text:span text:style-name="T25">.</text:span><text:span text:style-name="T38">4</text:span><text:span text:style-name="T25">. Komenda </text:span><text:span text:style-name="T7">?Z</text:span></text:p>
      <text:p text:style-name="P55"><text:span text:style-name="T34">Komenda ta </text:span><text:span text:style-name="T37">odczytuje numer aktywnego kanału.</text:span></text:p>
      <text:p text:style-name="P38"><text:span text:style-name="T27">Składnia k</text:span><text:span text:style-name="T25">omend</text:span><text:span text:style-name="T27">y</text:span><text:span text:style-name="T25">:</text:span></text:p>
      <table:table table:name="Table14" table:style-name="Table14">
        <table:table-column table:style-name="Table14.A"/>
        <table:table-column table:style-name="Table14.B"/>
        <table:table-column table:style-name="Table14.C" table:number-columns-repeated="2"/>
        <table:table-row>
          <table:table-cell table:style-name="Table14.A1" office:value-type="string">
            <text:p text:style-name="P90"><text:span text:style-name="T75"><text:s/></text:span><text:span text:style-name="T93">?</text:span></text:p>
          </table:table-cell>
          <table:table-cell table:style-name="Table14.A1" office:value-type="string">
            <text:p text:style-name="P90"><text:span text:style-name="T75"><text:s/></text:span><text:span text:style-name="T93">Z</text:span></text:p>
          </table:table-cell>
          <table:table-cell table:style-name="Table14.A1" office:value-type="string">
            <text:p text:style-name="P103">&lt;CR&gt;</text:p>
          </table:table-cell>
          <table:table-cell table:style-name="Table14.D1" office:value-type="string">
            <text:p text:style-name="P103">&lt;LF&gt;</text:p>
          </table:table-cell>
        </table:table-row>
      </table:table>
      <text:p text:style-name="P39"><text:span text:style-name="T36">Odpowiedź</text:span><text:span text:style-name="T37"> (przykładowa)</text:span><text:span text:style-name="T27">:</text:span></text:p>
      <table:table table:name="Table15" table:style-name="Table15">
        <table:table-column table:style-name="Table15.A"/>
        <table:table-column table:style-name="Table15.B"/>
        <table:table-column table:style-name="Table15.C" table:number-columns-repeated="2"/>
        <table:table-column table:style-name="Table15.B" table:number-columns-repeated="3"/>
        <table:table-column table:style-name="Table15.C" table:number-columns-repeated="2"/>
        <table:table-column table:style-name="Table15.B"/>
        <table:table-row>
          <table:table-cell table:style-name="Table15.A1" office:value-type="string">
            <text:p text:style-name="P90"><text:span text:style-name="T75"><text:s/></text:span><text:span text:style-name="T93">?</text:span></text:p>
          </table:table-cell>
          <table:table-cell table:style-name="Table15.A1" office:value-type="string">
            <text:p text:style-name="P90"><text:span text:style-name="T75"><text:s/></text:span><text:span text:style-name="T93">Z</text:span></text:p>
          </table:table-cell>
          <table:table-cell table:style-name="Table15.A1" office:value-type="string">
            <text:p text:style-name="P103">&lt;CR&gt;</text:p>
          </table:table-cell>
          <table:table-cell table:style-name="Table15.A1" office:value-type="string">
            <text:p text:style-name="P103">&lt;LF&gt;</text:p>
          </table:table-cell>
          <table:table-cell table:style-name="Table15.A1" office:value-type="string">
            <text:p text:style-name="P90"><text:span text:style-name="T75"><text:s/></text:span><text:span text:style-name="T93">Z</text:span></text:p>
          </table:table-cell>
          <table:table-cell table:style-name="Table15.A1" office:value-type="string">
            <text:p text:style-name="P90"><text:span text:style-name="T75"><text:s/></text:span><text:span text:style-name="T93">=</text:span></text:p>
          </table:table-cell>
          <table:table-cell table:style-name="Table15.A1" office:value-type="string">
            <text:p text:style-name="P90"><text:span text:style-name="T75"><text:s/></text:span><text:span text:style-name="T93">2</text:span></text:p>
          </table:table-cell>
          <table:table-cell table:style-name="Table15.A1" office:value-type="string">
            <text:p text:style-name="P103">&lt;CR&gt;</text:p>
          </table:table-cell>
          <table:table-cell table:style-name="Table15.A1" office:value-type="string">
            <text:p text:style-name="P103">&lt;LF&gt;</text:p>
          </table:table-cell>
          <table:table-cell table:style-name="Table15.J1" office:value-type="string">
            <text:p text:style-name="P90"><text:span text:style-name="T75"><text:s/></text:span><text:span text:style-name="T89">&gt;</text:span></text:p>
          </table:table-cell>
        </table:table-row>
      </table:table>
      <text:p text:style-name="P65"><text:span text:style-name="T31">5</text:span><text:span text:style-name="T25">.</text:span><text:span text:style-name="T38">5</text:span><text:span text:style-name="T25">. Komenda </text:span><text:span text:style-name="T8">PC</text:span></text:p>
      <text:p text:style-name="P56"><text:span text:style-name="T34">Komenda ta </text:span><text:span text:style-name="T38">służy do </text:span><text:span text:style-name="T42">zadawania</text:span><text:span text:style-name="T38"> prądu w aktywnym kanale zasilacza.</text:span></text:p>
      <text:p text:style-name="P71"><text:span text:style-name="T38">K</text:span><text:span text:style-name="T25">omenda PC może być wykonana, tylko kiedy stycznik jest włączony. <text:s/>W przeciwnym razie interfejs odpowiada </text:span><text:span text:style-name="T46">k</text:span><text:span text:style-name="T45">omunikat</text:span><text:span text:style-name="T46">em</text:span><text:span text:style-name="T45"> błędu</text:span><text:span text:style-name="T30"> (</text:span><text:span text:style-name="T81">Error 6</text:span><text:span text:style-name="T30">)</text:span><text:span text:style-name="T45">.</text:span></text:p>
      <text:p text:style-name="P72"><text:span text:style-name="T25">Zmiany wartości zadanej prądu w poszczególnych kanałach są </text:span><text:span text:style-name="T49">realizowane</text:span><text:span text:style-name="T25"> </text:span><text:span text:style-name="T32">po ramp</text:span><text:span text:style-name="T48">ach</text:span><text:span text:style-name="T47"> </text:span><text:span text:style-name="T50">o łagodnym nachyleniu</text:span><text:span text:style-name="T49">. Odbywa się to w tle i nie koliduje z obsługą nowych</text:span><text:span text:style-name="T48"> komend</text:span><text:span text:style-name="T49">.</text:span></text:p>
      <text:p text:style-name="P40"><text:span text:style-name="T27">Składnia k</text:span><text:span text:style-name="T25">omend</text:span><text:span text:style-name="T27">y</text:span><text:span text:style-name="T36"> (przykładowa)</text:span><text:span text:style-name="T25">:</text:span></text:p>
      <table:table table:name="Table16" table:style-name="Table16">
        <table:table-column table:style-name="Table16.A"/>
        <table:table-column table:style-name="Table16.B" table:number-columns-repeated="2"/>
        <table:table-column table:style-name="Table16.D"/>
        <table:table-column table:style-name="Table16.E"/>
        <table:table-row>
          <table:table-cell table:style-name="Table16.A1" office:value-type="string">
            <text:p text:style-name="P91"><text:span text:style-name="T75"><text:s/></text:span><text:span text:style-name="T94">P</text:span></text:p>
          </table:table-cell>
          <table:table-cell table:style-name="Table16.A1" office:value-type="string">
            <text:p text:style-name="P91"><text:span text:style-name="T75"><text:s/></text:span><text:span text:style-name="T94">C</text:span></text:p>
          </table:table-cell>
          <table:table-cell table:style-name="Table16.A1" office:value-type="string">
            <text:p text:style-name="P91"><text:span text:style-name="T75"><text:s/></text:span><text:span text:style-name="T94">2</text:span></text:p>
          </table:table-cell>
          <table:table-cell table:style-name="Table16.A1" office:value-type="string">
            <text:p text:style-name="P104">&lt;CR&gt;</text:p>
          </table:table-cell>
          <table:table-cell table:style-name="Table16.E1" office:value-type="string">
            <text:p text:style-name="P104">&lt;LF&gt;</text:p>
          </table:table-cell>
        </table:table-row>
      </table:table>
      <text:p text:style-name="P75"><text:span text:style-name="T36">t</text:span><text:span text:style-name="T25">j. "ustaw 2 ampery"</text:span></text:p>
      <text:p text:style-name="P41"><text:span text:style-name="T36">Odpowiedź</text:span><text:span text:style-name="T27">:</text:span></text:p>
      <table:table table:name="Table17" table:style-name="Table17">
        <table:table-column table:style-name="Table17.A" table:number-columns-repeated="2"/>
        <table:table-column table:style-name="Table17.C"/>
        <table:table-column table:style-name="Table17.D" table:number-columns-repeated="2"/>
        <table:table-column table:style-name="Table17.C"/>
        <table:table-row>
          <table:table-cell table:style-name="Table17.A1" office:value-type="string">
            <text:p text:style-name="P91"><text:span text:style-name="T75"><text:s/></text:span><text:span text:style-name="T95">P</text:span></text:p>
          </table:table-cell>
          <table:table-cell table:style-name="Table17.A1" office:value-type="string">
            <text:p text:style-name="P115"><text:s/>C</text:p>
          </table:table-cell>
          <table:table-cell table:style-name="Table17.A1" office:value-type="string">
            <text:p text:style-name="P91"><text:span text:style-name="T75"><text:s/></text:span><text:span text:style-name="T92">2</text:span></text:p>
          </table:table-cell>
          <table:table-cell table:style-name="Table17.A1" office:value-type="string">
            <text:p text:style-name="P104">&lt;CR&gt;</text:p>
          </table:table-cell>
          <table:table-cell table:style-name="Table17.A1" office:value-type="string">
            <text:p text:style-name="P104">&lt;LF&gt;</text:p>
          </table:table-cell>
          <table:table-cell table:style-name="Table17.F1" office:value-type="string">
            <text:p text:style-name="P91"><text:span text:style-name="T75"><text:s/></text:span><text:span text:style-name="T89">&gt;</text:span></text:p>
          </table:table-cell>
        </table:table-row>
      </table:table>
      <text:p text:style-name="P42"><text:span text:style-name="T39">Więcej przykładów s</text:span><text:span text:style-name="T27">kładni k</text:span><text:span text:style-name="T25">omend</text:span><text:span text:style-name="T27">y</text:span><text:span text:style-name="T25">:</text:span></text:p>
      <table:table table:name="Table19" table:style-name="Table19">
        <table:table-column table:style-name="Table19.A"/>
        <table:table-column table:style-name="Table19.B"/>
        <table:table-column table:style-name="Table19.A"/>
        <table:table-column table:style-name="Table19.D"/>
        <table:table-column table:style-name="Table19.E"/>
        <table:table-column table:style-name="Table19.F"/>
        <table:table-column table:style-name="Table19.G"/>
        <table:table-row>
          <table:table-cell table:style-name="Table19.A1" office:value-type="string">
            <text:p text:style-name="P93"><text:span text:style-name="T75"><text:s/></text:span><text:span text:style-name="T94">P</text:span></text:p>
          </table:table-cell>
          <table:table-cell table:style-name="Table19.A1" office:value-type="string">
            <text:p text:style-name="P93"><text:span text:style-name="T75"><text:s/></text:span><text:span text:style-name="T94">C</text:span></text:p>
          </table:table-cell>
          <table:table-cell table:style-name="Table19.A1" office:value-type="string">
            <text:p text:style-name="P93"><text:span text:style-name="T75"><text:s/></text:span><text:span text:style-name="T94">2</text:span></text:p>
          </table:table-cell>
          <table:table-cell table:style-name="Table19.A1" office:value-type="string">
            <text:p text:style-name="P93"><text:span text:style-name="T75"><text:s/></text:span><text:span text:style-name="T95">.</text:span></text:p>
          </table:table-cell>
          <table:table-cell table:style-name="Table19.A1" office:value-type="string">
            <text:p text:style-name="P93"><text:span text:style-name="T75"><text:s/></text:span><text:span text:style-name="T95">3</text:span></text:p>
          </table:table-cell>
          <table:table-cell table:style-name="Table19.A1" office:value-type="string">
            <text:p text:style-name="P106">&lt;CR&gt;</text:p>
          </table:table-cell>
          <table:table-cell table:style-name="Table19.G1" office:value-type="string">
            <text:p text:style-name="P106">&lt;LF&gt;</text:p>
          </table:table-cell>
        </table:table-row>
      </table:table>
      <text:p text:style-name="P81">tj. "ustaw 2.3 A"</text:p>
      <text:p text:style-name="P51"><text:span text:style-name="T25"/></text:p>
      <table:table table:name="Table20" table:style-name="Table20">
        <table:table-column table:style-name="Table20.A"/>
        <table:table-column table:style-name="Table20.B" table:number-columns-repeated="2"/>
        <table:table-column table:style-name="Table20.D" table:number-columns-repeated="2"/>
        <table:table-column table:style-name="Table20.B"/>
        <table:table-column table:style-name="Table20.G" table:number-columns-repeated="2"/>
        <table:table-row>
          <table:table-cell table:style-name="Table20.A1" office:value-type="string">
            <text:p text:style-name="P97"><text:span text:style-name="T75"><text:s/></text:span><text:span text:style-name="T94">P</text:span></text:p>
          </table:table-cell>
          <table:table-cell table:style-name="Table20.A1" office:value-type="string">
            <text:p text:style-name="P93"><text:span text:style-name="T75"><text:s/></text:span><text:span text:style-name="T94">C</text:span></text:p>
          </table:table-cell>
          <table:table-cell table:style-name="Table20.A1" office:value-type="string">
            <text:p text:style-name="P93"><text:span text:style-name="T75"><text:s/></text:span><text:span text:style-name="T96">-</text:span></text:p>
          </table:table-cell>
          <table:table-cell table:style-name="Table20.A1" office:value-type="string">
            <text:p text:style-name="P93"><text:span text:style-name="T75"><text:s/></text:span><text:span text:style-name="T96">2</text:span></text:p>
          </table:table-cell>
          <table:table-cell table:style-name="Table20.A1" office:value-type="string">
            <text:p text:style-name="P93"><text:span text:style-name="T75"><text:s/></text:span><text:span text:style-name="T95">.</text:span></text:p>
          </table:table-cell>
          <table:table-cell table:style-name="Table20.A1" office:value-type="string">
            <text:p text:style-name="P93"><text:span text:style-name="T75"><text:s/></text:span><text:span text:style-name="T95">3</text:span></text:p>
          </table:table-cell>
          <table:table-cell table:style-name="Table20.A1" office:value-type="string">
            <text:p text:style-name="P106">&lt;CR&gt;</text:p>
          </table:table-cell>
          <table:table-cell table:style-name="Table20.H1" office:value-type="string">
            <text:p text:style-name="P106">&lt;LF&gt;</text:p>
          </table:table-cell>
        </table:table-row>
      </table:table>
      <text:p text:style-name="P81">tj. "ustaw -2.3 A"</text:p>
      <text:p text:style-name="P52"><text:span text:style-name="T25"/></text:p>
      <table:table table:name="Table18" table:style-name="Table18">
        <table:table-column table:style-name="Table18.A"/>
        <table:table-column table:style-name="Table18.B" table:number-columns-repeated="2"/>
        <table:table-column table:style-name="Table18.D" table:number-columns-repeated="2"/>
        <table:table-column table:style-name="Table18.B" table:number-columns-repeated="2"/>
        <table:table-column table:style-name="Table18.H" table:number-columns-repeated="2"/>
        <table:table-row>
          <table:table-cell table:style-name="Table18.A1" office:value-type="string">
            <text:p text:style-name="P92"><text:span text:style-name="T75"><text:s/></text:span><text:span text:style-name="T94">P</text:span></text:p>
          </table:table-cell>
          <table:table-cell table:style-name="Table18.A1" office:value-type="string">
            <text:p text:style-name="P92"><text:span text:style-name="T75"><text:s/></text:span><text:span text:style-name="T94">C</text:span></text:p>
          </table:table-cell>
          <table:table-cell table:style-name="Table18.A1" office:value-type="string">
            <text:p text:style-name="P93"><text:span text:style-name="T75"><text:s/></text:span><text:span text:style-name="T96">-</text:span></text:p>
          </table:table-cell>
          <table:table-cell table:style-name="Table18.A1" office:value-type="string">
            <text:p text:style-name="P93"><text:span text:style-name="T75"><text:s/></text:span><text:span text:style-name="T96">2</text:span></text:p>
          </table:table-cell>
          <table:table-cell table:style-name="Table18.A1" office:value-type="string">
            <text:p text:style-name="P92"><text:span text:style-name="T75"><text:s/></text:span><text:span text:style-name="T96">.</text:span></text:p>
          </table:table-cell>
          <table:table-cell table:style-name="Table18.A1" office:value-type="string">
            <text:p text:style-name="P92"><text:span text:style-name="T75"><text:s/></text:span><text:span text:style-name="T96">3</text:span></text:p>
          </table:table-cell>
          <table:table-cell table:style-name="Table18.A1" office:value-type="string">
            <text:p text:style-name="P92"><text:span text:style-name="T75"><text:s/></text:span><text:span text:style-name="T96">4</text:span></text:p>
          </table:table-cell>
          <table:table-cell table:style-name="Table18.A1" office:value-type="string">
            <text:p text:style-name="P105">&lt;CR&gt;</text:p>
          </table:table-cell>
          <table:table-cell table:style-name="Table18.I1" office:value-type="string">
            <text:p text:style-name="P105">&lt;LF&gt;</text:p>
          </table:table-cell>
        </table:table-row>
      </table:table>
      <text:p text:style-name="P81">tj. "ustaw -2.34 A"</text:p>
      <text:p text:style-name="P52"><text:span text:style-name="T31"/></text:p>
      <text:p text:style-name="P66"><text:span text:style-name="T31"/></text:p>
      <text:p text:style-name="P66"><text:span text:style-name="T31"/></text:p>
      <text:p text:style-name="P66"><text:soft-page-break/><text:span text:style-name="T31">5</text:span><text:span text:style-name="T25">.</text:span><text:span text:style-name="T43">6</text:span><text:span text:style-name="T25">. Komenda </text:span><text:span text:style-name="T7">?</text:span><text:span text:style-name="T9">PC</text:span></text:p>
      <text:p text:style-name="P69"><text:span text:style-name="T34">K</text:span><text:span text:style-name="T25">omenda ta pozwala odczytać wartość zadaną </text:span><text:span text:style-name="T38">prądu w aktywnym kanale zasilacza.</text:span></text:p>
      <text:p text:style-name="P43"><text:span text:style-name="T27">Składnia k</text:span><text:span text:style-name="T25">omend</text:span><text:span text:style-name="T27">y</text:span><text:span text:style-name="T25">:</text:span></text:p>
      <table:table table:name="Table21" table:style-name="Table21">
        <table:table-column table:style-name="Table21.A"/>
        <table:table-column table:style-name="Table21.B" table:number-columns-repeated="2"/>
        <table:table-column table:style-name="Table21.D"/>
        <table:table-column table:style-name="Table21.E"/>
        <table:table-row>
          <table:table-cell table:style-name="Table21.A1" office:value-type="string">
            <text:p text:style-name="P94"><text:span text:style-name="T75"><text:s/></text:span><text:span text:style-name="T97">?</text:span></text:p>
          </table:table-cell>
          <table:table-cell table:style-name="Table21.A1" office:value-type="string">
            <text:p text:style-name="P94"><text:span text:style-name="T75"><text:s/></text:span><text:span text:style-name="T97">P</text:span></text:p>
          </table:table-cell>
          <table:table-cell table:style-name="Table21.A1" office:value-type="string">
            <text:p text:style-name="P94"><text:span text:style-name="T75"><text:s/></text:span><text:span text:style-name="T97">C</text:span></text:p>
          </table:table-cell>
          <table:table-cell table:style-name="Table21.A1" office:value-type="string">
            <text:p text:style-name="P107">&lt;CR&gt;</text:p>
          </table:table-cell>
          <table:table-cell table:style-name="Table21.E1" office:value-type="string">
            <text:p text:style-name="P107">&lt;LF&gt;</text:p>
          </table:table-cell>
        </table:table-row>
      </table:table>
      <text:p text:style-name="P44"><text:span text:style-name="T36">Odpowiedź</text:span><text:span text:style-name="T40"> (przykładowa)</text:span><text:span text:style-name="T27">:</text:span></text:p>
      <table:table table:name="Table22" table:style-name="Table22">
        <table:table-column table:style-name="Table22.A"/>
        <table:table-column table:style-name="Table22.B" table:number-columns-repeated="2"/>
        <table:table-column table:style-name="Table22.D" table:number-columns-repeated="2"/>
        <table:table-column table:style-name="Table22.B"/>
        <table:table-column table:style-name="Table22.G" table:number-columns-repeated="2"/>
        <table:table-column table:style-name="Table22.B"/>
        <table:table-row>
          <table:table-cell table:style-name="Table22.A1" office:value-type="string">
            <text:p text:style-name="P95"><text:span text:style-name="T75"><text:s/></text:span><text:span text:style-name="T94">P</text:span></text:p>
          </table:table-cell>
          <table:table-cell table:style-name="Table22.A1" office:value-type="string">
            <text:p text:style-name="P95"><text:span text:style-name="T75"><text:s/></text:span><text:span text:style-name="T94">C</text:span></text:p>
          </table:table-cell>
          <table:table-cell table:style-name="Table22.A1" office:value-type="string">
            <text:p text:style-name="P95"><text:span text:style-name="T75"><text:s/></text:span><text:span text:style-name="T98">0</text:span></text:p>
          </table:table-cell>
          <table:table-cell table:style-name="Table22.A1" office:value-type="string">
            <text:p text:style-name="P95"><text:span text:style-name="T75"><text:s/></text:span><text:span text:style-name="T98">.</text:span></text:p>
          </table:table-cell>
          <table:table-cell table:style-name="Table22.A1" office:value-type="string">
            <text:p text:style-name="P95"><text:span text:style-name="T75"><text:s/></text:span><text:span text:style-name="T98">0</text:span></text:p>
          </table:table-cell>
          <table:table-cell table:style-name="Table22.A1" office:value-type="string">
            <text:p text:style-name="P95"><text:span text:style-name="T75"><text:s/></text:span><text:span text:style-name="T98">0</text:span></text:p>
          </table:table-cell>
          <table:table-cell table:style-name="Table22.A1" office:value-type="string">
            <text:p text:style-name="P108">&lt;CR&gt;</text:p>
          </table:table-cell>
          <table:table-cell table:style-name="Table22.A1" office:value-type="string">
            <text:p text:style-name="P108">&lt;<text:span text:style-name="T98">LF</text:span>&gt;</text:p>
          </table:table-cell>
          <table:table-cell table:style-name="Table22.I1" office:value-type="string">
            <text:p text:style-name="P116"><text:s/>&gt;</text:p>
          </table:table-cell>
        </table:table-row>
      </table:table>
      <text:p text:style-name="P44"><text:span text:style-name="T41">Więcej p</text:span><text:span text:style-name="T40">rzykładow</text:span><text:span text:style-name="T41">ych odpowiedzi</text:span><text:span text:style-name="T27">:</text:span></text:p>
      <table:table table:name="Table25" table:style-name="Table25">
        <table:table-column table:style-name="Table25.A"/>
        <table:table-column table:style-name="Table25.B"/>
        <table:table-column table:style-name="Table25.A"/>
        <table:table-column table:style-name="Table25.D"/>
        <table:table-column table:style-name="Table25.E"/>
        <table:table-column table:style-name="Table25.B"/>
        <table:table-column table:style-name="Table25.G" table:number-columns-repeated="2"/>
        <table:table-column table:style-name="Table25.B"/>
        <table:table-row>
          <table:table-cell table:style-name="Table25.A1" office:value-type="string">
            <text:p text:style-name="P95"><text:span text:style-name="T75"><text:s/></text:span><text:span text:style-name="T94">P</text:span></text:p>
          </table:table-cell>
          <table:table-cell table:style-name="Table25.A1" office:value-type="string">
            <text:p text:style-name="P95"><text:span text:style-name="T75"><text:s/></text:span><text:span text:style-name="T94">C</text:span></text:p>
          </table:table-cell>
          <table:table-cell table:style-name="Table25.A1" office:value-type="string">
            <text:p text:style-name="P95"><text:span text:style-name="T75"><text:s/></text:span><text:span text:style-name="T98">2</text:span></text:p>
          </table:table-cell>
          <table:table-cell table:style-name="Table25.A1" office:value-type="string">
            <text:p text:style-name="P95"><text:span text:style-name="T75"><text:s/></text:span><text:span text:style-name="T98">.</text:span></text:p>
          </table:table-cell>
          <table:table-cell table:style-name="Table25.A1" office:value-type="string">
            <text:p text:style-name="P95"><text:span text:style-name="T75"><text:s/></text:span><text:span text:style-name="T98">3</text:span></text:p>
          </table:table-cell>
          <table:table-cell table:style-name="Table25.A1" office:value-type="string">
            <text:p text:style-name="P95"><text:span text:style-name="T75"><text:s/></text:span><text:span text:style-name="T98">4</text:span></text:p>
          </table:table-cell>
          <table:table-cell table:style-name="Table25.A1" office:value-type="string">
            <text:p text:style-name="P108">&lt;CR&gt;</text:p>
          </table:table-cell>
          <table:table-cell table:style-name="Table25.A1" office:value-type="string">
            <text:p text:style-name="P108">&lt;<text:span text:style-name="T98">LF</text:span>&gt;</text:p>
          </table:table-cell>
          <table:table-cell table:style-name="Table25.I1" office:value-type="string">
            <text:p text:style-name="P116"><text:s/>&gt;</text:p>
          </table:table-cell>
        </table:table-row>
      </table:table>
      <text:p text:style-name="P68"><text:span text:style-name="T31"/>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 table:number-columns-repeated="2"/>
        <table:table-column table:style-name="Table23.C" table:number-columns-repeated="2"/>
        <table:table-column table:style-name="Table23.H" table:number-columns-repeated="2"/>
        <table:table-column table:style-name="Table23.J"/>
        <table:table-row>
          <table:table-cell table:style-name="Table23.A1" office:value-type="string">
            <text:p text:style-name="P95"><text:span text:style-name="T75"><text:s/></text:span><text:span text:style-name="T94">P</text:span></text:p>
          </table:table-cell>
          <table:table-cell table:style-name="Table23.A1" office:value-type="string">
            <text:p text:style-name="P95"><text:span text:style-name="T75"><text:s/></text:span><text:span text:style-name="T94">C</text:span></text:p>
          </table:table-cell>
          <table:table-cell table:style-name="Table23.A1" office:value-type="string">
            <text:p text:style-name="P95"><text:span text:style-name="T75"><text:s/></text:span><text:span text:style-name="T96">-</text:span></text:p>
          </table:table-cell>
          <table:table-cell table:style-name="Table23.A1" office:value-type="string">
            <text:p text:style-name="P95"><text:span text:style-name="T75"><text:s/></text:span><text:span text:style-name="T98">5</text:span></text:p>
          </table:table-cell>
          <table:table-cell table:style-name="Table23.A1" office:value-type="string">
            <text:p text:style-name="P95"><text:span text:style-name="T75"><text:s/></text:span><text:span text:style-name="T96">.</text:span></text:p>
          </table:table-cell>
          <table:table-cell table:style-name="Table23.A1" office:value-type="string">
            <text:p text:style-name="P95"><text:span text:style-name="T75"><text:s/></text:span><text:span text:style-name="T98">6</text:span></text:p>
          </table:table-cell>
          <table:table-cell table:style-name="Table23.A1" office:value-type="string">
            <text:p text:style-name="P95"><text:span text:style-name="T75"><text:s/></text:span><text:span text:style-name="T98">7</text:span></text:p>
          </table:table-cell>
          <table:table-cell table:style-name="Table23.A1" office:value-type="string">
            <text:p text:style-name="P108">&lt;CR&gt;</text:p>
          </table:table-cell>
          <table:table-cell table:style-name="Table23.A1" office:value-type="string">
            <text:p text:style-name="P108">&lt;<text:span text:style-name="T98">LF</text:span>&gt;</text:p>
          </table:table-cell>
          <table:table-cell table:style-name="Table23.J1" office:value-type="string">
            <text:p text:style-name="P108"><text:span text:style-name="T98"><text:s/></text:span>&gt;</text:p>
          </table:table-cell>
        </table:table-row>
      </table:table>
      <text:p text:style-name="P67"><text:span text:style-name="T31">5</text:span><text:span text:style-name="T34">.</text:span><text:span text:style-name="T43">7</text:span><text:span text:style-name="T34">. Komenda </text:span><text:span text:style-name="T10">VERSION</text:span></text:p>
      <text:p text:style-name="P70"><text:span text:style-name="T34">T</text:span><text:span text:style-name="T25">a komenda pozwala odczytać wersję oprogramowania interfejsu. <text:s/>Jest to data i czas kompilacji. <text:s/>Ta informacja pozwala </text:span><text:span text:style-name="T44">powiązać</text:span><text:span text:style-name="T25"> wersję oprogramowania</text:span><text:span text:style-name="T44"> interfejsu</text:span><text:span text:style-name="T25"> </text:span><text:span text:style-name="T44">z wersją kodu </text:span><text:span text:style-name="T54">ź</text:span><text:span text:style-name="T44">ródłowego </text:span><text:span text:style-name="T25">w repozytorium.</text:span></text:p>
      <text:p text:style-name="P45"><text:span text:style-name="T27">Składnia k</text:span><text:span text:style-name="T25">omend</text:span><text:span text:style-name="T27">y</text:span><text:span text:style-name="T25">:</text:span></text:p>
      <table:table table:name="Table26" table:style-name="Table26">
        <table:table-column table:style-name="Table26.A"/>
        <table:table-column table:style-name="Table26.B" table:number-columns-repeated="6"/>
        <table:table-column table:style-name="Table26.H" table:number-columns-repeated="2"/>
        <table:table-column table:style-name="Table26.B"/>
        <table:table-row>
          <table:table-cell table:style-name="Table26.A1" office:value-type="string">
            <text:p text:style-name="P119">V</text:p>
          </table:table-cell>
          <table:table-cell table:style-name="Table26.A1" office:value-type="string">
            <text:p text:style-name="P119">E</text:p>
          </table:table-cell>
          <table:table-cell table:style-name="Table26.A1" office:value-type="string">
            <text:p text:style-name="P119">R</text:p>
          </table:table-cell>
          <table:table-cell table:style-name="Table26.A1" office:value-type="string">
            <text:p text:style-name="P119">S</text:p>
          </table:table-cell>
          <table:table-cell table:style-name="Table26.A1" office:value-type="string">
            <text:p text:style-name="P119">I</text:p>
          </table:table-cell>
          <table:table-cell table:style-name="Table26.A1" office:value-type="string">
            <text:p text:style-name="P119">O</text:p>
          </table:table-cell>
          <table:table-cell table:style-name="Table26.A1" office:value-type="string">
            <text:p text:style-name="P119">N</text:p>
          </table:table-cell>
          <table:table-cell table:style-name="Table26.A1" office:value-type="string">
            <text:p text:style-name="P109">&lt;CR&gt;</text:p>
          </table:table-cell>
          <table:table-cell table:style-name="Table26.A1" office:value-type="string">
            <text:p text:style-name="P109">&lt;<text:span text:style-name="T98">LF</text:span>&gt;</text:p>
          </table:table-cell>
          <table:table-cell table:style-name="Table26.J1" office:value-type="string">
            <text:p text:style-name="P109">&gt;</text:p>
          </table:table-cell>
        </table:table-row>
      </table:table>
      <text:p text:style-name="P46"><text:span text:style-name="T36">Odpowiedź</text:span><text:span text:style-name="T40"> (przykładowa)</text:span><text:span text:style-name="T27">:</text:span></text:p>
      <table:table table:name="Table24" table:style-name="Table24" table:template-name="Default Style">
        <table:table-column table:style-name="Table24.A" table:number-columns-repeated="7"/>
        <table:table-column table:style-name="Table24.H"/>
        <table:table-column table:style-name="Table24.I"/>
        <table:table-column table:style-name="Table24.J"/>
        <table:table-column table:style-name="Table24.A"/>
        <table:table-column table:style-name="Table24.L"/>
        <table:table-column table:style-name="Table24.A"/>
        <table:table-column table:style-name="Table24.L"/>
        <table:table-column table:style-name="Table24.A" table:number-columns-repeated="2"/>
        <table:table-column table:style-name="Table24.L"/>
        <table:table-column table:style-name="Table24.A"/>
        <table:table-column table:style-name="Table24.S"/>
        <table:table-column table:style-name="Table24.A"/>
        <table:table-column table:style-name="Table24.L" table:number-columns-repeated="2"/>
        <table:table-column table:style-name="Table24.A"/>
        <table:table-column table:style-name="Table24.L"/>
        <table:table-column table:style-name="Table24.A"/>
        <table:table-column table:style-name="Table24.L" table:number-columns-repeated="10"/>
        <table:table-column table:style-name="Table24.j"/>
        <table:table-column table:style-name="Table24.k"/>
        <table:table-column table:style-name="Table24.l"/>
        <table:table-row table:style-name="Table24.1">
          <table:table-cell table:style-name="Table24.A1" office:value-type="string">
            <text:p text:style-name="P128">V</text:p>
          </table:table-cell>
          <table:table-cell table:style-name="Table24.A1" office:value-type="string">
            <text:p text:style-name="P128">E</text:p>
          </table:table-cell>
          <table:table-cell table:style-name="Table24.A1" office:value-type="string">
            <text:p text:style-name="P128">R</text:p>
          </table:table-cell>
          <table:table-cell table:style-name="Table24.A1" office:value-type="string">
            <text:p text:style-name="P128">S</text:p>
          </table:table-cell>
          <table:table-cell table:style-name="Table24.A1" office:value-type="string">
            <text:p text:style-name="P128">I</text:p>
          </table:table-cell>
          <table:table-cell table:style-name="Table24.A1" office:value-type="string">
            <text:p text:style-name="P128">O</text:p>
          </table:table-cell>
          <table:table-cell table:style-name="Table24.A1" office:value-type="string">
            <text:p text:style-name="P128">N</text:p>
          </table:table-cell>
          <table:table-cell table:style-name="Table24.A1" office:value-type="string">
            <text:p text:style-name="P128">&lt;CR&gt;</text:p>
          </table:table-cell>
          <table:table-cell table:style-name="Table24.A1" office:value-type="string">
            <text:p text:style-name="P128">&lt;LF&gt;</text:p>
          </table:table-cell>
          <table:table-cell table:style-name="Table24.A1" office:value-type="string">
            <text:p text:style-name="P128">v</text:p>
          </table:table-cell>
          <table:table-cell table:style-name="Table24.A1" office:value-type="string">
            <text:p text:style-name="P128">e</text:p>
          </table:table-cell>
          <table:table-cell table:style-name="Table24.A1" office:value-type="string">
            <text:p text:style-name="P128">r</text:p>
          </table:table-cell>
          <table:table-cell table:style-name="Table24.A1" office:value-type="string">
            <text:p text:style-name="P128">.</text:p>
          </table:table-cell>
          <table:table-cell table:style-name="Table24.A1" office:value-type="string">
            <text:p text:style-name="P134"/>
          </table:table-cell>
          <table:table-cell table:style-name="Table24.A1" office:value-type="string">
            <text:p text:style-name="P128">D</text:p>
          </table:table-cell>
          <table:table-cell table:style-name="Table24.A1" office:value-type="string">
            <text:p text:style-name="P128">e</text:p>
          </table:table-cell>
          <table:table-cell table:style-name="Table24.A1" office:value-type="string">
            <text:p text:style-name="P128">c</text:p>
          </table:table-cell>
          <table:table-cell table:style-name="Table24.A1" office:value-type="string">
            <text:p text:style-name="P134"/>
          </table:table-cell>
          <table:table-cell table:style-name="Table24.A1" office:value-type="string">
            <text:p text:style-name="P128">2</text:p>
          </table:table-cell>
          <table:table-cell table:style-name="Table24.A1" office:value-type="string">
            <text:p text:style-name="P128">9</text:p>
          </table:table-cell>
          <table:table-cell table:style-name="Table24.A1" office:value-type="string">
            <text:p text:style-name="P134"/>
          </table:table-cell>
          <table:table-cell table:style-name="Table24.A1" office:value-type="string">
            <text:p text:style-name="P128">2</text:p>
          </table:table-cell>
          <table:table-cell table:style-name="Table24.A1" office:value-type="string">
            <text:p text:style-name="P128">0</text:p>
          </table:table-cell>
          <table:table-cell table:style-name="Table24.A1" office:value-type="string">
            <text:p text:style-name="P128">2</text:p>
          </table:table-cell>
          <table:table-cell table:style-name="Table24.A1" office:value-type="string">
            <text:p text:style-name="P128">5</text:p>
          </table:table-cell>
          <table:table-cell table:style-name="Table24.A1" office:value-type="string">
            <text:p text:style-name="P128">,</text:p>
          </table:table-cell>
          <table:table-cell table:style-name="Table24.A1" office:value-type="string">
            <text:p text:style-name="P134"/>
          </table:table-cell>
          <table:table-cell table:style-name="Table24.A1" office:value-type="string">
            <text:p text:style-name="P128">0</text:p>
          </table:table-cell>
          <table:table-cell table:style-name="Table24.A1" office:value-type="string">
            <text:p text:style-name="P128">9</text:p>
          </table:table-cell>
          <table:table-cell table:style-name="Table24.A1" office:value-type="string">
            <text:p text:style-name="P128">:</text:p>
          </table:table-cell>
          <table:table-cell table:style-name="Table24.A1" office:value-type="string">
            <text:p text:style-name="P127">1</text:p>
          </table:table-cell>
          <table:table-cell table:style-name="Table24.A1" office:value-type="string">
            <text:p text:style-name="P127">9</text:p>
          </table:table-cell>
          <table:table-cell table:style-name="Table24.A1" office:value-type="string">
            <text:p text:style-name="P127">:</text:p>
          </table:table-cell>
          <table:table-cell table:style-name="Table24.A1" office:value-type="string">
            <text:p text:style-name="P127">2</text:p>
          </table:table-cell>
          <table:table-cell table:style-name="Table24.A1" office:value-type="string">
            <text:p text:style-name="P127">5</text:p>
          </table:table-cell>
          <table:table-cell table:style-name="Table24.A1" office:value-type="string">
            <text:p text:style-name="P127">&lt;CR&gt;</text:p>
          </table:table-cell>
          <table:table-cell table:style-name="Table24.A1" office:value-type="string">
            <text:p text:style-name="P127">&lt;LF&gt;</text:p>
          </table:table-cell>
          <table:table-cell table:style-name="Table24.l1" office:value-type="string">
            <text:p text:style-name="P127">&gt;</text:p>
          </table:table-cell>
        </table:table-row>
      </table:table>
      <text:p text:style-name="P74"><text:span text:style-name="T80">5.8. Komenda</text:span><text:span text:style-name="T82"> ST</text:span></text:p>
      <text:p text:style-name="P73"><text:span text:style-name="T25">Ta komenda </text:span><text:span text:style-name="T51">zwraca dodatkowe informacje diagnostyczne</text:span><text:span text:style-name="T52">. Składnia będzie pokazana na przykładzie.</text:span></text:p>
      <text:p text:style-name="P47"><text:span text:style-name="T27">Składnia k</text:span><text:span text:style-name="T25">omend</text:span><text:span text:style-name="T27">y</text:span><text:span text:style-name="T25">:</text:span></text:p>
      <table:table table:name="Table27" table:style-name="Table27">
        <table:table-column table:style-name="Table27.A"/>
        <table:table-column table:style-name="Table27.B" table:number-columns-repeated="3"/>
        <table:table-row>
          <table:table-cell table:style-name="Table27.A1" office:value-type="string">
            <text:p text:style-name="P120">S</text:p>
          </table:table-cell>
          <table:table-cell table:style-name="Table27.A1" office:value-type="string">
            <text:p text:style-name="P120">T</text:p>
          </table:table-cell>
          <table:table-cell table:style-name="Table27.A1" office:value-type="string">
            <text:p text:style-name="P132">␍</text:p>
          </table:table-cell>
          <table:table-cell table:style-name="Table27.D1" office:value-type="string">
            <text:p text:style-name="P132">␊</text:p>
          </table:table-cell>
        </table:table-row>
      </table:table>
      <text:p text:style-name="P76"><text:span text:style-name="T36">g</text:span><text:span text:style-name="T25">dzie </text:span><text:span text:style-name="T88">␍</text:span><text:span text:style-name="T87">=&lt;CR&gt;, <text:s/></text:span><text:span text:style-name="T88">␊</text:span><text:span text:style-name="T87">=&lt;LF&gt;</text:span></text:p>
      <text:p text:style-name="P48"><text:span text:style-name="T36">Odpowiedź</text:span><text:span text:style-name="T53"> (przykładowa)</text:span><text:span text:style-name="T27">:</text:span></text:p>
      <table:table table:name="Table28" table:style-name="Table28" table:template-name="Default Style">
        <table:table-column table:style-name="Table28.A" table:number-columns-repeated="5"/>
        <table:table-column table:style-name="Table28.F"/>
        <table:table-column table:style-name="Table28.A" table:number-columns-repeated="4"/>
        <table:table-column table:style-name="Table28.F"/>
        <table:table-column table:style-name="Table28.A" table:number-columns-repeated="4"/>
        <table:table-column table:style-name="Table28.F"/>
        <table:table-column table:style-name="Table28.A" table:number-columns-repeated="5"/>
        <table:table-column table:style-name="Table28.F"/>
        <table:table-column table:style-name="Table28.A" table:number-columns-repeated="4"/>
        <table:table-column table:style-name="Table28.F"/>
        <table:table-column table:style-name="Table28.A" table:number-columns-repeated="4"/>
        <table:table-column table:style-name="Table28.F"/>
        <table:table-column table:style-name="Table28.A" table:number-columns-repeated="5"/>
        <table:table-column table:style-name="Table28.F"/>
        <table:table-column table:style-name="Table28.A" table:number-columns-repeated="4"/>
        <table:table-column table:style-name="Table28.q"/>
        <table:table-column table:style-name="Table28.r"/>
        <table:table-row table:style-name="Table28.1">
          <table:table-cell table:style-name="Table28.A1" office:value-type="string">
            <text:p text:style-name="P137">S</text:p>
          </table:table-cell>
          <table:table-cell table:style-name="Table28.A1" office:value-type="string">
            <text:p text:style-name="P137">T</text:p>
          </table:table-cell>
          <table:table-cell table:style-name="Table28.A1" office:value-type="string">
            <text:p text:style-name="P130">␍</text:p>
          </table:table-cell>
          <table:table-cell table:style-name="Table28.A1" office:value-type="string">
            <text:p text:style-name="P130">␊</text:p>
          </table:table-cell>
          <table:table-cell table:style-name="Table28.A1" office:value-type="string">
            <text:p text:style-name="P137">s</text:p>
          </table:table-cell>
          <table:table-cell table:style-name="Table28.A1" office:value-type="string">
            <text:p text:style-name="P137">i</text:p>
          </table:table-cell>
          <table:table-cell table:style-name="Table28.A1" office:value-type="string">
            <text:p text:style-name="P137">g</text:p>
          </table:table-cell>
          <table:table-cell table:style-name="Table28.A1" office:value-type="string">
            <text:p text:style-name="P137">2</text:p>
          </table:table-cell>
          <table:table-cell table:style-name="Table28.A1" office:value-type="string">
            <text:p text:style-name="P129"/>
          </table:table-cell>
          <table:table-cell table:style-name="Table28.A1" office:value-type="string">
            <text:p text:style-name="P137">L</text:p>
          </table:table-cell>
          <table:table-cell table:style-name="Table28.A1" office:value-type="string">
            <text:p text:style-name="P137">H</text:p>
          </table:table-cell>
          <table:table-cell table:style-name="Table28.A1" office:value-type="string">
            <text:p text:style-name="P129"/>
          </table:table-cell>
          <table:table-cell table:style-name="Table28.A1" office:value-type="string">
            <text:p text:style-name="P137">L</text:p>
          </table:table-cell>
          <table:table-cell table:style-name="Table28.A1" office:value-type="string">
            <text:p text:style-name="P137">H</text:p>
          </table:table-cell>
          <table:table-cell table:style-name="Table28.A1" office:value-type="string">
            <text:p text:style-name="P129"/>
          </table:table-cell>
          <table:table-cell table:style-name="Table28.A1" office:value-type="string">
            <text:p text:style-name="P137">-</text:p>
          </table:table-cell>
          <table:table-cell table:style-name="Table28.A1" office:value-type="string">
            <text:p text:style-name="P137">-</text:p>
          </table:table-cell>
          <table:table-cell table:style-name="Table28.A1" office:value-type="string">
            <text:p text:style-name="P135"/>
          </table:table-cell>
          <table:table-cell table:style-name="Table28.A1" office:value-type="string">
            <text:p text:style-name="P137">-</text:p>
          </table:table-cell>
          <table:table-cell table:style-name="Table28.A1" office:value-type="string">
            <text:p text:style-name="P137">-</text:p>
          </table:table-cell>
          <table:table-cell table:style-name="Table28.A1" office:value-type="string">
            <text:p text:style-name="P135"/>
          </table:table-cell>
          <table:table-cell table:style-name="Table28.A1" office:value-type="string">
            <text:p text:style-name="P137">i</text:p>
          </table:table-cell>
          <table:table-cell table:style-name="Table28.A1" office:value-type="string">
            <text:p text:style-name="P137">2</text:p>
          </table:table-cell>
          <table:table-cell table:style-name="Table28.A1" office:value-type="string">
            <text:p text:style-name="P137">c</text:p>
          </table:table-cell>
          <table:table-cell table:style-name="Table28.A1" office:value-type="string">
            <text:p text:style-name="P129"/>
          </table:table-cell>
          <table:table-cell table:style-name="Table28.A1" office:value-type="string">
            <text:p text:style-name="P137">0</text:p>
          </table:table-cell>
          <table:table-cell table:style-name="Table28.A1" office:value-type="string">
            <text:p text:style-name="P135"/>
          </table:table-cell>
          <table:table-cell table:style-name="Table28.A1" office:value-type="string">
            <text:p text:style-name="P129">0</text:p>
          </table:table-cell>
          <table:table-cell table:style-name="Table28.A1" office:value-type="string">
            <text:p text:style-name="P129"/>
          </table:table-cell>
          <table:table-cell table:style-name="Table28.A1" office:value-type="string">
            <text:p text:style-name="P137">u</text:p>
          </table:table-cell>
          <table:table-cell table:style-name="Table28.A1" office:value-type="string">
            <text:p text:style-name="P137">a</text:p>
          </table:table-cell>
          <table:table-cell table:style-name="Table28.A1" office:value-type="string">
            <text:p text:style-name="P137">r</text:p>
          </table:table-cell>
          <table:table-cell table:style-name="Table28.A1" office:value-type="string">
            <text:p text:style-name="P137">t</text:p>
          </table:table-cell>
          <table:table-cell table:style-name="Table28.A1" office:value-type="string">
            <text:p text:style-name="P129"/>
          </table:table-cell>
          <table:table-cell table:style-name="Table28.A1" office:value-type="string">
            <text:p text:style-name="P137">2</text:p>
          </table:table-cell>
          <table:table-cell table:style-name="Table28.A1" office:value-type="string">
            <text:p text:style-name="P140"><text:s/></text:p>
          </table:table-cell>
          <table:table-cell table:style-name="Table28.A1" office:value-type="string">
            <text:p text:style-name="P140">f</text:p>
          </table:table-cell>
          <table:table-cell table:style-name="Table28.A1" office:value-type="string">
            <text:p text:style-name="P140">s</text:p>
          </table:table-cell>
          <table:table-cell table:style-name="Table28.A1" office:value-type="string">
            <text:p text:style-name="P140">m</text:p>
          </table:table-cell>
          <table:table-cell table:style-name="Table28.A1" office:value-type="string">
            <text:p text:style-name="P139"/>
          </table:table-cell>
          <table:table-cell table:style-name="Table28.A1" office:value-type="string">
            <text:p text:style-name="P141">7</text:p>
          </table:table-cell>
          <table:table-cell table:style-name="Table28.A1" office:value-type="string">
            <text:p text:style-name="P133">␍</text:p>
          </table:table-cell>
          <table:table-cell table:style-name="Table28.A1" office:value-type="string">
            <text:p text:style-name="P133">␊</text:p>
          </table:table-cell>
          <table:table-cell table:style-name="Table28.r1" office:value-type="string">
            <text:p text:style-name="P141">&gt;</text:p>
          </table:table-cell>
        </table:table-row>
      </table:table>
      <text:p text:style-name="P78"><draw:line text:anchor-type="paragraph" draw:z-index="0" draw:name="Horizontal line 9" draw:style-name="gr2" draw:text-style-name="P156" svg:x1="1.3102in" svg:y1="0.0618in" svg:x2="1.6087in" svg:y2="0.0618in"><text:p/></draw:line><draw:line text:anchor-type="paragraph" draw:z-index="1" draw:name="Horizontal line 12" draw:style-name="gr2" draw:text-style-name="P156" svg:x1="1.748in" svg:y1="0.0618in" svg:x2="2.0465in" svg:y2="0.0618in"><text:p/></draw:line><draw:line text:anchor-type="paragraph" draw:z-index="2" draw:name="Horizontal line 13" draw:style-name="gr2" draw:text-style-name="P156" svg:x1="2.1925in" svg:y1="0.0665in" svg:x2="2.4909in" svg:y2="0.0665in"><text:p/></draw:line><draw:line text:anchor-type="paragraph" draw:z-index="3" draw:name="Horizontal line 14" draw:style-name="gr2" draw:text-style-name="P156" svg:x1="2.6299in" svg:y1="0.0665in" svg:x2="2.9283in" svg:y2="0.0665in"><text:p/></draw:line><draw:line text:anchor-type="paragraph" draw:z-index="4" draw:name="Horizontal line 15" draw:style-name="gr2" draw:text-style-name="P156" svg:x1="3.6437in" svg:y1="0.0665in" svg:x2="3.7965in" svg:y2="0.0665in"><text:p/></draw:line><draw:line text:anchor-type="paragraph" draw:z-index="5" draw:name="Horizontal line 16" draw:style-name="gr2" draw:text-style-name="P156" svg:x1="3.9354in" svg:y1="0.0665in" svg:x2="4.0882in" svg:y2="0.0665in"><text:p/></draw:line><draw:line text:anchor-type="paragraph" draw:z-index="6" draw:name="Horizontal line 17" draw:style-name="gr2" draw:text-style-name="P156" svg:x1="4.9634in" svg:y1="0.0646in" svg:x2="5.1161in" svg:y2="0.0646in"><text:p/></draw:line><draw:line text:anchor-type="paragraph" draw:z-index="7" draw:name="Horizontal line 18" draw:style-name="gr2" draw:text-style-name="P156" svg:x1="5.8382in" svg:y1="0.0646in" svg:x2="5.9909in" svg:y2="0.0646in"><text:p/></draw:line><text:span text:style-name="T84"><text:s/></text:span><text:span text:style-name="T83"><text:s text:c="36"/></text:span><text:span text:style-name="T86">a</text:span><text:span text:style-name="T85"> <text:s text:c="8"/></text:span><text:span text:style-name="T86">b</text:span><text:span text:style-name="T85"> <text:s text:c="9"/></text:span><text:span text:style-name="T86">c</text:span><text:span text:style-name="T85"> <text:s text:c="8"/></text:span><text:span text:style-name="T86">d</text:span><text:span text:style-name="T85"> <text:s text:c="13"/></text:span><text:span text:style-name="T86"><text:s/></text:span><text:span text:style-name="T85"><text:s text:c="8"/></text:span><text:span text:style-name="T86">e</text:span><text:span text:style-name="T85"> <text:s text:c="4"/></text:span><text:span text:style-name="T86">f</text:span><text:span text:style-name="T85"> <text:s text:c="24"/></text:span><text:span text:style-name="T86">g</text:span><text:span text:style-name="T85"> <text:s text:c="18"/></text:span><text:span text:style-name="T86"><text:s/></text:span><text:span text:style-name="T85"><text:s/></text:span><text:span text:style-name="T86">h</text:span></text:p>
      <text:p text:style-name="P28"/>
      <text:p text:style-name="P28"><text:span text:style-name="T103">a</text:span><text:span text:style-name="T101">,</text:span><text:span text:style-name="T102"> </text:span><text:span text:style-name="T103">b</text:span><text:span text:style-name="T101">,</text:span><text:span text:style-name="T102"> </text:span><text:span text:style-name="T103">c</text:span><text:span text:style-name="T101">,</text:span><text:span text:style-name="T102"> </text:span><text:span text:style-name="T103">d</text:span> - wartości sygnału Sig2 odczytane z poszczególnych kanałów zasilacza (pierwsza wartość<text:span text:style-name="T64"> "L"</text:span> dla minimalnego wysterowania DAC, druga<text:span text:style-name="T64"> wartość "H"</text:span> - dla maksymalnego wysterowania).<text:span text:style-name="T65"> Kanały 3 i 4 nie są zainstalowane</text:span><text:span text:style-name="T68"> w powyższym przykładzie.</text:span><text:span text:style-name="T100"> <text:s/>Para "LH" jest wartością prawidłową (świadczącą o prawidłowej reakcji poszczególnych modułów PS10_DAN_W_89).</text:span></text:p>
      <text:p text:style-name="P26"><text:span text:style-name="T103">e</text:span><text:span text:style-name="T101">, </text:span><text:span text:style-name="T103">f</text:span> - błędy sprzętowe transmisji I2C (<text:span text:style-name="T103">e</text:span> - wartość bieżąca; <text:span text:style-name="T103">f</text:span> - wartość maksymalna).</text:p>
      <text:p text:style-name="P26"><text:span text:style-name="T103">g</text:span> - błędy transmisji UART (maska 0x01 - przepełnienie bufora wejściowego; maska 0x02 - jednoczesne nadawanie i odbieranie).</text:p>
      <text:p text:style-name="P26"><text:span text:style-name="T103">h</text:span> - stan głównej maszyny stanów w interfejsie zasilacza.</text:p>
      <text:p text:style-name="P26"/>
      <text:p text:style-name="P26"><text:span text:style-name="T100">5</text:span>.<text:span text:style-name="T100">9</text:span>. Komenda <text:span text:style-name="T23">RE</text:span> (reset errors)</text:p>
      <text:p text:style-name="P26">Komenda resetuje <text:span text:style-name="T68">rejestry</text:span> błędów, o których była mowa w <text:span text:style-name="T100">5.8</text:span>.</text:p>
      <text:p text:style-name="P49"><text:span text:style-name="T27">Składnia k</text:span><text:span text:style-name="T25">omend</text:span><text:span text:style-name="T27">y</text:span><text:span text:style-name="T25">:</text:span></text:p>
      <table:table table:name="Table29" table:style-name="Table29">
        <table:table-column table:style-name="Table29.A"/>
        <table:table-column table:style-name="Table29.B"/>
        <table:table-column table:style-name="Table29.C" table:number-columns-repeated="2"/>
        <table:table-row>
          <table:table-cell table:style-name="Table29.A1" office:value-type="string">
            <text:p text:style-name="P96"><text:span text:style-name="T75"><text:s/></text:span><text:span text:style-name="T105">R</text:span></text:p>
          </table:table-cell>
          <table:table-cell table:style-name="Table29.A1" office:value-type="string">
            <text:p text:style-name="P96"><text:span text:style-name="T75"><text:s/></text:span><text:span text:style-name="T105">E</text:span></text:p>
          </table:table-cell>
          <table:table-cell table:style-name="Table29.A1" office:value-type="string">
            <text:p text:style-name="P110">&lt;CR&gt;</text:p>
          </table:table-cell>
          <table:table-cell table:style-name="Table29.D1" office:value-type="string">
            <text:p text:style-name="P110">&lt;LF&gt;</text:p>
          </table:table-cell>
        </table:table-row>
      </table:table>
      <text:p text:style-name="P50"><text:span text:style-name="T36">Odpowiedź</text:span><text:span text:style-name="T27">:</text:span></text:p>
      <table:table table:name="Table30" table:style-name="Table30" table:template-name="Default Style">
        <table:table-column table:style-name="Table30.A" table:number-columns-repeated="5"/>
        <table:table-column table:style-name="Table30.F"/>
        <table:table-column table:style-name="Table30.A" table:number-columns-repeated="4"/>
        <table:table-column table:style-name="Table30.F"/>
        <table:table-column table:style-name="Table30.A" table:number-columns-repeated="4"/>
        <table:table-column table:style-name="Table30.F"/>
        <table:table-column table:style-name="Table30.A" table:number-columns-repeated="5"/>
        <table:table-column table:style-name="Table30.V"/>
        <table:table-column table:style-name="Table30.W"/>
        <table:table-row table:style-name="Table30.1">
          <table:table-cell table:style-name="Table30.A1" office:value-type="string">
            <text:p text:style-name="P138">R</text:p>
          </table:table-cell>
          <table:table-cell table:style-name="Table30.A1" office:value-type="string">
            <text:p text:style-name="P138">E</text:p>
          </table:table-cell>
          <table:table-cell table:style-name="Table30.A1" office:value-type="string">
            <text:p text:style-name="P132">␍</text:p>
          </table:table-cell>
          <table:table-cell table:style-name="Table30.A1" office:value-type="string">
            <text:p text:style-name="P132">␊</text:p>
          </table:table-cell>
          <table:table-cell table:style-name="Table30.A1" office:value-type="string">
            <text:p text:style-name="P138">R</text:p>
          </table:table-cell>
          <table:table-cell table:style-name="Table30.A1" office:value-type="string">
            <text:p text:style-name="P138">e</text:p>
          </table:table-cell>
          <table:table-cell table:style-name="Table30.A1" office:value-type="string">
            <text:p text:style-name="P138">s</text:p>
          </table:table-cell>
          <table:table-cell table:style-name="Table30.A1" office:value-type="string">
            <text:p text:style-name="P138">e</text:p>
          </table:table-cell>
          <table:table-cell table:style-name="Table30.A1" office:value-type="string">
            <text:p text:style-name="P131">t</text:p>
          </table:table-cell>
          <table:table-cell table:style-name="Table30.A1" office:value-type="string">
            <text:p text:style-name="P138">t</text:p>
          </table:table-cell>
          <table:table-cell table:style-name="Table30.A1" office:value-type="string">
            <text:p text:style-name="P138">i</text:p>
          </table:table-cell>
          <table:table-cell table:style-name="Table30.A1" office:value-type="string">
            <text:p text:style-name="P131">n</text:p>
          </table:table-cell>
          <table:table-cell table:style-name="Table30.A1" office:value-type="string">
            <text:p text:style-name="P138">g</text:p>
          </table:table-cell>
          <table:table-cell table:style-name="Table30.A1" office:value-type="string">
            <text:p text:style-name="P138"><text:s/></text:p>
          </table:table-cell>
          <table:table-cell table:style-name="Table30.A1" office:value-type="string">
            <text:p text:style-name="P131">e</text:p>
          </table:table-cell>
          <table:table-cell table:style-name="Table30.A1" office:value-type="string">
            <text:p text:style-name="P138">r</text:p>
          </table:table-cell>
          <table:table-cell table:style-name="Table30.A1" office:value-type="string">
            <text:p text:style-name="P138">r</text:p>
          </table:table-cell>
          <table:table-cell table:style-name="Table30.A1" office:value-type="string">
            <text:p text:style-name="P136">o</text:p>
          </table:table-cell>
          <table:table-cell table:style-name="Table30.A1" office:value-type="string">
            <text:p text:style-name="P138">r</text:p>
          </table:table-cell>
          <table:table-cell table:style-name="Table30.A1" office:value-type="string">
            <text:p text:style-name="P138">s</text:p>
          </table:table-cell>
          <table:table-cell table:style-name="Table30.A1" office:value-type="string">
            <text:p text:style-name="P132">␍</text:p>
          </table:table-cell>
          <table:table-cell table:style-name="Table30.A1" office:value-type="string">
            <text:p text:style-name="P132">␊</text:p>
          </table:table-cell>
          <table:table-cell table:style-name="Table30.W1" office:value-type="string">
            <text:p text:style-name="P142">&gt;</text:p>
          </table:table-cell>
        </table:table-row>
      </table:table>
      <text:p text:style-name="P79"><text:span text:style-name="T84"/></text:p>
      <text:p text:style-name="P57"><text:span text:style-name="T21"/></text:p>
      <text:p text:style-name="P57"><text:span text:style-name="T21"/></text:p>
      <text:p text:style-name="P14"><text:soft-page-break/><text:span text:style-name="T100">6</text:span>. <text:span text:style-name="T106">Komunikaty błędów</text:span></text:p>
      <text:p text:style-name="P14"><text:span text:style-name="T106">W</text:span><text:span text:style-name="T63">yświetlanie</text:span> błędów<text:span text:style-name="T63"> </text:span><text:span text:style-name="T106">ma miejsce </text:span><text:span text:style-name="T63">w sytuacjach, kiedy komenda nie może być wykonana</text:span>. <text:s/>Poniższa lista <text:span text:style-name="T62">pokazuje kody błędów.</text:span></text:p>
      <text:p text:style-name="P1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Kod błędu</text:p>
          </table:table-cell>
          <table:table-cell table:style-name="Table1.B1" office:value-type="string">
            <text:p text:style-name="P18">Opis</text:p>
          </table:table-cell>
        </table:table-row>
        <table:table-row>
          <table:table-cell table:style-name="Table1.A2" office:value-type="string">
            <text:p text:style-name="P18">1</text:p>
          </table:table-cell>
          <table:table-cell table:style-name="Table1.B2" office:value-type="string">
            <text:p text:style-name="P18">Nieznana komenda</text:p>
          </table:table-cell>
        </table:table-row>
        <table:table-row>
          <table:table-cell table:style-name="Table1.A2" office:value-type="string">
            <text:p text:style-name="P18">2</text:p>
          </table:table-cell>
          <table:table-cell table:style-name="Table1.B2" office:value-type="string">
            <text:p text:style-name="P18">Błąd składni</text:p>
          </table:table-cell>
        </table:table-row>
        <table:table-row>
          <table:table-cell table:style-name="Table1.A2" office:value-type="string">
            <text:p text:style-name="P18">3</text:p>
          </table:table-cell>
          <table:table-cell table:style-name="Table1.B2" office:value-type="string">
            <text:p text:style-name="P18">Timeout (błąd wewnętrzny)</text:p>
          </table:table-cell>
        </table:table-row>
        <table:table-row>
          <table:table-cell table:style-name="Table1.A2" office:value-type="string">
            <text:p text:style-name="P18">4</text:p>
          </table:table-cell>
          <table:table-cell table:style-name="Table1.B2" office:value-type="string">
            <text:p text:style-name="P18">Błąd składni</text:p>
          </table:table-cell>
        </table:table-row>
        <table:table-row>
          <table:table-cell table:style-name="Table1.A2" office:value-type="string">
            <text:p text:style-name="P18">5</text:p>
          </table:table-cell>
          <table:table-cell table:style-name="Table1.B2" office:value-type="string">
            <text:p text:style-name="P18">Nieprawidłowy argument</text:p>
          </table:table-cell>
        </table:table-row>
        <table:table-row>
          <table:table-cell table:style-name="Table1.A2" office:value-type="string">
            <text:p text:style-name="P18">6</text:p>
          </table:table-cell>
          <table:table-cell table:style-name="Table1.B2" office:value-type="string">
            <text:p text:style-name="P15">Próba użycia komendy w niewłaściwym stanie<text:span text:style-name="T67"> zasilacza</text:span></text:p>
          </table:table-cell>
        </table:table-row>
      </table:table>
      <text:p text:style-name="P13"/>
      <text:p text:style-name="P27"/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hJax_Script" svg:font-family="MathJax_Script" style:font-pitch="variable"/>
    <style:font-face style:name="Nimbus Roman" svg:font-family="'Nimbus Roman'" style:font-pitch="variable"/>
    <style:font-face style:name="Noto Mono" svg:font-family="'Noto Mono'" style:font-pitch="fixed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Noto Serif Yezidi" svg:font-family="'Noto Serif Yezidi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8.2701in" fo:page-height="11.6902in" style:num-format="1" style:print-orientation="portrait" fo:margin-top="0.7874in" fo:margin-bottom="0.7874in" fo:margin-left="0.5902in" fo:margin-right="0.3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08:49:47.589935717</meta:creation-date>
    <dc:date>2025-12-30T12:03:58.609329789</dc:date>
    <meta:editing-duration>PT16H47M26S</meta:editing-duration>
    <meta:editing-cycles>177</meta:editing-cycles>
    <meta:generator>LibreOffice/24.2.7.2$Linux_X86_64 LibreOffice_project/420$Build-2</meta:generator>
    <meta:print-date>2025-12-30T10:23:17.058823557</meta:print-date>
    <meta:printed-by>PDF files</meta:printed-by>
    <meta:document-statistic meta:table-count="30" meta:image-count="0" meta:object-count="0" meta:page-count="5" meta:paragraph-count="428" meta:word-count="1281" meta:character-count="7667" meta:non-whitespace-character-count="6494"/>
  </office:meta>
</office:document-meta>
</file>